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25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2"/>
          <table:table-cell>
            <draw:frame table:end-cell-address="Sheet1.L28" table:end-x="0.6189in" table:end-y="0.0417in" draw:z-index="1" draw:style-name="gr1" svg:width="7.9307in" svg:height="4.7402in" svg:x="0.5642in" svg:y="0.0835in">
              <draw:object draw:notify-on-update-of-ranges="Sheet1.B3:Sheet1.B164 Sheet1.F3:Sheet1.F1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office:value-type="string">
            <text:p>Difference</text:p>
          </table:table-cell>
          <table:table-cell office:value-type="string">
            <text:p>Difference MovingAverage</text:p>
          </table:table-cell>
          <table:table-cell office:value-type="string">
            <text:p>Difference Normalized by time</text:p>
          </table:table-cell>
          <table:table-cell office:value-type="string">
            <text:p>Normalized MovingAverage</text:p>
          </table:table-cell>
          <table:table-cell table:number-columns-repeated="4"/>
          <table:table-cell office:value-type="string">
            <text:p>Normalized MMA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.286603">
            <text:p>7.286603</text:p>
          </table:table-cell>
          <table:table-cell office:value-type="float" office:value="0.275862">
            <text:p>0.275862</text:p>
          </table:table-cell>
          <table:table-cell table:number-columns-repeated="13"/>
          <table:table-cell office:value-type="string">
            <text:p>Sampl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931963">
            <text:p>7.931963</text:p>
          </table:table-cell>
          <table:table-cell office:value-type="float" office:value="0.862069">
            <text:p>0.862069</text:p>
          </table:table-cell>
          <table:table-cell/>
          <table:table-cell table:formula="of:=[.C3]-[.C2]" office:value-type="float" office:value="0.586207">
            <text:p>0.586207</text:p>
          </table:table-cell>
          <table:table-cell table:formula="of:=[.E3]" office:value-type="float" office:value="0.586207">
            <text:p>0.586207</text:p>
          </table:table-cell>
          <table:table-cell table:formula="of:=[.E3]/([.B3]-[.B2])" office:value-type="float" office:value="0.908341080947069">
            <text:p>0.908341080947069</text:p>
          </table:table-cell>
          <table:table-cell table:formula="of:=[.G3]" office:value-type="float" office:value="0.908341080947069">
            <text:p>0.908341080947069</text:p>
          </table:table-cell>
          <table:table-cell table:number-columns-repeated="3"/>
          <table:table-cell table:style-name="ce1"/>
          <table:table-cell table:formula="of:=[.G3]" office:value-type="float" office:value="0.908341080947069">
            <text:p>0.908341080947069</text:p>
          </table:table-cell>
          <table:table-cell table:number-columns-repeated="3"/>
          <table:table-cell office:value-type="string">
            <text:p>{1.1443,0.5862}{5.6494,0.6322}{10.1846,0.5517}{14.8454,0.4138}{19.3654,0.4253}{23.9602,0.3333}{28.3134,0.4368}{32.9852,0.2644}{37.4494,0.3563}{41.9374,0.3218}{46.2410,0.2644}{50.7494,0.2529}{55.3213,0.1724}{59.7414,0.2299}{64.3574,0.2069}{68.8494,0.2414}{73.5814,0.2184}{78.2363,0.2644}{82.6894,0.2069}{87.2879,0.1724}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430879">
            <text:p>8.430879</text:p>
          </table:table-cell>
          <table:table-cell office:value-type="float" office:value="1.655172">
            <text:p>1.655172</text:p>
          </table:table-cell>
          <table:table-cell/>
          <table:table-cell table:formula="of:=[.C4]-[.C3]" office:value-type="float" office:value="0.793103">
            <text:p>0.793103</text:p>
          </table:table-cell>
          <table:table-cell table:formula="of:=AVERAGE([.E3:.E4])" office:value-type="float" office:value="0.689655">
            <text:p>0.689655</text:p>
          </table:table-cell>
          <table:table-cell table:formula="of:=[.E4]/([.B4]-[.B3])" office:value-type="float" office:value="1.58965236633021">
            <text:p>1.58965236633021</text:p>
          </table:table-cell>
          <table:table-cell table:formula="of:=[.G4]" office:value-type="float" office:value="1.58965236633021">
            <text:p>1.58965236633021</text:p>
          </table:table-cell>
          <table:table-cell table:number-columns-repeated="4"/>
          <table:table-cell table:formula="of:=((([.A4]-1)*[.M3])+[.G4])/[.A4]" office:value-type="float" office:value="1.24899672363864">
            <text:p>1.2489967236386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.482759">
            <text:p>2.482759</text:p>
          </table:table-cell>
          <table:table-cell/>
          <table:table-cell table:formula="of:=[.C5]-[.C4]" office:value-type="float" office:value="0.827587">
            <text:p>0.827587</text:p>
          </table:table-cell>
          <table:table-cell table:formula="of:=AVERAGE([.E4:.E5])" office:value-type="float" office:value="0.810345">
            <text:p>0.810345</text:p>
          </table:table-cell>
          <table:table-cell table:formula="of:=[.E5]/([.B5]-[.B4])" office:value-type="float" office:value="1.45414946909357">
            <text:p>1.45414946909357</text:p>
          </table:table-cell>
          <table:table-cell table:formula="of:=AVERAGE([.G4:.G5])" office:value-type="float" office:value="1.52190091771189">
            <text:p>1.52190091771189</text:p>
          </table:table-cell>
          <table:table-cell table:number-columns-repeated="4"/>
          <table:table-cell table:formula="of:=((([.A5]-1)*[.M4])+[.G5])/[.A5]" office:value-type="float" office:value="1.31738097212361">
            <text:p>1.3173809721236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575971">
            <text:p>9.575971</text:p>
          </table:table-cell>
          <table:table-cell office:value-type="float" office:value="3.275862">
            <text:p>3.275862</text:p>
          </table:table-cell>
          <table:table-cell/>
          <table:table-cell table:formula="of:=[.C6]-[.C5]" office:value-type="float" office:value="0.793103">
            <text:p>0.793103</text:p>
          </table:table-cell>
          <table:table-cell table:formula="of:=AVERAGE([.E4:.E6])" office:value-type="float" office:value="0.804597666666667">
            <text:p>0.804597666666667</text:p>
          </table:table-cell>
          <table:table-cell table:formula="of:=[.E6]/([.B6]-[.B5])" office:value-type="float" office:value="1.37698425788799">
            <text:p>1.37698425788799</text:p>
          </table:table-cell>
          <table:table-cell table:formula="of:=AVERAGE([.G4:.G6])" office:value-type="float" office:value="1.47359536443725">
            <text:p>1.47359536443725</text:p>
          </table:table-cell>
          <table:table-cell table:number-columns-repeated="4"/>
          <table:table-cell table:formula="of:=((([.A6]-1)*[.M5])+[.G6])/[.A6]" office:value-type="float" office:value="1.33228179356471">
            <text:p>1.3322817935647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.155982">
            <text:p>10.155982</text:p>
          </table:table-cell>
          <table:table-cell office:value-type="float" office:value="3.988506">
            <text:p>3.988506</text:p>
          </table:table-cell>
          <table:table-cell/>
          <table:table-cell table:formula="of:=[.C7]-[.C6]" office:value-type="float" office:value="0.712644">
            <text:p>0.712644</text:p>
          </table:table-cell>
          <table:table-cell table:formula="of:=AVERAGE([.E5:.E7])" office:value-type="float" office:value="0.777778">
            <text:p>0.777778</text:p>
          </table:table-cell>
          <table:table-cell table:formula="of:=[.E7]/([.B7]-[.B6])" office:value-type="float" office:value="1.22867324930044">
            <text:p>1.22867324930044</text:p>
          </table:table-cell>
          <table:table-cell table:formula="of:=AVERAGE([.G5:.G7])" office:value-type="float" office:value="1.353268992094">
            <text:p>1.353268992094</text:p>
          </table:table-cell>
          <table:table-cell table:number-columns-repeated="4"/>
          <table:table-cell table:formula="of:=((([.A7]-1)*[.M6])+[.G7])/[.A7]" office:value-type="float" office:value="1.31156008471185">
            <text:p>1.3115600847118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718668">
            <text:p>10.718668</text:p>
          </table:table-cell>
          <table:table-cell office:value-type="float" office:value="4.689655">
            <text:p>4.689655</text:p>
          </table:table-cell>
          <table:table-cell/>
          <table:table-cell table:formula="of:=[.C8]-[.C7]" office:value-type="float" office:value="0.701149">
            <text:p>0.701149</text:p>
          </table:table-cell>
          <table:table-cell table:formula="of:=AVERAGE([.E6:.E8])" office:value-type="float" office:value="0.735632">
            <text:p>0.735632</text:p>
          </table:table-cell>
          <table:table-cell table:formula="of:=[.E8]/([.B8]-[.B7])" office:value-type="float" office:value="1.24607507561944">
            <text:p>1.24607507561944</text:p>
          </table:table-cell>
          <table:table-cell table:formula="of:=AVERAGE([.G6:.G8])" office:value-type="float" office:value="1.28391086093596">
            <text:p>1.28391086093596</text:p>
          </table:table-cell>
          <table:table-cell table:number-columns-repeated="4"/>
          <table:table-cell table:formula="of:=((([.A8]-1)*[.M7])+[.G8])/[.A8]" office:value-type="float" office:value="1.30064591652979">
            <text:p>1.3006459165297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223844">
            <text:p>11.223844</text:p>
          </table:table-cell>
          <table:table-cell office:value-type="float" office:value="5.275862">
            <text:p>5.275862</text:p>
          </table:table-cell>
          <table:table-cell/>
          <table:table-cell table:formula="of:=[.C9]-[.C8]" office:value-type="float" office:value="0.586207">
            <text:p>0.586207</text:p>
          </table:table-cell>
          <table:table-cell table:formula="of:=AVERAGE([.E7:.E9])" office:value-type="float" office:value="0.666666666666667">
            <text:p>0.666666666666667</text:p>
          </table:table-cell>
          <table:table-cell table:formula="of:=[.E9]/([.B9]-[.B8])" office:value-type="float" office:value="1.16040152342946">
            <text:p>1.16040152342946</text:p>
          </table:table-cell>
          <table:table-cell table:formula="of:=AVERAGE([.G7:.G9])" office:value-type="float" office:value="1.21171661611645">
            <text:p>1.21171661611645</text:p>
          </table:table-cell>
          <table:table-cell table:number-columns-repeated="4"/>
          <table:table-cell table:formula="of:=((([.A9]-1)*[.M8])+[.G9])/[.A9]" office:value-type="float" office:value="1.28061100322974">
            <text:p>1.2806110032297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723969">
            <text:p>11.723969</text:p>
          </table:table-cell>
          <table:table-cell office:value-type="float" office:value="5.83908">
            <text:p>5.83908</text:p>
          </table:table-cell>
          <table:table-cell/>
          <table:table-cell table:formula="of:=[.C10]-[.C9]" office:value-type="float" office:value="0.563218">
            <text:p>0.563218</text:p>
          </table:table-cell>
          <table:table-cell table:formula="of:=AVERAGE([.E8:.E10])" office:value-type="float" office:value="0.616858">
            <text:p>0.616858</text:p>
          </table:table-cell>
          <table:table-cell table:formula="of:=[.E10]/([.B10]-[.B9])" office:value-type="float" office:value="1.12615446138465">
            <text:p>1.12615446138465</text:p>
          </table:table-cell>
          <table:table-cell table:formula="of:=AVERAGE([.G8:.G10])" office:value-type="float" office:value="1.17754368681118">
            <text:p>1.17754368681118</text:p>
          </table:table-cell>
          <table:table-cell table:number-columns-repeated="4"/>
          <table:table-cell table:formula="of:=((([.A10]-1)*[.M9])+[.G10])/[.A10]" office:value-type="float" office:value="1.2613039354991">
            <text:p>1.261303935499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295997">
            <text:p>12.295997</text:p>
          </table:table-cell>
          <table:table-cell office:value-type="float" office:value="6.471264">
            <text:p>6.471264</text:p>
          </table:table-cell>
          <table:table-cell/>
          <table:table-cell table:formula="of:=[.C11]-[.C10]" office:value-type="float" office:value="0.632184">
            <text:p>0.632184</text:p>
          </table:table-cell>
          <table:table-cell table:formula="of:=AVERAGE([.E9:.E11])" office:value-type="float" office:value="0.593869666666667">
            <text:p>0.593869666666667</text:p>
          </table:table-cell>
          <table:table-cell table:formula="of:=[.E11]/([.B11]-[.B10])" office:value-type="float" office:value="1.10516268434412">
            <text:p>1.10516268434412</text:p>
          </table:table-cell>
          <table:table-cell table:formula="of:=AVERAGE([.G9:.G11])" office:value-type="float" office:value="1.13057288971941">
            <text:p>1.13057288971941</text:p>
          </table:table-cell>
          <table:table-cell table:number-columns-repeated="4"/>
          <table:table-cell table:formula="of:=((([.A11]-1)*[.M10])+[.G11])/[.A11]" office:value-type="float" office:value="1.24395490759299">
            <text:p>1.2439549075929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935969">
            <text:p>12.935969</text:p>
          </table:table-cell>
          <table:table-cell office:value-type="float" office:value="7.149425">
            <text:p>7.149425</text:p>
          </table:table-cell>
          <table:table-cell/>
          <table:table-cell table:formula="of:=[.C12]-[.C11]" office:value-type="float" office:value="0.678161">
            <text:p>0.678161</text:p>
          </table:table-cell>
          <table:table-cell table:formula="of:=AVERAGE([.E10:.E12])" office:value-type="float" office:value="0.624521">
            <text:p>0.624521</text:p>
          </table:table-cell>
          <table:table-cell table:formula="of:=[.E12]/([.B12]-[.B11])" office:value-type="float" office:value="1.05967292319039">
            <text:p>1.05967292319039</text:p>
          </table:table-cell>
          <table:table-cell table:formula="of:=AVERAGE([.G10:.G12])" office:value-type="float" office:value="1.09699668963972">
            <text:p>1.09699668963972</text:p>
          </table:table-cell>
          <table:table-cell table:number-columns-repeated="4"/>
          <table:table-cell table:formula="of:=((([.A12]-1)*[.M11])+[.G12])/[.A12]" office:value-type="float" office:value="1.22552670915273">
            <text:p>1.2255267091527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.447988">
            <text:p>13.447988</text:p>
          </table:table-cell>
          <table:table-cell office:value-type="float" office:value="7.597701">
            <text:p>7.597701</text:p>
          </table:table-cell>
          <table:table-cell/>
          <table:table-cell table:formula="of:=[.C13]-[.C12]" office:value-type="float" office:value="0.448276">
            <text:p>0.448276</text:p>
          </table:table-cell>
          <table:table-cell table:formula="of:=AVERAGE([.E11:.E13])" office:value-type="float" office:value="0.586207">
            <text:p>0.586207</text:p>
          </table:table-cell>
          <table:table-cell table:formula="of:=[.E13]/([.B13]-[.B12])" office:value-type="float" office:value="0.875506572998267">
            <text:p>0.875506572998267</text:p>
          </table:table-cell>
          <table:table-cell table:formula="of:=AVERAGE([.G11:.G13])" office:value-type="float" office:value="1.01344739351093">
            <text:p>1.01344739351093</text:p>
          </table:table-cell>
          <table:table-cell table:number-columns-repeated="4"/>
          <table:table-cell table:formula="of:=((([.A13]-1)*[.M12])+[.G13])/[.A13]" office:value-type="float" office:value="1.19370669677505">
            <text:p>1.193706696775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.079969">
            <text:p>14.079969</text:p>
          </table:table-cell>
          <table:table-cell office:value-type="float" office:value="8.241379">
            <text:p>8.241379</text:p>
          </table:table-cell>
          <table:table-cell/>
          <table:table-cell table:formula="of:=[.C14]-[.C13]" office:value-type="float" office:value="0.643678">
            <text:p>0.643678</text:p>
          </table:table-cell>
          <table:table-cell table:formula="of:=AVERAGE([.E12:.E14])" office:value-type="float" office:value="0.590038333333334">
            <text:p>0.590038333333334</text:p>
          </table:table-cell>
          <table:table-cell table:formula="of:=[.E14]/([.B14]-[.B13])" office:value-type="float" office:value="1.01850846781786">
            <text:p>1.01850846781786</text:p>
          </table:table-cell>
          <table:table-cell table:formula="of:=AVERAGE([.G12:.G14])" office:value-type="float" office:value="0.98456265466884">
            <text:p>0.98456265466884</text:p>
          </table:table-cell>
          <table:table-cell table:number-columns-repeated="4"/>
          <table:table-cell table:formula="of:=((([.A14]-1)*[.M13])+[.G14])/[.A14]" office:value-type="float" office:value="1.17910684436196">
            <text:p>1.17910684436196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.579967">
            <text:p>14.579967</text:p>
          </table:table-cell>
          <table:table-cell office:value-type="float" office:value="8.747127">
            <text:p>8.747127</text:p>
          </table:table-cell>
          <table:table-cell/>
          <table:table-cell table:formula="of:=[.C15]-[.C14]" office:value-type="float" office:value="0.505748000000001">
            <text:p>0.505748000000001</text:p>
          </table:table-cell>
          <table:table-cell table:formula="of:=AVERAGE([.E13:.E15])" office:value-type="float" office:value="0.532567333333334">
            <text:p>0.532567333333334</text:p>
          </table:table-cell>
          <table:table-cell table:formula="of:=[.E15]/([.B15]-[.B14])" office:value-type="float" office:value="1.01150004600019">
            <text:p>1.01150004600019</text:p>
          </table:table-cell>
          <table:table-cell table:formula="of:=AVERAGE([.G13:.G15])" office:value-type="float" office:value="0.968505028938772">
            <text:p>0.968505028938772</text:p>
          </table:table-cell>
          <table:table-cell table:number-columns-repeated="4"/>
          <table:table-cell table:formula="of:=((([.A15]-1)*[.M14])+[.G15])/[.A15]" office:value-type="float" office:value="1.16621401371874">
            <text:p>1.1662140137187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.290339">
            <text:p>15.290339</text:p>
          </table:table-cell>
          <table:table-cell office:value-type="float" office:value="9.413793">
            <text:p>9.413793</text:p>
          </table:table-cell>
          <table:table-cell/>
          <table:table-cell table:formula="of:=[.C16]-[.C15]" office:value-type="float" office:value="0.666665999999999">
            <text:p>0.666665999999999</text:p>
          </table:table-cell>
          <table:table-cell table:formula="of:=AVERAGE([.E14:.E16])" office:value-type="float" office:value="0.605364">
            <text:p>0.605364</text:p>
          </table:table-cell>
          <table:table-cell table:formula="of:=[.E16]/([.B16]-[.B15])" office:value-type="float" office:value="0.938474489422443">
            <text:p>0.938474489422443</text:p>
          </table:table-cell>
          <table:table-cell table:formula="of:=AVERAGE([.G14:.G16])" office:value-type="float" office:value="0.989494334413497">
            <text:p>0.989494334413497</text:p>
          </table:table-cell>
          <table:table-cell table:number-columns-repeated="4"/>
          <table:table-cell table:formula="of:=((([.A16]-1)*[.M15])+[.G16])/[.A16]" office:value-type="float" office:value="1.14994690484044">
            <text:p>1.1499469048404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866554">
            <text:p>15.866554</text:p>
          </table:table-cell>
          <table:table-cell office:value-type="float" office:value="9.931035">
            <text:p>9.931035</text:p>
          </table:table-cell>
          <table:table-cell/>
          <table:table-cell table:formula="of:=[.C17]-[.C16]" office:value-type="float" office:value="0.517242">
            <text:p>0.517242</text:p>
          </table:table-cell>
          <table:table-cell table:formula="of:=AVERAGE([.E15:.E17])" office:value-type="float" office:value="0.563218666666666">
            <text:p>0.563218666666666</text:p>
          </table:table-cell>
          <table:table-cell table:formula="of:=[.E17]/([.B17]-[.B16])" office:value-type="float" office:value="0.897654521315826">
            <text:p>0.897654521315826</text:p>
          </table:table-cell>
          <table:table-cell table:formula="of:=AVERAGE([.G15:.G17])" office:value-type="float" office:value="0.949209685579485">
            <text:p>0.949209685579485</text:p>
          </table:table-cell>
          <table:table-cell table:number-columns-repeated="4"/>
          <table:table-cell table:formula="of:=((([.A17]-1)*[.M16])+[.G17])/[.A17]" office:value-type="float" office:value="1.13312741260546">
            <text:p>1.13312741260546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.359971">
            <text:p>16.359971</text:p>
          </table:table-cell>
          <table:table-cell office:value-type="float" office:value="10.402299">
            <text:p>10.402299</text:p>
          </table:table-cell>
          <table:table-cell/>
          <table:table-cell table:formula="of:=[.C18]-[.C17]" office:value-type="float" office:value="0.471264">
            <text:p>0.471264</text:p>
          </table:table-cell>
          <table:table-cell table:formula="of:=AVERAGE([.E16:.E18])" office:value-type="float" office:value="0.551724">
            <text:p>0.551724</text:p>
          </table:table-cell>
          <table:table-cell table:formula="of:=[.E18]/([.B18]-[.B17])" office:value-type="float" office:value="0.955102884578356">
            <text:p>0.955102884578356</text:p>
          </table:table-cell>
          <table:table-cell table:formula="of:=AVERAGE([.G16:.G18])" office:value-type="float" office:value="0.930410631772208">
            <text:p>0.930410631772208</text:p>
          </table:table-cell>
          <table:table-cell table:number-columns-repeated="4"/>
          <table:table-cell table:formula="of:=((([.A18]-1)*[.M17])+[.G18])/[.A18]" office:value-type="float" office:value="1.12200087960377">
            <text:p>1.12200087960377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.971984">
            <text:p>16.971984</text:p>
          </table:table-cell>
          <table:table-cell office:value-type="float" office:value="10.954023">
            <text:p>10.954023</text:p>
          </table:table-cell>
          <table:table-cell/>
          <table:table-cell table:formula="of:=[.C19]-[.C18]" office:value-type="float" office:value="0.551724">
            <text:p>0.551724</text:p>
          </table:table-cell>
          <table:table-cell table:formula="of:=AVERAGE([.E17:.E19])" office:value-type="float" office:value="0.51341">
            <text:p>0.51341</text:p>
          </table:table-cell>
          <table:table-cell table:formula="of:=[.E19]/([.B19]-[.B18])" office:value-type="float" office:value="0.901490654610282">
            <text:p>0.901490654610282</text:p>
          </table:table-cell>
          <table:table-cell table:formula="of:=AVERAGE([.G17:.G19])" office:value-type="float" office:value="0.918082686834821">
            <text:p>0.918082686834821</text:p>
          </table:table-cell>
          <table:table-cell table:number-columns-repeated="4"/>
          <table:table-cell table:formula="of:=((([.A19]-1)*[.M18])+[.G19])/[.A19]" office:value-type="float" office:value="1.10902968989827">
            <text:p>1.1090296898982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.471231">
            <text:p>17.471231</text:p>
          </table:table-cell>
          <table:table-cell office:value-type="float" office:value="11.379311">
            <text:p>11.379311</text:p>
          </table:table-cell>
          <table:table-cell/>
          <table:table-cell table:formula="of:=[.C20]-[.C19]" office:value-type="float" office:value="0.425288">
            <text:p>0.425288</text:p>
          </table:table-cell>
          <table:table-cell table:formula="of:=AVERAGE([.E18:.E20])" office:value-type="float" office:value="0.482758666666667">
            <text:p>0.482758666666667</text:p>
          </table:table-cell>
          <table:table-cell table:formula="of:=[.E20]/([.B20]-[.B19])" office:value-type="float" office:value="0.851858899502651">
            <text:p>0.851858899502651</text:p>
          </table:table-cell>
          <table:table-cell table:formula="of:=AVERAGE([.G18:.G20])" office:value-type="float" office:value="0.902817479563763">
            <text:p>0.902817479563763</text:p>
          </table:table-cell>
          <table:table-cell table:number-columns-repeated="4"/>
          <table:table-cell table:formula="of:=((([.A20]-1)*[.M19])+[.G20])/[.A20]" office:value-type="float" office:value="1.09474242376518">
            <text:p>1.0947424237651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.155984">
            <text:p>18.155984</text:p>
          </table:table-cell>
          <table:table-cell office:value-type="float" office:value="12.022988">
            <text:p>12.022988</text:p>
          </table:table-cell>
          <table:table-cell/>
          <table:table-cell table:formula="of:=[.C21]-[.C20]" office:value-type="float" office:value="0.643677">
            <text:p>0.643677</text:p>
          </table:table-cell>
          <table:table-cell table:formula="of:=AVERAGE([.E19:.E21])" office:value-type="float" office:value="0.540229666666667">
            <text:p>0.540229666666667</text:p>
          </table:table-cell>
          <table:table-cell table:formula="of:=[.E21]/([.B21]-[.B20])" office:value-type="float" office:value="0.940013406293948">
            <text:p>0.940013406293948</text:p>
          </table:table-cell>
          <table:table-cell table:formula="of:=AVERAGE([.G19:.G21])" office:value-type="float" office:value="0.89778765346896">
            <text:p>0.89778765346896</text:p>
          </table:table-cell>
          <table:table-cell table:number-columns-repeated="4"/>
          <table:table-cell table:formula="of:=((([.A21]-1)*[.M20])+[.G21])/[.A21]" office:value-type="float" office:value="1.08659879126669">
            <text:p>1.0865987912666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.655986">
            <text:p>18.655986</text:p>
          </table:table-cell>
          <table:table-cell office:value-type="float" office:value="12.448276">
            <text:p>12.448276</text:p>
          </table:table-cell>
          <table:table-cell/>
          <table:table-cell table:formula="of:=[.C22]-[.C21]" office:value-type="float" office:value="0.425288">
            <text:p>0.425288</text:p>
          </table:table-cell>
          <table:table-cell table:formula="of:=AVERAGE([.E20:.E22])" office:value-type="float" office:value="0.498084333333334">
            <text:p>0.498084333333334</text:p>
          </table:table-cell>
          <table:table-cell table:formula="of:=[.E22]/([.B22]-[.B21])" office:value-type="float" office:value="0.850572597709612">
            <text:p>0.850572597709612</text:p>
          </table:table-cell>
          <table:table-cell table:formula="of:=AVERAGE([.G20:.G22])" office:value-type="float" office:value="0.880814967835403">
            <text:p>0.880814967835403</text:p>
          </table:table-cell>
          <table:table-cell table:number-columns-repeated="4"/>
          <table:table-cell table:formula="of:=((([.A22]-1)*[.M21])+[.G22])/[.A22]" office:value-type="float" office:value="1.07479748158884">
            <text:p>1.07479748158884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.263982">
            <text:p>19.263982</text:p>
          </table:table-cell>
          <table:table-cell office:value-type="float" office:value="12.931034">
            <text:p>12.931034</text:p>
          </table:table-cell>
          <table:table-cell/>
          <table:table-cell table:formula="of:=[.C23]-[.C22]" office:value-type="float" office:value="0.482758">
            <text:p>0.482758</text:p>
          </table:table-cell>
          <table:table-cell table:formula="of:=AVERAGE([.E21:.E23])" office:value-type="float" office:value="0.517241">
            <text:p>0.517241</text:p>
          </table:table-cell>
          <table:table-cell table:formula="of:=[.E23]/([.B23]-[.B22])" office:value-type="float" office:value="0.794015092204555">
            <text:p>0.794015092204555</text:p>
          </table:table-cell>
          <table:table-cell table:formula="of:=AVERAGE([.G21:.G23])" office:value-type="float" office:value="0.861533698736038">
            <text:p>0.861533698736038</text:p>
          </table:table-cell>
          <table:table-cell table:number-columns-repeated="4"/>
          <table:table-cell table:formula="of:=((([.A23]-1)*[.M22])+[.G23])/[.A23]" office:value-type="float" office:value="1.06142689161816">
            <text:p>1.06142689161816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.795984">
            <text:p>19.795984</text:p>
          </table:table-cell>
          <table:table-cell office:value-type="float" office:value="13.356322">
            <text:p>13.356322</text:p>
          </table:table-cell>
          <table:table-cell/>
          <table:table-cell table:formula="of:=[.C24]-[.C23]" office:value-type="float" office:value="0.425288">
            <text:p>0.425288</text:p>
          </table:table-cell>
          <table:table-cell table:formula="of:=AVERAGE([.E22:.E24])" office:value-type="float" office:value="0.444444666666667">
            <text:p>0.444444666666667</text:p>
          </table:table-cell>
          <table:table-cell table:formula="of:=[.E24]/([.B24]-[.B23])" office:value-type="float" office:value="0.799410528531845">
            <text:p>0.799410528531845</text:p>
          </table:table-cell>
          <table:table-cell table:formula="of:=AVERAGE([.G22:.G24])" office:value-type="float" office:value="0.814666072815337">
            <text:p>0.814666072815337</text:p>
          </table:table-cell>
          <table:table-cell table:number-columns-repeated="4"/>
          <table:table-cell table:formula="of:=((([.A24]-1)*[.M23])+[.G24])/[.A24]" office:value-type="float" office:value="1.04951705693242">
            <text:p>1.04951705693242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.403603">
            <text:p>20.403603</text:p>
          </table:table-cell>
          <table:table-cell office:value-type="float" office:value="13.850574">
            <text:p>13.850574</text:p>
          </table:table-cell>
          <table:table-cell/>
          <table:table-cell table:formula="of:=[.C25]-[.C24]" office:value-type="float" office:value="0.494252">
            <text:p>0.494252</text:p>
          </table:table-cell>
          <table:table-cell table:formula="of:=AVERAGE([.E23:.E25])" office:value-type="float" office:value="0.467432666666667">
            <text:p>0.467432666666667</text:p>
          </table:table-cell>
          <table:table-cell table:formula="of:=[.E25]/([.B25]-[.B24])" office:value-type="float" office:value="0.813424201679012">
            <text:p>0.813424201679012</text:p>
          </table:table-cell>
          <table:table-cell table:formula="of:=AVERAGE([.G23:.G25])" office:value-type="float" office:value="0.802283274138471">
            <text:p>0.802283274138471</text:p>
          </table:table-cell>
          <table:table-cell table:number-columns-repeated="4"/>
          <table:table-cell table:formula="of:=((([.A25]-1)*[.M24])+[.G25])/[.A25]" office:value-type="float" office:value="1.03925215018227">
            <text:p>1.03925215018227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.015984">
            <text:p>21.015984</text:p>
          </table:table-cell>
          <table:table-cell office:value-type="float" office:value="14.32184">
            <text:p>14.32184</text:p>
          </table:table-cell>
          <table:table-cell/>
          <table:table-cell table:formula="of:=[.C26]-[.C25]" office:value-type="float" office:value="0.471266">
            <text:p>0.471266</text:p>
          </table:table-cell>
          <table:table-cell table:formula="of:=AVERAGE([.E24:.E26])" office:value-type="float" office:value="0.463602">
            <text:p>0.463602</text:p>
          </table:table-cell>
          <table:table-cell table:formula="of:=[.E26]/([.B26]-[.B25])" office:value-type="float" office:value="0.769563392724465">
            <text:p>0.769563392724465</text:p>
          </table:table-cell>
          <table:table-cell table:formula="of:=AVERAGE([.G24:.G26])" office:value-type="float" office:value="0.794132707645107">
            <text:p>0.794132707645107</text:p>
          </table:table-cell>
          <table:table-cell table:number-columns-repeated="4"/>
          <table:table-cell table:formula="of:=((([.A26]-1)*[.M25])+[.G26])/[.A26]" office:value-type="float" office:value="1.02801511862153">
            <text:p>1.0280151186215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.51485">
            <text:p>21.51485</text:p>
          </table:table-cell>
          <table:table-cell office:value-type="float" office:value="14.735632">
            <text:p>14.735632</text:p>
          </table:table-cell>
          <table:table-cell/>
          <table:table-cell table:formula="of:=[.C27]-[.C26]" office:value-type="float" office:value="0.413792000000001">
            <text:p>0.413792000000001</text:p>
          </table:table-cell>
          <table:table-cell table:formula="of:=AVERAGE([.E25:.E27])" office:value-type="float" office:value="0.45977">
            <text:p>0.45977</text:p>
          </table:table-cell>
          <table:table-cell table:formula="of:=[.E27]/([.B27]-[.B26])" office:value-type="float" office:value="0.829465227135145">
            <text:p>0.829465227135145</text:p>
          </table:table-cell>
          <table:table-cell table:formula="of:=AVERAGE([.G25:.G27])" office:value-type="float" office:value="0.804150940512874">
            <text:p>0.804150940512874</text:p>
          </table:table-cell>
          <table:table-cell table:number-columns-repeated="4"/>
          <table:table-cell table:formula="of:=((([.A27]-1)*[.M26])+[.G27])/[.A27]" office:value-type="float" office:value="1.02007312296207">
            <text:p>1.02007312296207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.131989">
            <text:p>22.131989</text:p>
          </table:table-cell>
          <table:table-cell office:value-type="float" office:value="15.21839">
            <text:p>15.21839</text:p>
          </table:table-cell>
          <table:table-cell/>
          <table:table-cell table:formula="of:=[.C28]-[.C27]" office:value-type="float" office:value="0.482757999999999">
            <text:p>0.482757999999999</text:p>
          </table:table-cell>
          <table:table-cell table:formula="of:=AVERAGE([.E26:.E28])" office:value-type="float" office:value="0.455938666666667">
            <text:p>0.455938666666667</text:p>
          </table:table-cell>
          <table:table-cell table:formula="of:=[.E28]/([.B28]-[.B27])" office:value-type="float" office:value="0.782251648332057">
            <text:p>0.782251648332057</text:p>
          </table:table-cell>
          <table:table-cell table:formula="of:=AVERAGE([.G26:.G28])" office:value-type="float" office:value="0.793760089397222">
            <text:p>0.793760089397222</text:p>
          </table:table-cell>
          <table:table-cell table:number-columns-repeated="4"/>
          <table:table-cell table:formula="of:=((([.A28]-1)*[.M27])+[.G28])/[.A28]" office:value-type="float" office:value="1.01092614316861">
            <text:p>1.01092614316861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.676011">
            <text:p>22.676011</text:p>
          </table:table-cell>
          <table:table-cell office:value-type="float" office:value="15.632184">
            <text:p>15.632184</text:p>
          </table:table-cell>
          <table:table-cell/>
          <table:table-cell table:formula="of:=[.C29]-[.C28]" office:value-type="float" office:value="0.413794000000001">
            <text:p>0.413794000000001</text:p>
          </table:table-cell>
          <table:table-cell table:formula="of:=AVERAGE([.E27:.E29])" office:value-type="float" office:value="0.436781333333334">
            <text:p>0.436781333333334</text:p>
          </table:table-cell>
          <table:table-cell table:formula="of:=[.E29]/([.B29]-[.B28])" office:value-type="float" office:value="0.760619974927489">
            <text:p>0.760619974927489</text:p>
          </table:table-cell>
          <table:table-cell table:formula="of:=AVERAGE([.G27:.G29])" office:value-type="float" office:value="0.790778950131564">
            <text:p>0.790778950131564</text:p>
          </table:table-cell>
          <table:table-cell table:number-columns-repeated="4"/>
          <table:table-cell table:formula="of:=((([.A29]-1)*[.M28])+[.G29])/[.A29]" office:value-type="float" office:value="1.00165554434486">
            <text:p>1.00165554434486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.316985">
            <text:p>23.316985</text:p>
          </table:table-cell>
          <table:table-cell office:value-type="float" office:value="16.13793">
            <text:p>16.13793</text:p>
          </table:table-cell>
          <table:table-cell/>
          <table:table-cell table:formula="of:=[.C30]-[.C29]" office:value-type="float" office:value="0.505746">
            <text:p>0.505746</text:p>
          </table:table-cell>
          <table:table-cell table:formula="of:=AVERAGE([.E28:.E30])" office:value-type="float" office:value="0.467432666666667">
            <text:p>0.467432666666667</text:p>
          </table:table-cell>
          <table:table-cell table:formula="of:=[.E30]/([.B30]-[.B29])" office:value-type="float" office:value="0.789027324041225">
            <text:p>0.789027324041225</text:p>
          </table:table-cell>
          <table:table-cell table:formula="of:=AVERAGE([.G28:.G30])" office:value-type="float" office:value="0.777299649100257">
            <text:p>0.777299649100257</text:p>
          </table:table-cell>
          <table:table-cell table:number-columns-repeated="4"/>
          <table:table-cell table:formula="of:=((([.A30]-1)*[.M29])+[.G30])/[.A30]" office:value-type="float" office:value="0.99406167933402">
            <text:p>0.99406167933402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.819986">
            <text:p>23.819986</text:p>
          </table:table-cell>
          <table:table-cell office:value-type="float" office:value="16.494253">
            <text:p>16.494253</text:p>
          </table:table-cell>
          <table:table-cell/>
          <table:table-cell table:formula="of:=[.C31]-[.C30]" office:value-type="float" office:value="0.356323">
            <text:p>0.356323</text:p>
          </table:table-cell>
          <table:table-cell table:formula="of:=AVERAGE([.E29:.E31])" office:value-type="float" office:value="0.425287666666667">
            <text:p>0.425287666666667</text:p>
          </table:table-cell>
          <table:table-cell table:formula="of:=[.E31]/([.B31]-[.B30])" office:value-type="float" office:value="0.708394217904137">
            <text:p>0.708394217904137</text:p>
          </table:table-cell>
          <table:table-cell table:formula="of:=AVERAGE([.G29:.G31])" office:value-type="float" office:value="0.752680505624284">
            <text:p>0.752680505624284</text:p>
          </table:table-cell>
          <table:table-cell table:number-columns-repeated="4"/>
          <table:table-cell table:formula="of:=((([.A31]-1)*[.M30])+[.G31])/[.A31]" office:value-type="float" office:value="0.984211077215748">
            <text:p>0.98421107721574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.427986">
            <text:p>24.427986</text:p>
          </table:table-cell>
          <table:table-cell office:value-type="float" office:value="16.931034">
            <text:p>16.931034</text:p>
          </table:table-cell>
          <table:table-cell/>
          <table:table-cell table:formula="of:=[.C32]-[.C31]" office:value-type="float" office:value="0.436781">
            <text:p>0.436781</text:p>
          </table:table-cell>
          <table:table-cell table:formula="of:=AVERAGE([.E30:.E32])" office:value-type="float" office:value="0.43295">
            <text:p>0.43295</text:p>
          </table:table-cell>
          <table:table-cell table:formula="of:=[.E32]/([.B32]-[.B31])" office:value-type="float" office:value="0.718389802631578">
            <text:p>0.718389802631578</text:p>
          </table:table-cell>
          <table:table-cell table:formula="of:=AVERAGE([.G30:.G32])" office:value-type="float" office:value="0.738603781525647">
            <text:p>0.738603781525647</text:p>
          </table:table-cell>
          <table:table-cell table:number-columns-repeated="4"/>
          <table:table-cell table:formula="of:=((([.A32]-1)*[.M31])+[.G32])/[.A32]" office:value-type="float" office:value="0.975350368062942">
            <text:p>0.975350368062942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.039986">
            <text:p>25.039986</text:p>
          </table:table-cell>
          <table:table-cell office:value-type="float" office:value="17.367817">
            <text:p>17.367817</text:p>
          </table:table-cell>
          <table:table-cell/>
          <table:table-cell table:formula="of:=[.C33]-[.C32]" office:value-type="float" office:value="0.436782999999998">
            <text:p>0.436782999999998</text:p>
          </table:table-cell>
          <table:table-cell table:formula="of:=AVERAGE([.E31:.E33])" office:value-type="float" office:value="0.409962333333333">
            <text:p>0.409962333333333</text:p>
          </table:table-cell>
          <table:table-cell table:formula="of:=[.E33]/([.B33]-[.B32])" office:value-type="float" office:value="0.7136977124183">
            <text:p>0.7136977124183</text:p>
          </table:table-cell>
          <table:table-cell table:formula="of:=AVERAGE([.G31:.G33])" office:value-type="float" office:value="0.713493910984672">
            <text:p>0.713493910984672</text:p>
          </table:table-cell>
          <table:table-cell table:number-columns-repeated="4"/>
          <table:table-cell table:formula="of:=((([.A33]-1)*[.M32])+[.G33])/[.A33]" office:value-type="float" office:value="0.966909959816341">
            <text:p>0.96690995981634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.538803">
            <text:p>25.538803</text:p>
          </table:table-cell>
          <table:table-cell office:value-type="float" office:value="17.747126">
            <text:p>17.747126</text:p>
          </table:table-cell>
          <table:table-cell/>
          <table:table-cell table:formula="of:=[.C34]-[.C33]" office:value-type="float" office:value="0.379309000000003">
            <text:p>0.379309000000003</text:p>
          </table:table-cell>
          <table:table-cell table:formula="of:=AVERAGE([.E32:.E34])" office:value-type="float" office:value="0.417624333333334">
            <text:p>0.417624333333334</text:p>
          </table:table-cell>
          <table:table-cell table:formula="of:=[.E34]/([.B34]-[.B33])" office:value-type="float" office:value="0.760417146969732">
            <text:p>0.760417146969732</text:p>
          </table:table-cell>
          <table:table-cell table:formula="of:=AVERAGE([.G32:.G34])" office:value-type="float" office:value="0.73083488733987">
            <text:p>0.73083488733987</text:p>
          </table:table-cell>
          <table:table-cell table:number-columns-repeated="4"/>
          <table:table-cell table:formula="of:=((([.A34]-1)*[.M33])+[.G34])/[.A34]" office:value-type="float" office:value="0.960457059414884">
            <text:p>0.960457059414884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.147982">
            <text:p>26.147982</text:p>
          </table:table-cell>
          <table:table-cell office:value-type="float" office:value="18.172413">
            <text:p>18.172413</text:p>
          </table:table-cell>
          <table:table-cell/>
          <table:table-cell table:formula="of:=[.C35]-[.C34]" office:value-type="float" office:value="0.425286999999997">
            <text:p>0.425286999999997</text:p>
          </table:table-cell>
          <table:table-cell table:formula="of:=AVERAGE([.E33:.E35])" office:value-type="float" office:value="0.413792999999999">
            <text:p>0.413792999999999</text:p>
          </table:table-cell>
          <table:table-cell table:formula="of:=[.E35]/([.B35]-[.B34])" office:value-type="float" office:value="0.698131419500671">
            <text:p>0.698131419500671</text:p>
          </table:table-cell>
          <table:table-cell table:formula="of:=AVERAGE([.G33:.G35])" office:value-type="float" office:value="0.724082092962901">
            <text:p>0.724082092962901</text:p>
          </table:table-cell>
          <table:table-cell table:number-columns-repeated="4"/>
          <table:table-cell table:formula="of:=((([.A35]-1)*[.M34])+[.G35])/[.A35]" office:value-type="float" office:value="0.952507797599302">
            <text:p>0.952507797599302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6.651972">
            <text:p>26.651972</text:p>
          </table:table-cell>
          <table:table-cell office:value-type="float" office:value="18.54023">
            <text:p>18.54023</text:p>
          </table:table-cell>
          <table:table-cell/>
          <table:table-cell table:formula="of:=[.C36]-[.C35]" office:value-type="float" office:value="0.367817000000002">
            <text:p>0.367817000000002</text:p>
          </table:table-cell>
          <table:table-cell table:formula="of:=AVERAGE([.E34:.E36])" office:value-type="float" office:value="0.390804333333334">
            <text:p>0.390804333333334</text:p>
          </table:table-cell>
          <table:table-cell table:formula="of:=[.E36]/([.B36]-[.B35])" office:value-type="float" office:value="0.729810115280067">
            <text:p>0.729810115280067</text:p>
          </table:table-cell>
          <table:table-cell table:formula="of:=AVERAGE([.G34:.G36])" office:value-type="float" office:value="0.729452893916823">
            <text:p>0.729452893916823</text:p>
          </table:table-cell>
          <table:table-cell table:number-columns-repeated="4"/>
          <table:table-cell table:formula="of:=((([.A36]-1)*[.M35])+[.G36])/[.A36]" office:value-type="float" office:value="0.945957865766384">
            <text:p>0.94595786576638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.259991">
            <text:p>27.259991</text:p>
          </table:table-cell>
          <table:table-cell office:value-type="float" office:value="18.965517">
            <text:p>18.965517</text:p>
          </table:table-cell>
          <table:table-cell/>
          <table:table-cell table:formula="of:=[.C37]-[.C36]" office:value-type="float" office:value="0.425286999999997">
            <text:p>0.425286999999997</text:p>
          </table:table-cell>
          <table:table-cell table:formula="of:=AVERAGE([.E35:.E37])" office:value-type="float" office:value="0.406130333333332">
            <text:p>0.406130333333332</text:p>
          </table:table-cell>
          <table:table-cell table:formula="of:=[.E37]/([.B37]-[.B36])" office:value-type="float" office:value="0.69946333913907">
            <text:p>0.69946333913907</text:p>
          </table:table-cell>
          <table:table-cell table:formula="of:=AVERAGE([.G35:.G37])" office:value-type="float" office:value="0.709134957973269">
            <text:p>0.709134957973269</text:p>
          </table:table-cell>
          <table:table-cell table:number-columns-repeated="4"/>
          <table:table-cell table:formula="of:=((([.A37]-1)*[.M36])+[.G37])/[.A37]" office:value-type="float" office:value="0.938915165005603">
            <text:p>0.938915165005603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7.759971">
            <text:p>27.759971</text:p>
          </table:table-cell>
          <table:table-cell office:value-type="float" office:value="19.298849">
            <text:p>19.298849</text:p>
          </table:table-cell>
          <table:table-cell/>
          <table:table-cell table:formula="of:=[.C38]-[.C37]" office:value-type="float" office:value="0.333332000000002">
            <text:p>0.333332000000002</text:p>
          </table:table-cell>
          <table:table-cell table:formula="of:=AVERAGE([.E36:.E38])" office:value-type="float" office:value="0.375478666666667">
            <text:p>0.375478666666667</text:p>
          </table:table-cell>
          <table:table-cell table:formula="of:=[.E38]/([.B38]-[.B37])" office:value-type="float" office:value="0.666690667626708">
            <text:p>0.666690667626708</text:p>
          </table:table-cell>
          <table:table-cell table:formula="of:=AVERAGE([.G36:.G38])" office:value-type="float" office:value="0.698654707348615">
            <text:p>0.698654707348615</text:p>
          </table:table-cell>
          <table:table-cell table:number-columns-repeated="4"/>
          <table:table-cell table:formula="of:=((([.A38]-1)*[.M37])+[.G38])/[.A38]" office:value-type="float" office:value="0.931353373411745">
            <text:p>0.931353373411745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.335992">
            <text:p>28.335992</text:p>
          </table:table-cell>
          <table:table-cell office:value-type="float" office:value="19.67816">
            <text:p>19.67816</text:p>
          </table:table-cell>
          <table:table-cell/>
          <table:table-cell table:formula="of:=[.C39]-[.C38]" office:value-type="float" office:value="0.379310999999998">
            <text:p>0.379310999999998</text:p>
          </table:table-cell>
          <table:table-cell table:formula="of:=AVERAGE([.E37:.E39])" office:value-type="float" office:value="0.379309999999999">
            <text:p>0.379309999999999</text:p>
          </table:table-cell>
          <table:table-cell table:formula="of:=[.E39]/([.B39]-[.B38])" office:value-type="float" office:value="0.658502033780014">
            <text:p>0.658502033780014</text:p>
          </table:table-cell>
          <table:table-cell table:formula="of:=AVERAGE([.G37:.G39])" office:value-type="float" office:value="0.674885346848597">
            <text:p>0.674885346848597</text:p>
          </table:table-cell>
          <table:table-cell table:number-columns-repeated="4"/>
          <table:table-cell table:formula="of:=((([.A39]-1)*[.M38])+[.G39])/[.A39]" office:value-type="float" office:value="0.923979012881158">
            <text:p>0.92397901288115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9.024931">
            <text:p>29.024931</text:p>
          </table:table-cell>
          <table:table-cell office:value-type="float" office:value="20.103449">
            <text:p>20.103449</text:p>
          </table:table-cell>
          <table:table-cell/>
          <table:table-cell table:formula="of:=[.C40]-[.C39]" office:value-type="float" office:value="0.425289000000003">
            <text:p>0.425289000000003</text:p>
          </table:table-cell>
          <table:table-cell table:formula="of:=AVERAGE([.E38:.E40])" office:value-type="float" office:value="0.379310666666668">
            <text:p>0.379310666666668</text:p>
          </table:table-cell>
          <table:table-cell table:formula="of:=[.E40]/([.B40]-[.B39])" office:value-type="float" office:value="0.617310095668854">
            <text:p>0.617310095668854</text:p>
          </table:table-cell>
          <table:table-cell table:formula="of:=AVERAGE([.G38:.G40])" office:value-type="float" office:value="0.647500932358525">
            <text:p>0.647500932358525</text:p>
          </table:table-cell>
          <table:table-cell table:number-columns-repeated="4"/>
          <table:table-cell table:formula="of:=((([.A40]-1)*[.M39])+[.G40])/[.A40]" office:value-type="float" office:value="0.915908778217676">
            <text:p>0.915908778217676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9.527987">
            <text:p>29.527987</text:p>
          </table:table-cell>
          <table:table-cell office:value-type="float" office:value="20.45977">
            <text:p>20.45977</text:p>
          </table:table-cell>
          <table:table-cell/>
          <table:table-cell table:formula="of:=[.C41]-[.C40]" office:value-type="float" office:value="0.356320999999998">
            <text:p>0.356320999999998</text:p>
          </table:table-cell>
          <table:table-cell table:formula="of:=AVERAGE([.E39:.E41])" office:value-type="float" office:value="0.386973666666666">
            <text:p>0.386973666666666</text:p>
          </table:table-cell>
          <table:table-cell table:formula="of:=[.E41]/([.B41]-[.B40])" office:value-type="float" office:value="0.708312792213982">
            <text:p>0.708312792213982</text:p>
          </table:table-cell>
          <table:table-cell table:formula="of:=AVERAGE([.G39:.G41])" office:value-type="float" office:value="0.661374973887616">
            <text:p>0.661374973887616</text:p>
          </table:table-cell>
          <table:table-cell table:number-columns-repeated="4"/>
          <table:table-cell table:formula="of:=((([.A41]-1)*[.M40])+[.G41])/[.A41]" office:value-type="float" office:value="0.910585804217581">
            <text:p>0.910585804217581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.135987">
            <text:p>30.135987</text:p>
          </table:table-cell>
          <table:table-cell office:value-type="float" office:value="20.862068">
            <text:p>20.862068</text:p>
          </table:table-cell>
          <table:table-cell/>
          <table:table-cell table:formula="of:=[.C42]-[.C41]" office:value-type="float" office:value="0.402298000000002">
            <text:p>0.402298000000002</text:p>
          </table:table-cell>
          <table:table-cell table:formula="of:=AVERAGE([.E40:.E42])" office:value-type="float" office:value="0.394636000000001">
            <text:p>0.394636000000001</text:p>
          </table:table-cell>
          <table:table-cell table:formula="of:=[.E42]/([.B42]-[.B41])" office:value-type="float" office:value="0.661674342105266">
            <text:p>0.661674342105266</text:p>
          </table:table-cell>
          <table:table-cell table:formula="of:=AVERAGE([.G40:.G42])" office:value-type="float" office:value="0.662432409996034">
            <text:p>0.662432409996034</text:p>
          </table:table-cell>
          <table:table-cell table:number-columns-repeated="4"/>
          <table:table-cell table:formula="of:=((([.A42]-1)*[.M41])+[.G42])/[.A42]" office:value-type="float" office:value="0.904363017664773">
            <text:p>0.904363017664773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0.63597">
            <text:p>30.63597</text:p>
          </table:table-cell>
          <table:table-cell office:value-type="float" office:value="21.195402">
            <text:p>21.195402</text:p>
          </table:table-cell>
          <table:table-cell/>
          <table:table-cell table:formula="of:=[.C43]-[.C42]" office:value-type="float" office:value="0.333334000000001">
            <text:p>0.333334000000001</text:p>
          </table:table-cell>
          <table:table-cell table:formula="of:=AVERAGE([.E41:.E43])" office:value-type="float" office:value="0.363984333333333">
            <text:p>0.363984333333333</text:p>
          </table:table-cell>
          <table:table-cell table:formula="of:=[.E43]/([.B43]-[.B42])" office:value-type="float" office:value="0.666690667482695">
            <text:p>0.666690667482695</text:p>
          </table:table-cell>
          <table:table-cell table:formula="of:=AVERAGE([.G41:.G43])" office:value-type="float" office:value="0.678892600600648">
            <text:p>0.678892600600648</text:p>
          </table:table-cell>
          <table:table-cell table:number-columns-repeated="4"/>
          <table:table-cell table:formula="of:=((([.A43]-1)*[.M42])+[.G43])/[.A43]" office:value-type="float" office:value="0.898566131074967">
            <text:p>0.898566131074967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1.246765">
            <text:p>31.246765</text:p>
          </table:table-cell>
          <table:table-cell office:value-type="float" office:value="21.574713">
            <text:p>21.574713</text:p>
          </table:table-cell>
          <table:table-cell/>
          <table:table-cell table:formula="of:=[.C44]-[.C43]" office:value-type="float" office:value="0.379310999999998">
            <text:p>0.379310999999998</text:p>
          </table:table-cell>
          <table:table-cell table:formula="of:=AVERAGE([.E42:.E44])" office:value-type="float" office:value="0.371647666666667">
            <text:p>0.371647666666667</text:p>
          </table:table-cell>
          <table:table-cell table:formula="of:=[.E44]/([.B44]-[.B43])" office:value-type="float" office:value="0.621011959822851">
            <text:p>0.621011959822851</text:p>
          </table:table-cell>
          <table:table-cell table:formula="of:=AVERAGE([.G42:.G44])" office:value-type="float" office:value="0.649792323136937">
            <text:p>0.649792323136937</text:p>
          </table:table-cell>
          <table:table-cell table:number-columns-repeated="4"/>
          <table:table-cell table:formula="of:=((([.A44]-1)*[.M43])+[.G44])/[.A44]" office:value-type="float" office:value="0.891957698426107">
            <text:p>0.891957698426107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1.746849">
            <text:p>31.746849</text:p>
          </table:table-cell>
          <table:table-cell office:value-type="float" office:value="21.908047">
            <text:p>21.908047</text:p>
          </table:table-cell>
          <table:table-cell/>
          <table:table-cell table:formula="of:=[.C45]-[.C44]" office:value-type="float" office:value="0.333334000000001">
            <text:p>0.333334000000001</text:p>
          </table:table-cell>
          <table:table-cell table:formula="of:=AVERAGE([.E43:.E45])" office:value-type="float" office:value="0.348659666666666">
            <text:p>0.348659666666666</text:p>
          </table:table-cell>
          <table:table-cell table:formula="of:=[.E45]/([.B45]-[.B44])" office:value-type="float" office:value="0.666556018588877">
            <text:p>0.666556018588877</text:p>
          </table:table-cell>
          <table:table-cell table:formula="of:=AVERAGE([.G43:.G45])" office:value-type="float" office:value="0.651419548631474">
            <text:p>0.651419548631474</text:p>
          </table:table-cell>
          <table:table-cell table:number-columns-repeated="4"/>
          <table:table-cell table:formula="of:=((([.A45]-1)*[.M44])+[.G45])/[.A45]" office:value-type="float" office:value="0.886715798895008">
            <text:p>0.88671579889500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2.312858">
            <text:p>32.312858</text:p>
          </table:table-cell>
          <table:table-cell office:value-type="float" office:value="22.275862">
            <text:p>22.275862</text:p>
          </table:table-cell>
          <table:table-cell/>
          <table:table-cell table:formula="of:=[.C46]-[.C45]" office:value-type="float" office:value="0.367815">
            <text:p>0.367815</text:p>
          </table:table-cell>
          <table:table-cell table:formula="of:=AVERAGE([.E44:.E46])" office:value-type="float" office:value="0.360153333333333">
            <text:p>0.360153333333333</text:p>
          </table:table-cell>
          <table:table-cell table:formula="of:=[.E46]/([.B46]-[.B45])" office:value-type="float" office:value="0.649839490184788">
            <text:p>0.649839490184788</text:p>
          </table:table-cell>
          <table:table-cell table:formula="of:=AVERAGE([.G44:.G46])" office:value-type="float" office:value="0.645802489532172">
            <text:p>0.645802489532172</text:p>
          </table:table-cell>
          <table:table-cell table:number-columns-repeated="4"/>
          <table:table-cell table:formula="of:=((([.A46]-1)*[.M45])+[.G46])/[.A46]" office:value-type="float" office:value="0.881332246424321">
            <text:p>0.881332246424321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2.816013">
            <text:p>32.816013</text:p>
          </table:table-cell>
          <table:table-cell office:value-type="float" office:value="22.586206">
            <text:p>22.586206</text:p>
          </table:table-cell>
          <table:table-cell/>
          <table:table-cell table:formula="of:=[.C47]-[.C46]" office:value-type="float" office:value="0.310344000000001">
            <text:p>0.310344000000001</text:p>
          </table:table-cell>
          <table:table-cell table:formula="of:=AVERAGE([.E45:.E47])" office:value-type="float" office:value="0.337164333333334">
            <text:p>0.337164333333334</text:p>
          </table:table-cell>
          <table:table-cell table:formula="of:=[.E47]/([.B47]-[.B46])" office:value-type="float" office:value="0.616796017131899">
            <text:p>0.616796017131899</text:p>
          </table:table-cell>
          <table:table-cell table:formula="of:=AVERAGE([.G45:.G47])" office:value-type="float" office:value="0.644397175301855">
            <text:p>0.644397175301855</text:p>
          </table:table-cell>
          <table:table-cell table:number-columns-repeated="4"/>
          <table:table-cell table:formula="of:=((([.A47]-1)*[.M46])+[.G47])/[.A47]" office:value-type="float" office:value="0.875453663551157">
            <text:p>0.875453663551157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3.379513">
            <text:p>33.379513</text:p>
          </table:table-cell>
          <table:table-cell office:value-type="float" office:value="22.942528">
            <text:p>22.942528</text:p>
          </table:table-cell>
          <table:table-cell/>
          <table:table-cell table:formula="of:=[.C48]-[.C47]" office:value-type="float" office:value="0.356321999999999">
            <text:p>0.356321999999999</text:p>
          </table:table-cell>
          <table:table-cell table:formula="of:=AVERAGE([.E46:.E48])" office:value-type="float" office:value="0.344827">
            <text:p>0.344827</text:p>
          </table:table-cell>
          <table:table-cell table:formula="of:=[.E48]/([.B48]-[.B47])" office:value-type="float" office:value="0.632337178349593">
            <text:p>0.632337178349593</text:p>
          </table:table-cell>
          <table:table-cell table:formula="of:=AVERAGE([.G46:.G48])" office:value-type="float" office:value="0.632990895222093">
            <text:p>0.632990895222093</text:p>
          </table:table-cell>
          <table:table-cell table:number-columns-repeated="4"/>
          <table:table-cell table:formula="of:=((([.A48]-1)*[.M47])+[.G48])/[.A48]" office:value-type="float" office:value="0.870168522568514">
            <text:p>0.870168522568514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3.876674">
            <text:p>33.876674</text:p>
          </table:table-cell>
          <table:table-cell office:value-type="float" office:value="23.252872">
            <text:p>23.252872</text:p>
          </table:table-cell>
          <table:table-cell/>
          <table:table-cell table:formula="of:=[.C49]-[.C48]" office:value-type="float" office:value="0.310344000000001">
            <text:p>0.310344000000001</text:p>
          </table:table-cell>
          <table:table-cell table:formula="of:=AVERAGE([.E47:.E49])" office:value-type="float" office:value="0.32567">
            <text:p>0.32567</text:p>
          </table:table-cell>
          <table:table-cell table:formula="of:=[.E49]/([.B49]-[.B48])" office:value-type="float" office:value="0.624232391519048">
            <text:p>0.624232391519048</text:p>
          </table:table-cell>
          <table:table-cell table:formula="of:=AVERAGE([.G47:.G49])" office:value-type="float" office:value="0.624455195666847">
            <text:p>0.624455195666847</text:p>
          </table:table-cell>
          <table:table-cell table:number-columns-repeated="4"/>
          <table:table-cell table:formula="of:=((([.A49]-1)*[.M48])+[.G49])/[.A49]" office:value-type="float" office:value="0.864935838929164">
            <text:p>0.86493583892916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.491984">
            <text:p>34.491984</text:p>
          </table:table-cell>
          <table:table-cell office:value-type="float" office:value="23.609196">
            <text:p>23.609196</text:p>
          </table:table-cell>
          <table:table-cell/>
          <table:table-cell table:formula="of:=[.C50]-[.C49]" office:value-type="float" office:value="0.356324000000001">
            <text:p>0.356324000000001</text:p>
          </table:table-cell>
          <table:table-cell table:formula="of:=AVERAGE([.E48:.E50])" office:value-type="float" office:value="0.340996666666667">
            <text:p>0.340996666666667</text:p>
          </table:table-cell>
          <table:table-cell table:formula="of:=[.E50]/([.B50]-[.B49])" office:value-type="float" office:value="0.579096715476752">
            <text:p>0.579096715476752</text:p>
          </table:table-cell>
          <table:table-cell table:formula="of:=AVERAGE([.G48:.G50])" office:value-type="float" office:value="0.611888761781798">
            <text:p>0.611888761781798</text:p>
          </table:table-cell>
          <table:table-cell table:number-columns-repeated="4"/>
          <table:table-cell table:formula="of:=((([.A50]-1)*[.M49])+[.G50])/[.A50]" office:value-type="float" office:value="0.858980857190572">
            <text:p>0.858980857190572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5.099976">
            <text:p>35.099976</text:p>
          </table:table-cell>
          <table:table-cell office:value-type="float" office:value="24.045977">
            <text:p>24.045977</text:p>
          </table:table-cell>
          <table:table-cell/>
          <table:table-cell table:formula="of:=[.C51]-[.C50]" office:value-type="float" office:value="0.436781">
            <text:p>0.436781</text:p>
          </table:table-cell>
          <table:table-cell table:formula="of:=AVERAGE([.E49:.E51])" office:value-type="float" office:value="0.367816333333334">
            <text:p>0.367816333333334</text:p>
          </table:table-cell>
          <table:table-cell table:formula="of:=[.E51]/([.B51]-[.B50])" office:value-type="float" office:value="0.718399255253363">
            <text:p>0.718399255253363</text:p>
          </table:table-cell>
          <table:table-cell table:formula="of:=AVERAGE([.G49:.G51])" office:value-type="float" office:value="0.640576120749721">
            <text:p>0.640576120749721</text:p>
          </table:table-cell>
          <table:table-cell table:number-columns-repeated="4"/>
          <table:table-cell table:formula="of:=((([.A51]-1)*[.M50])+[.G51])/[.A51]" office:value-type="float" office:value="0.856111844906139">
            <text:p>0.85611184490613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.599984">
            <text:p>35.599984</text:p>
          </table:table-cell>
          <table:table-cell office:value-type="float" office:value="24.310345">
            <text:p>24.310345</text:p>
          </table:table-cell>
          <table:table-cell/>
          <table:table-cell table:formula="of:=[.C52]-[.C51]" office:value-type="float" office:value="0.264368000000001">
            <text:p>0.264368000000001</text:p>
          </table:table-cell>
          <table:table-cell table:formula="of:=AVERAGE([.E50:.E52])" office:value-type="float" office:value="0.352491000000001">
            <text:p>0.352491000000001</text:p>
          </table:table-cell>
          <table:table-cell table:formula="of:=[.E52]/([.B52]-[.B51])" office:value-type="float" office:value="0.528727540359355">
            <text:p>0.528727540359355</text:p>
          </table:table-cell>
          <table:table-cell table:formula="of:=AVERAGE([.G50:.G52])" office:value-type="float" office:value="0.608741170363157">
            <text:p>0.608741170363157</text:p>
          </table:table-cell>
          <table:table-cell table:number-columns-repeated="4"/>
          <table:table-cell table:formula="of:=((([.A52]-1)*[.M51])+[.G52])/[.A52]" office:value-type="float" office:value="0.849564158815203">
            <text:p>0.849564158815203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6.255985">
            <text:p>36.255985</text:p>
          </table:table-cell>
          <table:table-cell office:value-type="float" office:value="24.724138">
            <text:p>24.724138</text:p>
          </table:table-cell>
          <table:table-cell/>
          <table:table-cell table:formula="of:=[.C53]-[.C52]" office:value-type="float" office:value="0.413792999999998">
            <text:p>0.413792999999998</text:p>
          </table:table-cell>
          <table:table-cell table:formula="of:=AVERAGE([.E51:.E53])" office:value-type="float" office:value="0.371647333333333">
            <text:p>0.371647333333333</text:p>
          </table:table-cell>
          <table:table-cell table:formula="of:=[.E53]/([.B53]-[.B52])" office:value-type="float" office:value="0.630781050638636">
            <text:p>0.630781050638636</text:p>
          </table:table-cell>
          <table:table-cell table:formula="of:=AVERAGE([.G51:.G53])" office:value-type="float" office:value="0.625969282083785">
            <text:p>0.625969282083785</text:p>
          </table:table-cell>
          <table:table-cell table:number-columns-repeated="4"/>
          <table:table-cell table:formula="of:=((([.A53]-1)*[.M52])+[.G53])/[.A53]" office:value-type="float" office:value="0.845274293948996">
            <text:p>0.845274293948996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6.72397">
            <text:p>36.72397</text:p>
          </table:table-cell>
          <table:table-cell office:value-type="float" office:value="24.965517">
            <text:p>24.965517</text:p>
          </table:table-cell>
          <table:table-cell/>
          <table:table-cell table:formula="of:=[.C54]-[.C53]" office:value-type="float" office:value="0.241378999999998">
            <text:p>0.241378999999998</text:p>
          </table:table-cell>
          <table:table-cell table:formula="of:=AVERAGE([.E52:.E54])" office:value-type="float" office:value="0.306513333333333">
            <text:p>0.306513333333333</text:p>
          </table:table-cell>
          <table:table-cell table:formula="of:=[.E54]/([.B54]-[.B53])" office:value-type="float" office:value="0.515783625543552">
            <text:p>0.515783625543552</text:p>
          </table:table-cell>
          <table:table-cell table:formula="of:=AVERAGE([.G52:.G54])" office:value-type="float" office:value="0.558430738847181">
            <text:p>0.558430738847181</text:p>
          </table:table-cell>
          <table:table-cell table:number-columns-repeated="4"/>
          <table:table-cell table:formula="of:=((([.A54]-1)*[.M53])+[.G54])/[.A54]" office:value-type="float" office:value="0.838937934941199">
            <text:p>0.838937934941199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7.411974">
            <text:p>37.411974</text:p>
          </table:table-cell>
          <table:table-cell office:value-type="float" office:value="25.367817">
            <text:p>25.367817</text:p>
          </table:table-cell>
          <table:table-cell/>
          <table:table-cell table:formula="of:=[.C55]-[.C54]" office:value-type="float" office:value="0.4023">
            <text:p>0.4023</text:p>
          </table:table-cell>
          <table:table-cell table:formula="of:=AVERAGE([.E53:.E55])" office:value-type="float" office:value="0.352490666666666">
            <text:p>0.352490666666666</text:p>
          </table:table-cell>
          <table:table-cell table:formula="of:=[.E55]/([.B55]-[.B54])" office:value-type="float" office:value="0.584734972471091">
            <text:p>0.584734972471091</text:p>
          </table:table-cell>
          <table:table-cell table:formula="of:=AVERAGE([.G53:.G55])" office:value-type="float" office:value="0.577099882884427">
            <text:p>0.577099882884427</text:p>
          </table:table-cell>
          <table:table-cell table:number-columns-repeated="4"/>
          <table:table-cell table:formula="of:=((([.A55]-1)*[.M54])+[.G55])/[.A55]" office:value-type="float" office:value="0.834141652630442">
            <text:p>0.834141652630442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7.911973">
            <text:p>37.911973</text:p>
          </table:table-cell>
          <table:table-cell office:value-type="float" office:value="25.65517">
            <text:p>25.65517</text:p>
          </table:table-cell>
          <table:table-cell/>
          <table:table-cell table:formula="of:=[.C56]-[.C55]" office:value-type="float" office:value="0.287353">
            <text:p>0.287353</text:p>
          </table:table-cell>
          <table:table-cell table:formula="of:=AVERAGE([.E54:.E56])" office:value-type="float" office:value="0.310343999999999">
            <text:p>0.310343999999999</text:p>
          </table:table-cell>
          <table:table-cell table:formula="of:=[.E56]/([.B56]-[.B55])" office:value-type="float" office:value="0.574707149414295">
            <text:p>0.574707149414295</text:p>
          </table:table-cell>
          <table:table-cell table:formula="of:=AVERAGE([.G54:.G56])" office:value-type="float" office:value="0.558408582476313">
            <text:p>0.558408582476313</text:p>
          </table:table-cell>
          <table:table-cell table:number-columns-repeated="4"/>
          <table:table-cell table:formula="of:=((([.A56]-1)*[.M55])+[.G56])/[.A56]" office:value-type="float" office:value="0.829337309978291">
            <text:p>0.829337309978291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8.519976">
            <text:p>38.519976</text:p>
          </table:table-cell>
          <table:table-cell office:value-type="float" office:value="26.011494">
            <text:p>26.011494</text:p>
          </table:table-cell>
          <table:table-cell/>
          <table:table-cell table:formula="of:=[.C57]-[.C56]" office:value-type="float" office:value="0.356324000000001">
            <text:p>0.356324000000001</text:p>
          </table:table-cell>
          <table:table-cell table:formula="of:=AVERAGE([.E55:.E57])" office:value-type="float" office:value="0.348659">
            <text:p>0.348659</text:p>
          </table:table-cell>
          <table:table-cell table:formula="of:=[.E57]/([.B57]-[.B56])" office:value-type="float" office:value="0.586056318801063">
            <text:p>0.586056318801063</text:p>
          </table:table-cell>
          <table:table-cell table:formula="of:=AVERAGE([.G55:.G57])" office:value-type="float" office:value="0.58183281356215">
            <text:p>0.58183281356215</text:p>
          </table:table-cell>
          <table:table-cell table:number-columns-repeated="4"/>
          <table:table-cell table:formula="of:=((([.A57]-1)*[.M56])+[.G57])/[.A57]" office:value-type="float" office:value="0.824914019229614">
            <text:p>0.824914019229614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9.12797">
            <text:p>39.12797</text:p>
          </table:table-cell>
          <table:table-cell office:value-type="float" office:value="26.390806">
            <text:p>26.390806</text:p>
          </table:table-cell>
          <table:table-cell/>
          <table:table-cell table:formula="of:=[.C58]-[.C57]" office:value-type="float" office:value="0.379312000000002">
            <text:p>0.379312000000002</text:p>
          </table:table-cell>
          <table:table-cell table:formula="of:=AVERAGE([.E56:.E58])" office:value-type="float" office:value="0.340996333333334">
            <text:p>0.340996333333334</text:p>
          </table:table-cell>
          <table:table-cell table:formula="of:=[.E58]/([.B58]-[.B57])" office:value-type="float" office:value="0.623874577709654">
            <text:p>0.623874577709654</text:p>
          </table:table-cell>
          <table:table-cell table:formula="of:=AVERAGE([.G56:.G58])" office:value-type="float" office:value="0.594879348641671">
            <text:p>0.594879348641671</text:p>
          </table:table-cell>
          <table:table-cell table:number-columns-repeated="4"/>
          <table:table-cell table:formula="of:=((([.A58]-1)*[.M57])+[.G58])/[.A58]" office:value-type="float" office:value="0.821324029202472">
            <text:p>0.82132402920247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9.623993">
            <text:p>39.623993</text:p>
          </table:table-cell>
          <table:table-cell office:value-type="float" office:value="26.655174">
            <text:p>26.655174</text:p>
          </table:table-cell>
          <table:table-cell/>
          <table:table-cell table:formula="of:=[.C59]-[.C58]" office:value-type="float" office:value="0.264367999999997">
            <text:p>0.264367999999997</text:p>
          </table:table-cell>
          <table:table-cell table:formula="of:=AVERAGE([.E57:.E59])" office:value-type="float" office:value="0.333334666666667">
            <text:p>0.333334666666667</text:p>
          </table:table-cell>
          <table:table-cell table:formula="of:=[.E59]/([.B59]-[.B58])" office:value-type="float" office:value="0.532975285420226">
            <text:p>0.532975285420226</text:p>
          </table:table-cell>
          <table:table-cell table:formula="of:=AVERAGE([.G57:.G59])" office:value-type="float" office:value="0.580968727310315">
            <text:p>0.580968727310315</text:p>
          </table:table-cell>
          <table:table-cell table:number-columns-repeated="4"/>
          <table:table-cell table:formula="of:=((([.A59]-1)*[.M58])+[.G59])/[.A59]" office:value-type="float" office:value="0.816265279311556">
            <text:p>0.816265279311556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0.27181">
            <text:p>40.27181</text:p>
          </table:table-cell>
          <table:table-cell office:value-type="float" office:value="27.045977">
            <text:p>27.045977</text:p>
          </table:table-cell>
          <table:table-cell/>
          <table:table-cell table:formula="of:=[.C60]-[.C59]" office:value-type="float" office:value="0.390803000000002">
            <text:p>0.390803000000002</text:p>
          </table:table-cell>
          <table:table-cell table:formula="of:=AVERAGE([.E58:.E60])" office:value-type="float" office:value="0.344827666666667">
            <text:p>0.344827666666667</text:p>
          </table:table-cell>
          <table:table-cell table:formula="of:=[.E60]/([.B60]-[.B59])" office:value-type="float" office:value="0.603261414874879">
            <text:p>0.603261414874879</text:p>
          </table:table-cell>
          <table:table-cell table:formula="of:=AVERAGE([.G58:.G60])" office:value-type="float" office:value="0.58670375933492">
            <text:p>0.58670375933492</text:p>
          </table:table-cell>
          <table:table-cell table:number-columns-repeated="4"/>
          <table:table-cell table:formula="of:=((([.A60]-1)*[.M59])+[.G60])/[.A60]" office:value-type="float" office:value="0.812592798890234">
            <text:p>0.8125927988902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0.771996">
            <text:p>40.771996</text:p>
          </table:table-cell>
          <table:table-cell office:value-type="float" office:value="27.321838">
            <text:p>27.321838</text:p>
          </table:table-cell>
          <table:table-cell/>
          <table:table-cell table:formula="of:=[.C61]-[.C60]" office:value-type="float" office:value="0.275860999999999">
            <text:p>0.275860999999999</text:p>
          </table:table-cell>
          <table:table-cell table:formula="of:=AVERAGE([.E59:.E61])" office:value-type="float" office:value="0.310343999999999">
            <text:p>0.310343999999999</text:p>
          </table:table-cell>
          <table:table-cell table:formula="of:=[.E61]/([.B61]-[.B60])" office:value-type="float" office:value="0.551516835737105">
            <text:p>0.551516835737105</text:p>
          </table:table-cell>
          <table:table-cell table:formula="of:=AVERAGE([.G59:.G61])" office:value-type="float" office:value="0.562584512010737">
            <text:p>0.562584512010737</text:p>
          </table:table-cell>
          <table:table-cell table:number-columns-repeated="4"/>
          <table:table-cell table:formula="of:=((([.A61]-1)*[.M60])+[.G61])/[.A61]" office:value-type="float" office:value="0.808167782565604">
            <text:p>0.808167782565604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1.37482">
            <text:p>41.37482</text:p>
          </table:table-cell>
          <table:table-cell office:value-type="float" office:value="27.666668">
            <text:p>27.666668</text:p>
          </table:table-cell>
          <table:table-cell/>
          <table:table-cell table:formula="of:=[.C62]-[.C61]" office:value-type="float" office:value="0.344830000000002">
            <text:p>0.344830000000002</text:p>
          </table:table-cell>
          <table:table-cell table:formula="of:=AVERAGE([.E60:.E62])" office:value-type="float" office:value="0.337164666666667">
            <text:p>0.337164666666667</text:p>
          </table:table-cell>
          <table:table-cell table:formula="of:=[.E62]/([.B62]-[.B61])" office:value-type="float" office:value="0.572024338778819">
            <text:p>0.572024338778819</text:p>
          </table:table-cell>
          <table:table-cell table:formula="of:=AVERAGE([.G60:.G62])" office:value-type="float" office:value="0.575600863130268">
            <text:p>0.575600863130268</text:p>
          </table:table-cell>
          <table:table-cell table:number-columns-repeated="4"/>
          <table:table-cell table:formula="of:=((([.A62]-1)*[.M61])+[.G62])/[.A62]" office:value-type="float" office:value="0.804232058502491">
            <text:p>0.8042320585024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1.875947">
            <text:p>41.875947</text:p>
          </table:table-cell>
          <table:table-cell office:value-type="float" office:value="27.896551">
            <text:p>27.896551</text:p>
          </table:table-cell>
          <table:table-cell/>
          <table:table-cell table:formula="of:=[.C63]-[.C62]" office:value-type="float" office:value="0.229882999999997">
            <text:p>0.229882999999997</text:p>
          </table:table-cell>
          <table:table-cell table:formula="of:=AVERAGE([.E61:.E63])" office:value-type="float" office:value="0.283524666666666">
            <text:p>0.283524666666666</text:p>
          </table:table-cell>
          <table:table-cell table:formula="of:=[.E63]/([.B63]-[.B62])" office:value-type="float" office:value="0.458732018031355">
            <text:p>0.458732018031355</text:p>
          </table:table-cell>
          <table:table-cell table:formula="of:=AVERAGE([.G61:.G63])" office:value-type="float" office:value="0.52742439751576">
            <text:p>0.52742439751576</text:p>
          </table:table-cell>
          <table:table-cell table:number-columns-repeated="4"/>
          <table:table-cell table:formula="of:=((([.A63]-1)*[.M62])+[.G63])/[.A63]" office:value-type="float" office:value="0.798568123412801">
            <text:p>0.798568123412801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2.491992">
            <text:p>42.491992</text:p>
          </table:table-cell>
          <table:table-cell office:value-type="float" office:value="28.252872">
            <text:p>28.252872</text:p>
          </table:table-cell>
          <table:table-cell/>
          <table:table-cell table:formula="of:=[.C64]-[.C63]" office:value-type="float" office:value="0.356321000000001">
            <text:p>0.356321000000001</text:p>
          </table:table-cell>
          <table:table-cell table:formula="of:=AVERAGE([.E62:.E64])" office:value-type="float" office:value="0.310344666666667">
            <text:p>0.310344666666667</text:p>
          </table:table-cell>
          <table:table-cell table:formula="of:=[.E64]/([.B64]-[.B63])" office:value-type="float" office:value="0.578400928503595">
            <text:p>0.578400928503595</text:p>
          </table:table-cell>
          <table:table-cell table:formula="of:=AVERAGE([.G62:.G64])" office:value-type="float" office:value="0.536385761771256">
            <text:p>0.536385761771256</text:p>
          </table:table-cell>
          <table:table-cell table:number-columns-repeated="4"/>
          <table:table-cell table:formula="of:=((([.A64]-1)*[.M63])+[.G64])/[.A64]" office:value-type="float" office:value="0.795017039623943">
            <text:p>0.795017039623943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3.135988">
            <text:p>43.135988</text:p>
          </table:table-cell>
          <table:table-cell office:value-type="float" office:value="28.609196">
            <text:p>28.609196</text:p>
          </table:table-cell>
          <table:table-cell/>
          <table:table-cell table:formula="of:=[.C65]-[.C64]" office:value-type="float" office:value="0.356324000000001">
            <text:p>0.356324000000001</text:p>
          </table:table-cell>
          <table:table-cell table:formula="of:=AVERAGE([.E63:.E65])" office:value-type="float" office:value="0.314176">
            <text:p>0.314176</text:p>
          </table:table-cell>
          <table:table-cell table:formula="of:=[.E65]/([.B65]-[.B64])" office:value-type="float" office:value="0.553301573301704">
            <text:p>0.553301573301704</text:p>
          </table:table-cell>
          <table:table-cell table:formula="of:=AVERAGE([.G63:.G65])" office:value-type="float" office:value="0.530144839945551">
            <text:p>0.530144839945551</text:p>
          </table:table-cell>
          <table:table-cell table:number-columns-repeated="4"/>
          <table:table-cell table:formula="of:=((([.A65]-1)*[.M64])+[.G65])/[.A65]" office:value-type="float" office:value="0.791180286190256">
            <text:p>0.79118028619025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3.594622">
            <text:p>43.594622</text:p>
          </table:table-cell>
          <table:table-cell office:value-type="float" office:value="28.839081">
            <text:p>28.839081</text:p>
          </table:table-cell>
          <table:table-cell/>
          <table:table-cell table:formula="of:=[.C66]-[.C65]" office:value-type="float" office:value="0.229884999999999">
            <text:p>0.229884999999999</text:p>
          </table:table-cell>
          <table:table-cell table:formula="of:=AVERAGE([.E64:.E66])" office:value-type="float" office:value="0.314176666666667">
            <text:p>0.314176666666667</text:p>
          </table:table-cell>
          <table:table-cell table:formula="of:=[.E66]/([.B66]-[.B65])" office:value-type="float" office:value="0.501238460297313">
            <text:p>0.501238460297313</text:p>
          </table:table-cell>
          <table:table-cell table:formula="of:=AVERAGE([.G64:.G66])" office:value-type="float" office:value="0.544313654034204">
            <text:p>0.544313654034204</text:p>
          </table:table-cell>
          <table:table-cell table:number-columns-repeated="4"/>
          <table:table-cell table:formula="of:=((([.A66]-1)*[.M65])+[.G66])/[.A66]" office:value-type="float" office:value="0.786649945160679">
            <text:p>0.786649945160679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4.23994">
            <text:p>44.23994</text:p>
          </table:table-cell>
          <table:table-cell office:value-type="float" office:value="29.1954">
            <text:p>29.1954</text:p>
          </table:table-cell>
          <table:table-cell/>
          <table:table-cell table:formula="of:=[.C67]-[.C66]" office:value-type="float" office:value="0.356318999999999">
            <text:p>0.356318999999999</text:p>
          </table:table-cell>
          <table:table-cell table:formula="of:=AVERAGE([.E65:.E67])" office:value-type="float" office:value="0.314176">
            <text:p>0.314176</text:p>
          </table:table-cell>
          <table:table-cell table:formula="of:=[.E67]/([.B67]-[.B66])" office:value-type="float" office:value="0.552160330255783">
            <text:p>0.552160330255783</text:p>
          </table:table-cell>
          <table:table-cell table:formula="of:=AVERAGE([.G65:.G67])" office:value-type="float" office:value="0.5355667879516">
            <text:p>0.5355667879516</text:p>
          </table:table-cell>
          <table:table-cell table:number-columns-repeated="4"/>
          <table:table-cell table:formula="of:=((([.A67]-1)*[.M66])+[.G67])/[.A67]" office:value-type="float" office:value="0.783042412623681">
            <text:p>0.783042412623681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4.735971">
            <text:p>44.735971</text:p>
          </table:table-cell>
          <table:table-cell office:value-type="float" office:value="29.459772">
            <text:p>29.459772</text:p>
          </table:table-cell>
          <table:table-cell/>
          <table:table-cell table:formula="of:=[.C68]-[.C67]" office:value-type="float" office:value="0.264372000000002">
            <text:p>0.264372000000002</text:p>
          </table:table-cell>
          <table:table-cell table:formula="of:=AVERAGE([.E66:.E68])" office:value-type="float" office:value="0.283525333333333">
            <text:p>0.283525333333333</text:p>
          </table:table-cell>
          <table:table-cell table:formula="of:=[.E68]/([.B68]-[.B67])" office:value-type="float" office:value="0.53297475359403">
            <text:p>0.53297475359403</text:p>
          </table:table-cell>
          <table:table-cell table:formula="of:=AVERAGE([.G66:.G68])" office:value-type="float" office:value="0.528791181382375">
            <text:p>0.528791181382375</text:p>
          </table:table-cell>
          <table:table-cell table:number-columns-repeated="4"/>
          <table:table-cell table:formula="of:=((([.A68]-1)*[.M67])+[.G68])/[.A68]" office:value-type="float" office:value="0.779253508698989">
            <text:p>0.779253508698989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5.294832">
            <text:p>45.294832</text:p>
          </table:table-cell>
          <table:table-cell office:value-type="float" office:value="29.758621">
            <text:p>29.758621</text:p>
          </table:table-cell>
          <table:table-cell/>
          <table:table-cell table:formula="of:=[.C69]-[.C68]" office:value-type="float" office:value="0.298849000000001">
            <text:p>0.298849000000001</text:p>
          </table:table-cell>
          <table:table-cell table:formula="of:=AVERAGE([.E67:.E69])" office:value-type="float" office:value="0.306513333333334">
            <text:p>0.306513333333334</text:p>
          </table:table-cell>
          <table:table-cell table:formula="of:=[.E69]/([.B69]-[.B68])" office:value-type="float" office:value="0.534746564888229">
            <text:p>0.534746564888229</text:p>
          </table:table-cell>
          <table:table-cell table:formula="of:=AVERAGE([.G67:.G69])" office:value-type="float" office:value="0.539960549579347">
            <text:p>0.539960549579347</text:p>
          </table:table-cell>
          <table:table-cell table:number-columns-repeated="4"/>
          <table:table-cell table:formula="of:=((([.A69]-1)*[.M68])+[.G69])/[.A69]" office:value-type="float" office:value="0.775604151328679">
            <text:p>0.775604151328679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5.795989">
            <text:p>45.795989</text:p>
          </table:table-cell>
          <table:table-cell office:value-type="float" office:value="30.034483">
            <text:p>30.034483</text:p>
          </table:table-cell>
          <table:table-cell/>
          <table:table-cell table:formula="of:=[.C70]-[.C69]" office:value-type="float" office:value="0.275862">
            <text:p>0.275862</text:p>
          </table:table-cell>
          <table:table-cell table:formula="of:=AVERAGE([.E68:.E70])" office:value-type="float" office:value="0.279694333333334">
            <text:p>0.279694333333334</text:p>
          </table:table-cell>
          <table:table-cell table:formula="of:=[.E70]/([.B70]-[.B69])" office:value-type="float" office:value="0.550450258102751">
            <text:p>0.550450258102751</text:p>
          </table:table-cell>
          <table:table-cell table:formula="of:=AVERAGE([.G68:.G70])" office:value-type="float" office:value="0.539390525528337">
            <text:p>0.539390525528337</text:p>
          </table:table-cell>
          <table:table-cell table:number-columns-repeated="4"/>
          <table:table-cell table:formula="of:=((([.A70]-1)*[.M69])+[.G70])/[.A70]" office:value-type="float" office:value="0.772293064663592">
            <text:p>0.772293064663592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6.359986">
            <text:p>46.359986</text:p>
          </table:table-cell>
          <table:table-cell office:value-type="float" office:value="30.333334">
            <text:p>30.333334</text:p>
          </table:table-cell>
          <table:table-cell/>
          <table:table-cell table:formula="of:=[.C71]-[.C70]" office:value-type="float" office:value="0.298850999999999">
            <text:p>0.298850999999999</text:p>
          </table:table-cell>
          <table:table-cell table:formula="of:=AVERAGE([.E69:.E71])" office:value-type="float" office:value="0.291187333333333">
            <text:p>0.291187333333333</text:p>
          </table:table-cell>
          <table:table-cell table:formula="of:=[.E71]/([.B71]-[.B70])" office:value-type="float" office:value="0.529880478087647">
            <text:p>0.529880478087647</text:p>
          </table:table-cell>
          <table:table-cell table:formula="of:=AVERAGE([.G69:.G71])" office:value-type="float" office:value="0.538359100359542">
            <text:p>0.538359100359542</text:p>
          </table:table-cell>
          <table:table-cell table:number-columns-repeated="4"/>
          <table:table-cell table:formula="of:=((([.A71]-1)*[.M70])+[.G71])/[.A71]" office:value-type="float" office:value="0.768779838771187">
            <text:p>0.768779838771187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.856628">
            <text:p>46.856628</text:p>
          </table:table-cell>
          <table:table-cell office:value-type="float" office:value="30.597702">
            <text:p>30.597702</text:p>
          </table:table-cell>
          <table:table-cell/>
          <table:table-cell table:formula="of:=[.C72]-[.C71]" office:value-type="float" office:value="0.264368000000001">
            <text:p>0.264368000000001</text:p>
          </table:table-cell>
          <table:table-cell table:formula="of:=AVERAGE([.E70:.E72])" office:value-type="float" office:value="0.279693666666667">
            <text:p>0.279693666666667</text:p>
          </table:table-cell>
          <table:table-cell table:formula="of:=[.E72]/([.B72]-[.B71])" office:value-type="float" office:value="0.532311000680571">
            <text:p>0.532311000680571</text:p>
          </table:table-cell>
          <table:table-cell table:formula="of:=AVERAGE([.G70:.G72])" office:value-type="float" office:value="0.537547245623657">
            <text:p>0.537547245623657</text:p>
          </table:table-cell>
          <table:table-cell table:number-columns-repeated="4"/>
          <table:table-cell table:formula="of:=((([.A72]-1)*[.M71])+[.G72])/[.A72]" office:value-type="float" office:value="0.76540171251275">
            <text:p>0.76540171251275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7.467993">
            <text:p>47.467993</text:p>
          </table:table-cell>
          <table:table-cell office:value-type="float" office:value="30.896551">
            <text:p>30.896551</text:p>
          </table:table-cell>
          <table:table-cell/>
          <table:table-cell table:formula="of:=[.C73]-[.C72]" office:value-type="float" office:value="0.298848999999997">
            <text:p>0.298848999999997</text:p>
          </table:table-cell>
          <table:table-cell table:formula="of:=AVERAGE([.E71:.E73])" office:value-type="float" office:value="0.287355999999999">
            <text:p>0.287355999999999</text:p>
          </table:table-cell>
          <table:table-cell table:formula="of:=[.E73]/([.B73]-[.B72])" office:value-type="float" office:value="0.488822552812146">
            <text:p>0.488822552812146</text:p>
          </table:table-cell>
          <table:table-cell table:formula="of:=AVERAGE([.G71:.G73])" office:value-type="float" office:value="0.517004677193455">
            <text:p>0.517004677193455</text:p>
          </table:table-cell>
          <table:table-cell table:number-columns-repeated="4"/>
          <table:table-cell table:formula="of:=((([.A73]-1)*[.M72])+[.G73])/[.A73]" office:value-type="float" office:value="0.761506231390206">
            <text:p>0.761506231390206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7.971931">
            <text:p>47.971931</text:p>
          </table:table-cell>
          <table:table-cell office:value-type="float" office:value="31.160921">
            <text:p>31.160921</text:p>
          </table:table-cell>
          <table:table-cell/>
          <table:table-cell table:formula="of:=[.C74]-[.C73]" office:value-type="float" office:value="0.26437">
            <text:p>0.26437</text:p>
          </table:table-cell>
          <table:table-cell table:formula="of:=AVERAGE([.E72:.E74])" office:value-type="float" office:value="0.275862333333333">
            <text:p>0.275862333333333</text:p>
          </table:table-cell>
          <table:table-cell table:formula="of:=[.E74]/([.B74]-[.B73])" office:value-type="float" office:value="0.524608185927635">
            <text:p>0.524608185927635</text:p>
          </table:table-cell>
          <table:table-cell table:formula="of:=AVERAGE([.G72:.G74])" office:value-type="float" office:value="0.515247246473451">
            <text:p>0.515247246473451</text:p>
          </table:table-cell>
          <table:table-cell table:number-columns-repeated="4"/>
          <table:table-cell table:formula="of:=((([.A74]-1)*[.M73])+[.G74])/[.A74]" office:value-type="float" office:value="0.758215980758781">
            <text:p>0.758215980758781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8.615972">
            <text:p>48.615972</text:p>
          </table:table-cell>
          <table:table-cell office:value-type="float" office:value="31.482759">
            <text:p>31.482759</text:p>
          </table:table-cell>
          <table:table-cell/>
          <table:table-cell table:formula="of:=[.C75]-[.C74]" office:value-type="float" office:value="0.321838000000003">
            <text:p>0.321838000000003</text:p>
          </table:table-cell>
          <table:table-cell table:formula="of:=AVERAGE([.E73:.E75])" office:value-type="float" office:value="0.295019">
            <text:p>0.295019</text:p>
          </table:table-cell>
          <table:table-cell table:formula="of:=[.E75]/([.B75]-[.B74])" office:value-type="float" office:value="0.499716632947285">
            <text:p>0.499716632947285</text:p>
          </table:table-cell>
          <table:table-cell table:formula="of:=AVERAGE([.G73:.G75])" office:value-type="float" office:value="0.504382457229022">
            <text:p>0.504382457229022</text:p>
          </table:table-cell>
          <table:table-cell table:number-columns-repeated="4"/>
          <table:table-cell table:formula="of:=((([.A75]-1)*[.M74])+[.G75])/[.A75]" office:value-type="float" office:value="0.754674893802459">
            <text:p>0.754674893802459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9.22399">
            <text:p>49.22399</text:p>
          </table:table-cell>
          <table:table-cell office:value-type="float" office:value="31.781609">
            <text:p>31.781609</text:p>
          </table:table-cell>
          <table:table-cell/>
          <table:table-cell table:formula="of:=[.C76]-[.C75]" office:value-type="float" office:value="0.298849999999998">
            <text:p>0.298849999999998</text:p>
          </table:table-cell>
          <table:table-cell table:formula="of:=AVERAGE([.E74:.E76])" office:value-type="float" office:value="0.295019333333334">
            <text:p>0.295019333333334</text:p>
          </table:table-cell>
          <table:table-cell table:formula="of:=[.E76]/([.B76]-[.B75])" office:value-type="float" office:value="0.491515053830639">
            <text:p>0.491515053830639</text:p>
          </table:table-cell>
          <table:table-cell table:formula="of:=AVERAGE([.G74:.G76])" office:value-type="float" office:value="0.50527995756852">
            <text:p>0.50527995756852</text:p>
          </table:table-cell>
          <table:table-cell table:number-columns-repeated="4"/>
          <table:table-cell table:formula="of:=((([.A76]-1)*[.M75])+[.G76])/[.A76]" office:value-type="float" office:value="0.751118679748786">
            <text:p>0.751118679748786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9.719978">
            <text:p>49.719978</text:p>
          </table:table-cell>
          <table:table-cell office:value-type="float" office:value="32.045979">
            <text:p>32.045979</text:p>
          </table:table-cell>
          <table:table-cell/>
          <table:table-cell table:formula="of:=[.C77]-[.C76]" office:value-type="float" office:value="0.264370000000003">
            <text:p>0.264370000000003</text:p>
          </table:table-cell>
          <table:table-cell table:formula="of:=AVERAGE([.E75:.E77])" office:value-type="float" office:value="0.295019333333335">
            <text:p>0.295019333333335</text:p>
          </table:table-cell>
          <table:table-cell table:formula="of:=[.E77]/([.B77]-[.B76])" office:value-type="float" office:value="0.533016927828909">
            <text:p>0.533016927828909</text:p>
          </table:table-cell>
          <table:table-cell table:formula="of:=AVERAGE([.G75:.G77])" office:value-type="float" office:value="0.508082871535611">
            <text:p>0.508082871535611</text:p>
          </table:table-cell>
          <table:table-cell table:number-columns-repeated="4"/>
          <table:table-cell table:formula="of:=((([.A77]-1)*[.M76])+[.G77])/[.A77]" office:value-type="float" office:value="0.748210656389854">
            <text:p>0.748210656389854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0.331971">
            <text:p>50.331971</text:p>
          </table:table-cell>
          <table:table-cell office:value-type="float" office:value="32.333332">
            <text:p>32.333332</text:p>
          </table:table-cell>
          <table:table-cell/>
          <table:table-cell table:formula="of:=[.C78]-[.C77]" office:value-type="float" office:value="0.287352999999996">
            <text:p>0.287352999999996</text:p>
          </table:table-cell>
          <table:table-cell table:formula="of:=AVERAGE([.E76:.E78])" office:value-type="float" office:value="0.283524333333332">
            <text:p>0.283524333333332</text:p>
          </table:table-cell>
          <table:table-cell table:formula="of:=[.E78]/([.B78]-[.B77])" office:value-type="float" office:value="0.469536416266188">
            <text:p>0.469536416266188</text:p>
          </table:table-cell>
          <table:table-cell table:formula="of:=AVERAGE([.G76:.G78])" office:value-type="float" office:value="0.498022799308579">
            <text:p>0.498022799308579</text:p>
          </table:table-cell>
          <table:table-cell table:number-columns-repeated="4"/>
          <table:table-cell table:formula="of:=((([.A78]-1)*[.M77])+[.G78])/[.A78]" office:value-type="float" office:value="0.744543890072438">
            <text:p>0.744543890072438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0.831971">
            <text:p>50.831971</text:p>
          </table:table-cell>
          <table:table-cell office:value-type="float" office:value="32.586208">
            <text:p>32.586208</text:p>
          </table:table-cell>
          <table:table-cell/>
          <table:table-cell table:formula="of:=[.C79]-[.C78]" office:value-type="float" office:value="0.252876000000001">
            <text:p>0.252876000000001</text:p>
          </table:table-cell>
          <table:table-cell table:formula="of:=AVERAGE([.E77:.E79])" office:value-type="float" office:value="0.268199666666667">
            <text:p>0.268199666666667</text:p>
          </table:table-cell>
          <table:table-cell table:formula="of:=[.E79]/([.B79]-[.B78])" office:value-type="float" office:value="0.505752000000001">
            <text:p>0.505752000000001</text:p>
          </table:table-cell>
          <table:table-cell table:formula="of:=AVERAGE([.G77:.G79])" office:value-type="float" office:value="0.502768448031699">
            <text:p>0.502768448031699</text:p>
          </table:table-cell>
          <table:table-cell table:number-columns-repeated="4"/>
          <table:table-cell table:formula="of:=((([.A79]-1)*[.M78])+[.G79])/[.A79]" office:value-type="float" office:value="0.741442696694874">
            <text:p>0.741442696694874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1.439989">
            <text:p>51.439989</text:p>
          </table:table-cell>
          <table:table-cell office:value-type="float" office:value="32.91954">
            <text:p>32.91954</text:p>
          </table:table-cell>
          <table:table-cell/>
          <table:table-cell table:formula="of:=[.C80]-[.C79]" office:value-type="float" office:value="0.333331999999999">
            <text:p>0.333331999999999</text:p>
          </table:table-cell>
          <table:table-cell table:formula="of:=AVERAGE([.E78:.E80])" office:value-type="float" office:value="0.291186999999998">
            <text:p>0.291186999999998</text:p>
          </table:table-cell>
          <table:table-cell table:formula="of:=[.E80]/([.B80]-[.B79])" office:value-type="float" office:value="0.548227190642385">
            <text:p>0.548227190642385</text:p>
          </table:table-cell>
          <table:table-cell table:formula="of:=AVERAGE([.G78:.G80])" office:value-type="float" office:value="0.507838535636192">
            <text:p>0.507838535636192</text:p>
          </table:table-cell>
          <table:table-cell table:number-columns-repeated="4"/>
          <table:table-cell table:formula="of:=((([.A80]-1)*[.M79])+[.G80])/[.A80]" office:value-type="float" office:value="0.738965574822406">
            <text:p>0.738965574822406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1.936681">
            <text:p>51.936681</text:p>
          </table:table-cell>
          <table:table-cell office:value-type="float" office:value="33.149426">
            <text:p>33.149426</text:p>
          </table:table-cell>
          <table:table-cell/>
          <table:table-cell table:formula="of:=[.C81]-[.C80]" office:value-type="float" office:value="0.229886">
            <text:p>0.229886</text:p>
          </table:table-cell>
          <table:table-cell table:formula="of:=AVERAGE([.E79:.E81])" office:value-type="float" office:value="0.272031333333333">
            <text:p>0.272031333333333</text:p>
          </table:table-cell>
          <table:table-cell table:formula="of:=[.E81]/([.B81]-[.B80])" office:value-type="float" office:value="0.4628341104749">
            <text:p>0.4628341104749</text:p>
          </table:table-cell>
          <table:table-cell table:formula="of:=AVERAGE([.G79:.G81])" office:value-type="float" office:value="0.505604433705762">
            <text:p>0.505604433705762</text:p>
          </table:table-cell>
          <table:table-cell table:number-columns-repeated="4"/>
          <table:table-cell table:formula="of:=((([.A81]-1)*[.M80])+[.G81])/[.A81]" office:value-type="float" office:value="0.735470239830665">
            <text:p>0.73547023983066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.459986">
            <text:p>52.459986</text:p>
          </table:table-cell>
          <table:table-cell office:value-type="float" office:value="33.367817">
            <text:p>33.367817</text:p>
          </table:table-cell>
          <table:table-cell/>
          <table:table-cell table:formula="of:=[.C82]-[.C81]" office:value-type="float" office:value="0.218391000000004">
            <text:p>0.218391000000004</text:p>
          </table:table-cell>
          <table:table-cell table:formula="of:=AVERAGE([.E80:.E82])" office:value-type="float" office:value="0.260536333333334">
            <text:p>0.260536333333334</text:p>
          </table:table-cell>
          <table:table-cell table:formula="of:=[.E82]/([.B82]-[.B81])" office:value-type="float" office:value="0.417330237624337">
            <text:p>0.417330237624337</text:p>
          </table:table-cell>
          <table:table-cell table:formula="of:=AVERAGE([.G80:.G82])" office:value-type="float" office:value="0.476130512913874">
            <text:p>0.476130512913874</text:p>
          </table:table-cell>
          <table:table-cell table:number-columns-repeated="4"/>
          <table:table-cell table:formula="of:=((([.A82]-1)*[.M81])+[.G82])/[.A82]" office:value-type="float" office:value="0.731493489803086">
            <text:p>0.731493489803086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2.959975">
            <text:p>52.959975</text:p>
          </table:table-cell>
          <table:table-cell office:value-type="float" office:value="33.632183">
            <text:p>33.632183</text:p>
          </table:table-cell>
          <table:table-cell/>
          <table:table-cell table:formula="of:=[.C83]-[.C82]" office:value-type="float" office:value="0.264365999999995">
            <text:p>0.264365999999995</text:p>
          </table:table-cell>
          <table:table-cell table:formula="of:=AVERAGE([.E81:.E83])" office:value-type="float" office:value="0.237547666666667">
            <text:p>0.237547666666667</text:p>
          </table:table-cell>
          <table:table-cell table:formula="of:=[.E83]/([.B83]-[.B82])" office:value-type="float" office:value="0.528743632359904">
            <text:p>0.528743632359904</text:p>
          </table:table-cell>
          <table:table-cell table:formula="of:=AVERAGE([.G81:.G83])" office:value-type="float" office:value="0.46963599348638">
            <text:p>0.46963599348638</text:p>
          </table:table-cell>
          <table:table-cell table:number-columns-repeated="4"/>
          <table:table-cell table:formula="of:=((([.A83]-1)*[.M82])+[.G83])/[.A83]" office:value-type="float" office:value="0.728990405143294">
            <text:p>0.728990405143294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3.527564">
            <text:p>53.527564</text:p>
          </table:table-cell>
          <table:table-cell office:value-type="float" office:value="33.896549">
            <text:p>33.896549</text:p>
          </table:table-cell>
          <table:table-cell/>
          <table:table-cell table:formula="of:=[.C84]-[.C83]" office:value-type="float" office:value="0.264366000000003">
            <text:p>0.264366000000003</text:p>
          </table:table-cell>
          <table:table-cell table:formula="of:=AVERAGE([.E82:.E84])" office:value-type="float" office:value="0.249041000000001">
            <text:p>0.249041000000001</text:p>
          </table:table-cell>
          <table:table-cell table:formula="of:=[.E84]/([.B84]-[.B83])" office:value-type="float" office:value="0.465770125918584">
            <text:p>0.465770125918584</text:p>
          </table:table-cell>
          <table:table-cell table:formula="of:=AVERAGE([.G82:.G84])" office:value-type="float" office:value="0.470614665300942">
            <text:p>0.470614665300942</text:p>
          </table:table-cell>
          <table:table-cell table:number-columns-repeated="4"/>
          <table:table-cell table:formula="of:=((([.A84]-1)*[.M83])+[.G84])/[.A84]" office:value-type="float" office:value="0.725780401738114">
            <text:p>0.725780401738114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4.048763">
            <text:p>54.048763</text:p>
          </table:table-cell>
          <table:table-cell office:value-type="float" office:value="34.126438">
            <text:p>34.126438</text:p>
          </table:table-cell>
          <table:table-cell/>
          <table:table-cell table:formula="of:=[.C85]-[.C84]" office:value-type="float" office:value="0.229889">
            <text:p>0.229889</text:p>
          </table:table-cell>
          <table:table-cell table:formula="of:=AVERAGE([.E83:.E85])" office:value-type="float" office:value="0.252873666666666">
            <text:p>0.252873666666666</text:p>
          </table:table-cell>
          <table:table-cell table:formula="of:=[.E85]/([.B85]-[.B84])" office:value-type="float" office:value="0.441077208513445">
            <text:p>0.441077208513445</text:p>
          </table:table-cell>
          <table:table-cell table:formula="of:=AVERAGE([.G83:.G85])" office:value-type="float" office:value="0.478530322263977">
            <text:p>0.478530322263977</text:p>
          </table:table-cell>
          <table:table-cell table:number-columns-repeated="4"/>
          <table:table-cell table:formula="of:=((([.A85]-1)*[.M84])+[.G85])/[.A85]" office:value-type="float" office:value="0.7223502427836">
            <text:p>0.722350242783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.639999">
            <text:p>54.639999</text:p>
          </table:table-cell>
          <table:table-cell office:value-type="float" office:value="34.379311">
            <text:p>34.379311</text:p>
          </table:table-cell>
          <table:table-cell/>
          <table:table-cell table:formula="of:=[.C86]-[.C85]" office:value-type="float" office:value="0.252873000000001">
            <text:p>0.252873000000001</text:p>
          </table:table-cell>
          <table:table-cell table:formula="of:=AVERAGE([.E84:.E86])" office:value-type="float" office:value="0.249042666666668">
            <text:p>0.249042666666668</text:p>
          </table:table-cell>
          <table:table-cell table:formula="of:=[.E86]/([.B86]-[.B85])" office:value-type="float" office:value="0.427702305001725">
            <text:p>0.427702305001725</text:p>
          </table:table-cell>
          <table:table-cell table:formula="of:=AVERAGE([.G84:.G86])" office:value-type="float" office:value="0.444849879811251">
            <text:p>0.444849879811251</text:p>
          </table:table-cell>
          <table:table-cell table:number-columns-repeated="4"/>
          <table:table-cell table:formula="of:=((([.A86]-1)*[.M85])+[.G86])/[.A86]" office:value-type="float" office:value="0.718842529238578">
            <text:p>0.718842529238578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.246582">
            <text:p>55.246582</text:p>
          </table:table-cell>
          <table:table-cell office:value-type="float" office:value="34.678162">
            <text:p>34.678162</text:p>
          </table:table-cell>
          <table:table-cell/>
          <table:table-cell table:formula="of:=[.C87]-[.C86]" office:value-type="float" office:value="0.298850999999999">
            <text:p>0.298850999999999</text:p>
          </table:table-cell>
          <table:table-cell table:formula="of:=AVERAGE([.E85:.E87])" office:value-type="float" office:value="0.260537666666667">
            <text:p>0.260537666666667</text:p>
          </table:table-cell>
          <table:table-cell table:formula="of:=[.E87]/([.B87]-[.B86])" office:value-type="float" office:value="0.492679484917979">
            <text:p>0.492679484917979</text:p>
          </table:table-cell>
          <table:table-cell table:formula="of:=AVERAGE([.G85:.G87])" office:value-type="float" office:value="0.453819666144383">
            <text:p>0.453819666144383</text:p>
          </table:table-cell>
          <table:table-cell table:number-columns-repeated="4"/>
          <table:table-cell table:formula="of:=((([.A87]-1)*[.M86])+[.G87])/[.A87]" office:value-type="float" office:value="0.716181787540689">
            <text:p>0.716181787540689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.747986">
            <text:p>55.747986</text:p>
          </table:table-cell>
          <table:table-cell office:value-type="float" office:value="34.896553">
            <text:p>34.896553</text:p>
          </table:table-cell>
          <table:table-cell/>
          <table:table-cell table:formula="of:=[.C88]-[.C87]" office:value-type="float" office:value="0.218390999999997">
            <text:p>0.218390999999997</text:p>
          </table:table-cell>
          <table:table-cell table:formula="of:=AVERAGE([.E86:.E88])" office:value-type="float" office:value="0.256704999999999">
            <text:p>0.256704999999999</text:p>
          </table:table-cell>
          <table:table-cell table:formula="of:=[.E88]/([.B88]-[.B87])" office:value-type="float" office:value="0.435558950467081">
            <text:p>0.435558950467081</text:p>
          </table:table-cell>
          <table:table-cell table:formula="of:=AVERAGE([.G86:.G88])" office:value-type="float" office:value="0.451980246795595">
            <text:p>0.451980246795595</text:p>
          </table:table-cell>
          <table:table-cell table:number-columns-repeated="4"/>
          <table:table-cell table:formula="of:=((([.A88]-1)*[.M87])+[.G88])/[.A88]" office:value-type="float" office:value="0.712918731295647">
            <text:p>0.712918731295647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6.399965">
            <text:p>56.399965</text:p>
          </table:table-cell>
          <table:table-cell office:value-type="float" office:value="35.18391">
            <text:p>35.18391</text:p>
          </table:table-cell>
          <table:table-cell/>
          <table:table-cell table:formula="of:=[.C89]-[.C88]" office:value-type="float" office:value="0.287357">
            <text:p>0.287357</text:p>
          </table:table-cell>
          <table:table-cell table:formula="of:=AVERAGE([.E87:.E89])" office:value-type="float" office:value="0.268199666666665">
            <text:p>0.268199666666665</text:p>
          </table:table-cell>
          <table:table-cell table:formula="of:=[.E89]/([.B89]-[.B88])" office:value-type="float" office:value="0.440745790892035">
            <text:p>0.440745790892035</text:p>
          </table:table-cell>
          <table:table-cell table:formula="of:=AVERAGE([.G87:.G89])" office:value-type="float" office:value="0.456328075425698">
            <text:p>0.456328075425698</text:p>
          </table:table-cell>
          <table:table-cell table:number-columns-repeated="4"/>
          <table:table-cell table:formula="of:=((([.A89]-1)*[.M88])+[.G89])/[.A89]" office:value-type="float" office:value="0.709790306693306">
            <text:p>0.709790306693306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6.899985">
            <text:p>56.899985</text:p>
          </table:table-cell>
          <table:table-cell office:value-type="float" office:value="35.425289">
            <text:p>35.425289</text:p>
          </table:table-cell>
          <table:table-cell/>
          <table:table-cell table:formula="of:=[.C90]-[.C89]" office:value-type="float" office:value="0.241379000000002">
            <text:p>0.241379000000002</text:p>
          </table:table-cell>
          <table:table-cell table:formula="of:=AVERAGE([.E88:.E90])" office:value-type="float" office:value="0.249042333333333">
            <text:p>0.249042333333333</text:p>
          </table:table-cell>
          <table:table-cell table:formula="of:=[.E90]/([.B90]-[.B89])" office:value-type="float" office:value="0.482738690452387">
            <text:p>0.482738690452387</text:p>
          </table:table-cell>
          <table:table-cell table:formula="of:=AVERAGE([.G88:.G90])" office:value-type="float" office:value="0.453014477270501">
            <text:p>0.453014477270501</text:p>
          </table:table-cell>
          <table:table-cell table:number-columns-repeated="4"/>
          <table:table-cell table:formula="of:=((([.A90]-1)*[.M89])+[.G90])/[.A90]" office:value-type="float" office:value="0.707210174690568">
            <text:p>0.707210174690568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7.515972">
            <text:p>57.515972</text:p>
          </table:table-cell>
          <table:table-cell office:value-type="float" office:value="35.678162">
            <text:p>35.678162</text:p>
          </table:table-cell>
          <table:table-cell/>
          <table:table-cell table:formula="of:=[.C91]-[.C90]" office:value-type="float" office:value="0.252873000000001">
            <text:p>0.252873000000001</text:p>
          </table:table-cell>
          <table:table-cell table:formula="of:=AVERAGE([.E89:.E91])" office:value-type="float" office:value="0.260536333333334">
            <text:p>0.260536333333334</text:p>
          </table:table-cell>
          <table:table-cell table:formula="of:=[.E91]/([.B91]-[.B90])" office:value-type="float" office:value="0.410516780386603">
            <text:p>0.410516780386603</text:p>
          </table:table-cell>
          <table:table-cell table:formula="of:=AVERAGE([.G89:.G91])" office:value-type="float" office:value="0.444667087243675">
            <text:p>0.444667087243675</text:p>
          </table:table-cell>
          <table:table-cell table:number-columns-repeated="4"/>
          <table:table-cell table:formula="of:=((([.A91]-1)*[.M90])+[.G91])/[.A91]" office:value-type="float" office:value="0.703876541046704">
            <text:p>0.703876541046704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.035994">
            <text:p>58.035994</text:p>
          </table:table-cell>
          <table:table-cell office:value-type="float" office:value="35.896553">
            <text:p>35.896553</text:p>
          </table:table-cell>
          <table:table-cell/>
          <table:table-cell table:formula="of:=[.C92]-[.C91]" office:value-type="float" office:value="0.218390999999997">
            <text:p>0.218390999999997</text:p>
          </table:table-cell>
          <table:table-cell table:formula="of:=AVERAGE([.E90:.E92])" office:value-type="float" office:value="0.237547666666667">
            <text:p>0.237547666666667</text:p>
          </table:table-cell>
          <table:table-cell table:formula="of:=[.E92]/([.B92]-[.B91])" office:value-type="float" office:value="0.419964924560874">
            <text:p>0.419964924560874</text:p>
          </table:table-cell>
          <table:table-cell table:formula="of:=AVERAGE([.G90:.G92])" office:value-type="float" office:value="0.437740131799955">
            <text:p>0.437740131799955</text:p>
          </table:table-cell>
          <table:table-cell table:number-columns-repeated="4"/>
          <table:table-cell table:formula="of:=((([.A92]-1)*[.M91])+[.G92])/[.A92]" office:value-type="float" office:value="0.700721967530194">
            <text:p>0.700721967530194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8.62399">
            <text:p>58.62399</text:p>
          </table:table-cell>
          <table:table-cell office:value-type="float" office:value="36.172413">
            <text:p>36.172413</text:p>
          </table:table-cell>
          <table:table-cell/>
          <table:table-cell table:formula="of:=[.C93]-[.C92]" office:value-type="float" office:value="0.275860000000002">
            <text:p>0.275860000000002</text:p>
          </table:table-cell>
          <table:table-cell table:formula="of:=AVERAGE([.E91:.E93])" office:value-type="float" office:value="0.249041333333333">
            <text:p>0.249041333333333</text:p>
          </table:table-cell>
          <table:table-cell table:formula="of:=[.E93]/([.B93]-[.B92])" office:value-type="float" office:value="0.469152851379947">
            <text:p>0.469152851379947</text:p>
          </table:table-cell>
          <table:table-cell table:formula="of:=AVERAGE([.G91:.G93])" office:value-type="float" office:value="0.433211518775808">
            <text:p>0.433211518775808</text:p>
          </table:table-cell>
          <table:table-cell table:number-columns-repeated="4"/>
          <table:table-cell table:formula="of:=((([.A93]-1)*[.M92])+[.G93])/[.A93]" office:value-type="float" office:value="0.698177251968104">
            <text:p>0.698177251968104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.235979">
            <text:p>59.235979</text:p>
          </table:table-cell>
          <table:table-cell office:value-type="float" office:value="36.436783">
            <text:p>36.436783</text:p>
          </table:table-cell>
          <table:table-cell/>
          <table:table-cell table:formula="of:=[.C94]-[.C93]" office:value-type="float" office:value="0.26437">
            <text:p>0.26437</text:p>
          </table:table-cell>
          <table:table-cell table:formula="of:=AVERAGE([.E92:.E94])" office:value-type="float" office:value="0.252873666666666">
            <text:p>0.252873666666666</text:p>
          </table:table-cell>
          <table:table-cell table:formula="of:=[.E94]/([.B94]-[.B93])" office:value-type="float" office:value="0.431984888617277">
            <text:p>0.431984888617277</text:p>
          </table:table-cell>
          <table:table-cell table:formula="of:=AVERAGE([.G92:.G94])" office:value-type="float" office:value="0.440367554852699">
            <text:p>0.440367554852699</text:p>
          </table:table-cell>
          <table:table-cell table:number-columns-repeated="4"/>
          <table:table-cell table:formula="of:=((([.A94]-1)*[.M93])+[.G94])/[.A94]" office:value-type="float" office:value="0.69528385671429">
            <text:p>0.69528385671429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.734797">
            <text:p>59.734797</text:p>
          </table:table-cell>
          <table:table-cell office:value-type="float" office:value="36.655174">
            <text:p>36.655174</text:p>
          </table:table-cell>
          <table:table-cell/>
          <table:table-cell table:formula="of:=[.C95]-[.C94]" office:value-type="float" office:value="0.218391000000004">
            <text:p>0.218391000000004</text:p>
          </table:table-cell>
          <table:table-cell table:formula="of:=AVERAGE([.E93:.E95])" office:value-type="float" office:value="0.252873666666668">
            <text:p>0.252873666666668</text:p>
          </table:table-cell>
          <table:table-cell table:formula="of:=[.E95]/([.B95]-[.B94])" office:value-type="float" office:value="0.437816999386558">
            <text:p>0.437816999386558</text:p>
          </table:table-cell>
          <table:table-cell table:formula="of:=AVERAGE([.G93:.G95])" office:value-type="float" office:value="0.446318246461261">
            <text:p>0.446318246461261</text:p>
          </table:table-cell>
          <table:table-cell table:number-columns-repeated="4"/>
          <table:table-cell table:formula="of:=((([.A95]-1)*[.M94])+[.G95])/[.A95]" office:value-type="float" office:value="0.69251539588281">
            <text:p>0.69251539588281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.35198">
            <text:p>60.35198</text:p>
          </table:table-cell>
          <table:table-cell office:value-type="float" office:value="36.91954">
            <text:p>36.91954</text:p>
          </table:table-cell>
          <table:table-cell/>
          <table:table-cell table:formula="of:=[.C96]-[.C95]" office:value-type="float" office:value="0.264365999999995">
            <text:p>0.264365999999995</text:p>
          </table:table-cell>
          <table:table-cell table:formula="of:=AVERAGE([.E94:.E96])" office:value-type="float" office:value="0.249042333333333">
            <text:p>0.249042333333333</text:p>
          </table:table-cell>
          <table:table-cell table:formula="of:=[.E96]/([.B96]-[.B95])" office:value-type="float" office:value="0.428342971209506">
            <text:p>0.428342971209506</text:p>
          </table:table-cell>
          <table:table-cell table:formula="of:=AVERAGE([.G94:.G96])" office:value-type="float" office:value="0.432714953071114">
            <text:p>0.432714953071114</text:p>
          </table:table-cell>
          <table:table-cell table:number-columns-repeated="4"/>
          <table:table-cell table:formula="of:=((([.A96]-1)*[.M95])+[.G96])/[.A96]" office:value-type="float" office:value="0.689705050939476">
            <text:p>0.689705050939476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0.84261">
            <text:p>60.84261</text:p>
          </table:table-cell>
          <table:table-cell office:value-type="float" office:value="37.160919">
            <text:p>37.160919</text:p>
          </table:table-cell>
          <table:table-cell/>
          <table:table-cell table:formula="of:=[.C97]-[.C96]" office:value-type="float" office:value="0.241379000000002">
            <text:p>0.241379000000002</text:p>
          </table:table-cell>
          <table:table-cell table:formula="of:=AVERAGE([.E95:.E97])" office:value-type="float" office:value="0.241378666666667">
            <text:p>0.241378666666667</text:p>
          </table:table-cell>
          <table:table-cell table:formula="of:=[.E97]/([.B97]-[.B96])" office:value-type="float" office:value="0.491977661374153">
            <text:p>0.491977661374153</text:p>
          </table:table-cell>
          <table:table-cell table:formula="of:=AVERAGE([.G95:.G97])" office:value-type="float" office:value="0.452712543990072">
            <text:p>0.452712543990072</text:p>
          </table:table-cell>
          <table:table-cell table:number-columns-repeated="4"/>
          <table:table-cell table:formula="of:=((([.A97]-1)*[.M96])+[.G97])/[.A97]" office:value-type="float" office:value="0.687623709996684">
            <text:p>0.687623709996684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1.45456">
            <text:p>61.45456</text:p>
          </table:table-cell>
          <table:table-cell office:value-type="float" office:value="37.413795">
            <text:p>37.413795</text:p>
          </table:table-cell>
          <table:table-cell/>
          <table:table-cell table:formula="of:=[.C98]-[.C97]" office:value-type="float" office:value="0.252876000000001">
            <text:p>0.252876000000001</text:p>
          </table:table-cell>
          <table:table-cell table:formula="of:=AVERAGE([.E96:.E98])" office:value-type="float" office:value="0.252873666666666">
            <text:p>0.252873666666666</text:p>
          </table:table-cell>
          <table:table-cell table:formula="of:=[.E98]/([.B98]-[.B97])" office:value-type="float" office:value="0.413229839039138">
            <text:p>0.413229839039138</text:p>
          </table:table-cell>
          <table:table-cell table:formula="of:=AVERAGE([.G96:.G98])" office:value-type="float" office:value="0.444516823874266">
            <text:p>0.444516823874266</text:p>
          </table:table-cell>
          <table:table-cell table:number-columns-repeated="4"/>
          <table:table-cell table:formula="of:=((([.A98]-1)*[.M97])+[.G98])/[.A98]" office:value-type="float" office:value="0.684765440507542">
            <text:p>0.684765440507542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1.955969">
            <text:p>61.955969</text:p>
          </table:table-cell>
          <table:table-cell office:value-type="float" office:value="37.586205">
            <text:p>37.586205</text:p>
          </table:table-cell>
          <table:table-cell/>
          <table:table-cell table:formula="of:=[.C99]-[.C98]" office:value-type="float" office:value="0.172409999999999">
            <text:p>0.172409999999999</text:p>
          </table:table-cell>
          <table:table-cell table:formula="of:=AVERAGE([.E97:.E99])" office:value-type="float" office:value="0.222221666666667">
            <text:p>0.222221666666667</text:p>
          </table:table-cell>
          <table:table-cell table:formula="of:=[.E99]/([.B99]-[.B98])" office:value-type="float" office:value="0.343851027803646">
            <text:p>0.343851027803646</text:p>
          </table:table-cell>
          <table:table-cell table:formula="of:=AVERAGE([.G97:.G99])" office:value-type="float" office:value="0.416352842738979">
            <text:p>0.416352842738979</text:p>
          </table:table-cell>
          <table:table-cell table:number-columns-repeated="4"/>
          <table:table-cell table:formula="of:=((([.A99]-1)*[.M98])+[.G99])/[.A99]" office:value-type="float" office:value="0.681250858933275">
            <text:p>0.681250858933275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2.607878">
            <text:p>62.607878</text:p>
          </table:table-cell>
          <table:table-cell office:value-type="float" office:value="37.885059">
            <text:p>37.885059</text:p>
          </table:table-cell>
          <table:table-cell/>
          <table:table-cell table:formula="of:=[.C100]-[.C99]" office:value-type="float" office:value="0.298853999999999">
            <text:p>0.298853999999999</text:p>
          </table:table-cell>
          <table:table-cell table:formula="of:=AVERAGE([.E98:.E100])" office:value-type="float" office:value="0.241379999999999">
            <text:p>0.241379999999999</text:p>
          </table:table-cell>
          <table:table-cell table:formula="of:=[.E100]/([.B100]-[.B99])" office:value-type="float" office:value="0.458429013865433">
            <text:p>0.458429013865433</text:p>
          </table:table-cell>
          <table:table-cell table:formula="of:=AVERAGE([.G98:.G100])" office:value-type="float" office:value="0.405169960236072">
            <text:p>0.405169960236072</text:p>
          </table:table-cell>
          <table:table-cell table:number-columns-repeated="4"/>
          <table:table-cell table:formula="of:=((([.A100]-1)*[.M99])+[.G100])/[.A100]" office:value-type="float" office:value="0.678977166636665">
            <text:p>0.678977166636665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3.175986">
            <text:p>63.175986</text:p>
          </table:table-cell>
          <table:table-cell office:value-type="float" office:value="38.160919">
            <text:p>38.160919</text:p>
          </table:table-cell>
          <table:table-cell/>
          <table:table-cell table:formula="of:=[.C101]-[.C100]" office:value-type="float" office:value="0.275860000000002">
            <text:p>0.275860000000002</text:p>
          </table:table-cell>
          <table:table-cell table:formula="of:=AVERAGE([.E99:.E101])" office:value-type="float" office:value="0.249041333333333">
            <text:p>0.249041333333333</text:p>
          </table:table-cell>
          <table:table-cell table:formula="of:=[.E101]/([.B101]-[.B100])" office:value-type="float" office:value="0.485576686123062">
            <text:p>0.485576686123062</text:p>
          </table:table-cell>
          <table:table-cell table:formula="of:=AVERAGE([.G99:.G101])" office:value-type="float" office:value="0.429285575930714">
            <text:p>0.429285575930714</text:p>
          </table:table-cell>
          <table:table-cell table:number-columns-repeated="4"/>
          <table:table-cell table:formula="of:=((([.A101]-1)*[.M100])+[.G101])/[.A101]" office:value-type="float" office:value="0.677023626429457">
            <text:p>0.677023626429457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.719463">
            <text:p>63.719463</text:p>
          </table:table-cell>
          <table:table-cell office:value-type="float" office:value="38.402298">
            <text:p>38.402298</text:p>
          </table:table-cell>
          <table:table-cell/>
          <table:table-cell table:formula="of:=[.C102]-[.C101]" office:value-type="float" office:value="0.241379000000002">
            <text:p>0.241379000000002</text:p>
          </table:table-cell>
          <table:table-cell table:formula="of:=AVERAGE([.E100:.E102])" office:value-type="float" office:value="0.272031000000001">
            <text:p>0.272031000000001</text:p>
          </table:table-cell>
          <table:table-cell table:formula="of:=[.E102]/([.B102]-[.B101])" office:value-type="float" office:value="0.444138390401073">
            <text:p>0.444138390401073</text:p>
          </table:table-cell>
          <table:table-cell table:formula="of:=AVERAGE([.G100:.G102])" office:value-type="float" office:value="0.462714696796522">
            <text:p>0.462714696796522</text:p>
          </table:table-cell>
          <table:table-cell table:number-columns-repeated="4"/>
          <table:table-cell table:formula="of:=((([.A102]-1)*[.M101])+[.G102])/[.A102]" office:value-type="float" office:value="0.674694774069173">
            <text:p>0.674694774069173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.371983">
            <text:p>64.371983</text:p>
          </table:table-cell>
          <table:table-cell office:value-type="float" office:value="38.655174">
            <text:p>38.655174</text:p>
          </table:table-cell>
          <table:table-cell/>
          <table:table-cell table:formula="of:=[.C103]-[.C102]" office:value-type="float" office:value="0.252876000000001">
            <text:p>0.252876000000001</text:p>
          </table:table-cell>
          <table:table-cell table:formula="of:=AVERAGE([.E101:.E103])" office:value-type="float" office:value="0.256705000000001">
            <text:p>0.256705000000001</text:p>
          </table:table-cell>
          <table:table-cell table:formula="of:=[.E103]/([.B103]-[.B102])" office:value-type="float" office:value="0.387537546741862">
            <text:p>0.387537546741862</text:p>
          </table:table-cell>
          <table:table-cell table:formula="of:=AVERAGE([.G101:.G103])" office:value-type="float" office:value="0.439084207755332">
            <text:p>0.439084207755332</text:p>
          </table:table-cell>
          <table:table-cell table:number-columns-repeated="4"/>
          <table:table-cell table:formula="of:=((([.A103]-1)*[.M102])+[.G103])/[.A103]" office:value-type="float" office:value="0.671851633204546">
            <text:p>0.671851633204546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4.871981">
            <text:p>64.871981</text:p>
          </table:table-cell>
          <table:table-cell office:value-type="float" office:value="38.862072">
            <text:p>38.862072</text:p>
          </table:table-cell>
          <table:table-cell/>
          <table:table-cell table:formula="of:=[.C104]-[.C103]" office:value-type="float" office:value="0.206897999999995">
            <text:p>0.206897999999995</text:p>
          </table:table-cell>
          <table:table-cell table:formula="of:=AVERAGE([.E102:.E104])" office:value-type="float" office:value="0.233717666666666">
            <text:p>0.233717666666666</text:p>
          </table:table-cell>
          <table:table-cell table:formula="of:=[.E104]/([.B104]-[.B103])" office:value-type="float" office:value="0.413797655190607">
            <text:p>0.413797655190607</text:p>
          </table:table-cell>
          <table:table-cell table:formula="of:=AVERAGE([.G102:.G104])" office:value-type="float" office:value="0.415157864111181">
            <text:p>0.415157864111181</text:p>
          </table:table-cell>
          <table:table-cell table:number-columns-repeated="4"/>
          <table:table-cell table:formula="of:=((([.A104]-1)*[.M103])+[.G104])/[.A104]" office:value-type="float" office:value="0.669321692243625">
            <text:p>0.669321692243625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5.436655">
            <text:p>65.436655</text:p>
          </table:table-cell>
          <table:table-cell office:value-type="float" office:value="39.103447">
            <text:p>39.103447</text:p>
          </table:table-cell>
          <table:table-cell/>
          <table:table-cell table:formula="of:=[.C105]-[.C104]" office:value-type="float" office:value="0.241375000000005">
            <text:p>0.241375000000005</text:p>
          </table:table-cell>
          <table:table-cell table:formula="of:=AVERAGE([.E103:.E105])" office:value-type="float" office:value="0.233716333333334">
            <text:p>0.233716333333334</text:p>
          </table:table-cell>
          <table:table-cell table:formula="of:=[.E105]/([.B105]-[.B104])" office:value-type="float" office:value="0.427459029457716">
            <text:p>0.427459029457716</text:p>
          </table:table-cell>
          <table:table-cell table:formula="of:=AVERAGE([.G103:.G105])" office:value-type="float" office:value="0.409598077130062">
            <text:p>0.409598077130062</text:p>
          </table:table-cell>
          <table:table-cell table:number-columns-repeated="4"/>
          <table:table-cell table:formula="of:=((([.A105]-1)*[.M104])+[.G105])/[.A105]" office:value-type="float" office:value="0.666973511051529">
            <text:p>0.666973511051529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5.939971">
            <text:p>65.939971</text:p>
          </table:table-cell>
          <table:table-cell office:value-type="float" office:value="39.298851">
            <text:p>39.298851</text:p>
          </table:table-cell>
          <table:table-cell/>
          <table:table-cell table:formula="of:=[.C106]-[.C105]" office:value-type="float" office:value="0.195403999999996">
            <text:p>0.195403999999996</text:p>
          </table:table-cell>
          <table:table-cell table:formula="of:=AVERAGE([.E104:.E106])" office:value-type="float" office:value="0.214558999999999">
            <text:p>0.214558999999999</text:p>
          </table:table-cell>
          <table:table-cell table:formula="of:=[.E106]/([.B106]-[.B105])" office:value-type="float" office:value="0.388233237171076">
            <text:p>0.388233237171076</text:p>
          </table:table-cell>
          <table:table-cell table:formula="of:=AVERAGE([.G104:.G106])" office:value-type="float" office:value="0.4098299739398">
            <text:p>0.4098299739398</text:p>
          </table:table-cell>
          <table:table-cell table:number-columns-repeated="4"/>
          <table:table-cell table:formula="of:=((([.A106]-1)*[.M105])+[.G106])/[.A106]" office:value-type="float" office:value="0.664293316110371">
            <text:p>0.66429331611037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6.512775">
            <text:p>66.512775</text:p>
          </table:table-cell>
          <table:table-cell office:value-type="float" office:value="39.528736">
            <text:p>39.528736</text:p>
          </table:table-cell>
          <table:table-cell/>
          <table:table-cell table:formula="of:=[.C107]-[.C106]" office:value-type="float" office:value="0.229885000000003">
            <text:p>0.229885000000003</text:p>
          </table:table-cell>
          <table:table-cell table:formula="of:=AVERAGE([.E105:.E107])" office:value-type="float" office:value="0.222221333333335">
            <text:p>0.222221333333335</text:p>
          </table:table-cell>
          <table:table-cell table:formula="of:=[.E107]/([.B107]-[.B106])" office:value-type="float" office:value="0.401332742089792">
            <text:p>0.401332742089792</text:p>
          </table:table-cell>
          <table:table-cell table:formula="of:=AVERAGE([.G105:.G107])" office:value-type="float" office:value="0.405675002906195">
            <text:p>0.405675002906195</text:p>
          </table:table-cell>
          <table:table-cell table:number-columns-repeated="4"/>
          <table:table-cell table:formula="of:=((([.A107]-1)*[.M106])+[.G107])/[.A107]" office:value-type="float" office:value="0.661788929691127">
            <text:p>0.661788929691127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7.027989">
            <text:p>67.027989</text:p>
          </table:table-cell>
          <table:table-cell office:value-type="float" office:value="39.747128">
            <text:p>39.747128</text:p>
          </table:table-cell>
          <table:table-cell/>
          <table:table-cell table:formula="of:=[.C108]-[.C107]" office:value-type="float" office:value="0.218391999999994">
            <text:p>0.218391999999994</text:p>
          </table:table-cell>
          <table:table-cell table:formula="of:=AVERAGE([.E106:.E108])" office:value-type="float" office:value="0.214560333333331">
            <text:p>0.214560333333331</text:p>
          </table:table-cell>
          <table:table-cell table:formula="of:=[.E108]/([.B108]-[.B107])" office:value-type="float" office:value="0.423885996886719">
            <text:p>0.423885996886719</text:p>
          </table:table-cell>
          <table:table-cell table:formula="of:=AVERAGE([.G106:.G108])" office:value-type="float" office:value="0.404483992049196">
            <text:p>0.404483992049196</text:p>
          </table:table-cell>
          <table:table-cell table:number-columns-repeated="4"/>
          <table:table-cell table:formula="of:=((([.A108]-1)*[.M107])+[.G108])/[.A108]" office:value-type="float" office:value="0.65954456240052">
            <text:p>0.65954456240052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7.616006">
            <text:p>67.616006</text:p>
          </table:table-cell>
          <table:table-cell office:value-type="float" office:value="39.988506">
            <text:p>39.988506</text:p>
          </table:table-cell>
          <table:table-cell/>
          <table:table-cell table:formula="of:=[.C109]-[.C108]" office:value-type="float" office:value="0.241378000000005">
            <text:p>0.241378000000005</text:p>
          </table:table-cell>
          <table:table-cell table:formula="of:=AVERAGE([.E107:.E109])" office:value-type="float" office:value="0.229885000000001">
            <text:p>0.229885000000001</text:p>
          </table:table-cell>
          <table:table-cell table:formula="of:=[.E109]/([.B109]-[.B108])" office:value-type="float" office:value="0.410494934670268">
            <text:p>0.410494934670268</text:p>
          </table:table-cell>
          <table:table-cell table:formula="of:=AVERAGE([.G107:.G109])" office:value-type="float" office:value="0.41190455788226">
            <text:p>0.41190455788226</text:p>
          </table:table-cell>
          <table:table-cell table:number-columns-repeated="4"/>
          <table:table-cell table:formula="of:=((([.A109]-1)*[.M108])+[.G109])/[.A109]" office:value-type="float" office:value="0.657216995786218">
            <text:p>0.657216995786218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8.137287">
            <text:p>68.137287</text:p>
          </table:table-cell>
          <table:table-cell office:value-type="float" office:value="40.206898">
            <text:p>40.206898</text:p>
          </table:table-cell>
          <table:table-cell/>
          <table:table-cell table:formula="of:=[.C110]-[.C109]" office:value-type="float" office:value="0.218392000000001">
            <text:p>0.218392000000001</text:p>
          </table:table-cell>
          <table:table-cell table:formula="of:=AVERAGE([.E108:.E110])" office:value-type="float" office:value="0.226054">
            <text:p>0.226054</text:p>
          </table:table-cell>
          <table:table-cell table:formula="of:=[.E110]/([.B110]-[.B109])" office:value-type="float" office:value="0.418952541911178">
            <text:p>0.418952541911178</text:p>
          </table:table-cell>
          <table:table-cell table:formula="of:=AVERAGE([.G108:.G110])" office:value-type="float" office:value="0.417777824489389">
            <text:p>0.417777824489389</text:p>
          </table:table-cell>
          <table:table-cell table:number-columns-repeated="4"/>
          <table:table-cell table:formula="of:=((([.A110]-1)*[.M109])+[.G110])/[.A110]" office:value-type="float" office:value="0.655010843435524">
            <text:p>0.655010843435524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8.810766">
            <text:p>68.810766</text:p>
          </table:table-cell>
          <table:table-cell office:value-type="float" office:value="40.494255">
            <text:p>40.494255</text:p>
          </table:table-cell>
          <table:table-cell/>
          <table:table-cell table:formula="of:=[.C111]-[.C110]" office:value-type="float" office:value="0.287357">
            <text:p>0.287357</text:p>
          </table:table-cell>
          <table:table-cell table:formula="of:=AVERAGE([.E109:.E111])" office:value-type="float" office:value="0.249042333333335">
            <text:p>0.249042333333335</text:p>
          </table:table-cell>
          <table:table-cell table:formula="of:=[.E111]/([.B111]-[.B110])" office:value-type="float" office:value="0.426675516237329">
            <text:p>0.426675516237329</text:p>
          </table:table-cell>
          <table:table-cell table:formula="of:=AVERAGE([.G109:.G111])" office:value-type="float" office:value="0.418707664272925">
            <text:p>0.418707664272925</text:p>
          </table:table-cell>
          <table:table-cell table:number-columns-repeated="4"/>
          <table:table-cell table:formula="of:=((([.A111]-1)*[.M110])+[.G111])/[.A111]" office:value-type="float" office:value="0.652916023919944">
            <text:p>0.652916023919944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9.422829">
            <text:p>69.422829</text:p>
          </table:table-cell>
          <table:table-cell office:value-type="float" office:value="40.712643">
            <text:p>40.712643</text:p>
          </table:table-cell>
          <table:table-cell/>
          <table:table-cell table:formula="of:=[.C112]-[.C111]" office:value-type="float" office:value="0.218387999999997">
            <text:p>0.218387999999997</text:p>
          </table:table-cell>
          <table:table-cell table:formula="of:=AVERAGE([.E110:.E112])" office:value-type="float" office:value="0.241379">
            <text:p>0.241379</text:p>
          </table:table-cell>
          <table:table-cell table:formula="of:=[.E112]/([.B112]-[.B111])" office:value-type="float" office:value="0.356806407183575">
            <text:p>0.356806407183575</text:p>
          </table:table-cell>
          <table:table-cell table:formula="of:=AVERAGE([.G110:.G112])" office:value-type="float" office:value="0.400811488444027">
            <text:p>0.400811488444027</text:p>
          </table:table-cell>
          <table:table-cell table:number-columns-repeated="4"/>
          <table:table-cell table:formula="of:=((([.A112]-1)*[.M111])+[.G112])/[.A112]" office:value-type="float" office:value="0.650224118313249">
            <text:p>0.650224118313249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9.923981">
            <text:p>69.923981</text:p>
          </table:table-cell>
          <table:table-cell office:value-type="float" office:value="40.931034">
            <text:p>40.931034</text:p>
          </table:table-cell>
          <table:table-cell/>
          <table:table-cell table:formula="of:=[.C113]-[.C112]" office:value-type="float" office:value="0.218390999999997">
            <text:p>0.218390999999997</text:p>
          </table:table-cell>
          <table:table-cell table:formula="of:=AVERAGE([.E111:.E113])" office:value-type="float" office:value="0.241378666666665">
            <text:p>0.241378666666665</text:p>
          </table:table-cell>
          <table:table-cell table:formula="of:=[.E113]/([.B113]-[.B112])" office:value-type="float" office:value="0.435777967562725">
            <text:p>0.435777967562725</text:p>
          </table:table-cell>
          <table:table-cell table:formula="of:=AVERAGE([.G111:.G113])" office:value-type="float" office:value="0.406419963661209">
            <text:p>0.406419963661209</text:p>
          </table:table-cell>
          <table:table-cell table:number-columns-repeated="4"/>
          <table:table-cell table:formula="of:=((([.A113]-1)*[.M112])+[.G113])/[.A113]" office:value-type="float" office:value="0.648292171009191">
            <text:p>0.648292171009191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0.531972">
            <text:p>70.531972</text:p>
          </table:table-cell>
          <table:table-cell office:value-type="float" office:value="41.160919">
            <text:p>41.160919</text:p>
          </table:table-cell>
          <table:table-cell/>
          <table:table-cell table:formula="of:=[.C114]-[.C113]" office:value-type="float" office:value="0.229885000000003">
            <text:p>0.229885000000003</text:p>
          </table:table-cell>
          <table:table-cell table:formula="of:=AVERAGE([.E112:.E114])" office:value-type="float" office:value="0.222221333333332">
            <text:p>0.222221333333332</text:p>
          </table:table-cell>
          <table:table-cell table:formula="of:=[.E114]/([.B114]-[.B113])" office:value-type="float" office:value="0.378105925910093">
            <text:p>0.378105925910093</text:p>
          </table:table-cell>
          <table:table-cell table:formula="of:=AVERAGE([.G112:.G114])" office:value-type="float" office:value="0.390230100218798">
            <text:p>0.390230100218798</text:p>
          </table:table-cell>
          <table:table-cell table:number-columns-repeated="4"/>
          <table:table-cell table:formula="of:=((([.A114]-1)*[.M113])+[.G114])/[.A114]" office:value-type="float" office:value="0.645879793820806">
            <text:p>0.645879793820806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1.052851">
            <text:p>71.052851</text:p>
          </table:table-cell>
          <table:table-cell office:value-type="float" office:value="41.367817">
            <text:p>41.367817</text:p>
          </table:table-cell>
          <table:table-cell/>
          <table:table-cell table:formula="of:=[.C115]-[.C114]" office:value-type="float" office:value="0.206898000000002">
            <text:p>0.206898000000002</text:p>
          </table:table-cell>
          <table:table-cell table:formula="of:=AVERAGE([.E113:.E115])" office:value-type="float" office:value="0.218391333333334">
            <text:p>0.218391333333334</text:p>
          </table:table-cell>
          <table:table-cell table:formula="of:=[.E115]/([.B115]-[.B114])" office:value-type="float" office:value="0.397209332685709">
            <text:p>0.397209332685709</text:p>
          </table:table-cell>
          <table:table-cell table:formula="of:=AVERAGE([.G113:.G115])" office:value-type="float" office:value="0.403697742052843">
            <text:p>0.403697742052843</text:p>
          </table:table-cell>
          <table:table-cell table:number-columns-repeated="4"/>
          <table:table-cell table:formula="of:=((([.A115]-1)*[.M114])+[.G115])/[.A115]" office:value-type="float" office:value="0.643679170270938">
            <text:p>0.643679170270938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1.643987">
            <text:p>71.643987</text:p>
          </table:table-cell>
          <table:table-cell office:value-type="float" office:value="41.620689">
            <text:p>41.620689</text:p>
          </table:table-cell>
          <table:table-cell/>
          <table:table-cell table:formula="of:=[.C116]-[.C115]" office:value-type="float" office:value="0.252871999999996">
            <text:p>0.252871999999996</text:p>
          </table:table-cell>
          <table:table-cell table:formula="of:=AVERAGE([.E114:.E116])" office:value-type="float" office:value="0.229885000000001">
            <text:p>0.229885000000001</text:p>
          </table:table-cell>
          <table:table-cell table:formula="of:=[.E116]/([.B116]-[.B115])" office:value-type="float" office:value="0.427772965950306">
            <text:p>0.427772965950306</text:p>
          </table:table-cell>
          <table:table-cell table:formula="of:=AVERAGE([.G114:.G116])" office:value-type="float" office:value="0.401029408182036">
            <text:p>0.401029408182036</text:p>
          </table:table-cell>
          <table:table-cell table:number-columns-repeated="4"/>
          <table:table-cell table:formula="of:=((([.A116]-1)*[.M115])+[.G116])/[.A116]" office:value-type="float" office:value="0.64178525619795">
            <text:p>0.6417852561979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2.162911">
            <text:p>72.162911</text:p>
          </table:table-cell>
          <table:table-cell office:value-type="float" office:value="41.827587">
            <text:p>41.827587</text:p>
          </table:table-cell>
          <table:table-cell/>
          <table:table-cell table:formula="of:=[.C117]-[.C116]" office:value-type="float" office:value="0.206898000000002">
            <text:p>0.206898000000002</text:p>
          </table:table-cell>
          <table:table-cell table:formula="of:=AVERAGE([.E115:.E117])" office:value-type="float" office:value="0.222222666666667">
            <text:p>0.222222666666667</text:p>
          </table:table-cell>
          <table:table-cell table:formula="of:=[.E117]/([.B117]-[.B116])" office:value-type="float" office:value="0.398705783505876">
            <text:p>0.398705783505876</text:p>
          </table:table-cell>
          <table:table-cell table:formula="of:=AVERAGE([.G115:.G117])" office:value-type="float" office:value="0.40789602738063">
            <text:p>0.40789602738063</text:p>
          </table:table-cell>
          <table:table-cell table:number-columns-repeated="4"/>
          <table:table-cell table:formula="of:=((([.A117]-1)*[.M116])+[.G117])/[.A117]" office:value-type="float" office:value="0.639671521652801">
            <text:p>0.639671521652801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2.791985">
            <text:p>72.791985</text:p>
          </table:table-cell>
          <table:table-cell office:value-type="float" office:value="42.057472">
            <text:p>42.057472</text:p>
          </table:table-cell>
          <table:table-cell/>
          <table:table-cell table:formula="of:=[.C118]-[.C117]" office:value-type="float" office:value="0.229884999999996">
            <text:p>0.229884999999996</text:p>
          </table:table-cell>
          <table:table-cell table:formula="of:=AVERAGE([.E116:.E118])" office:value-type="float" office:value="0.229884999999998">
            <text:p>0.229884999999998</text:p>
          </table:table-cell>
          <table:table-cell table:formula="of:=[.E118]/([.B118]-[.B117])" office:value-type="float" office:value="0.365433955305727">
            <text:p>0.365433955305727</text:p>
          </table:table-cell>
          <table:table-cell table:formula="of:=AVERAGE([.G116:.G118])" office:value-type="float" office:value="0.397304234920636">
            <text:p>0.397304234920636</text:p>
          </table:table-cell>
          <table:table-cell table:number-columns-repeated="4"/>
          <table:table-cell table:formula="of:=((([.A118]-1)*[.M117])+[.G118])/[.A118]" office:value-type="float" office:value="0.637307404701533">
            <text:p>0.637307404701533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3.399983">
            <text:p>73.399983</text:p>
          </table:table-cell>
          <table:table-cell office:value-type="float" office:value="42.310345">
            <text:p>42.310345</text:p>
          </table:table-cell>
          <table:table-cell/>
          <table:table-cell table:formula="of:=[.C119]-[.C118]" office:value-type="float" office:value="0.252873000000001">
            <text:p>0.252873000000001</text:p>
          </table:table-cell>
          <table:table-cell table:formula="of:=AVERAGE([.E117:.E119])" office:value-type="float" office:value="0.229885333333333">
            <text:p>0.229885333333333</text:p>
          </table:table-cell>
          <table:table-cell table:formula="of:=[.E119]/([.B119]-[.B118])" office:value-type="float" office:value="0.415910907601665">
            <text:p>0.415910907601665</text:p>
          </table:table-cell>
          <table:table-cell table:formula="of:=AVERAGE([.G117:.G119])" office:value-type="float" office:value="0.393350215471089">
            <text:p>0.393350215471089</text:p>
          </table:table-cell>
          <table:table-cell table:number-columns-repeated="4"/>
          <table:table-cell table:formula="of:=((([.A119]-1)*[.M118])+[.G119])/[.A119]" office:value-type="float" office:value="0.635415126948543">
            <text:p>0.635415126948543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3.896925">
            <text:p>73.896925</text:p>
          </table:table-cell>
          <table:table-cell office:value-type="float" office:value="42.505749">
            <text:p>42.505749</text:p>
          </table:table-cell>
          <table:table-cell/>
          <table:table-cell table:formula="of:=[.C120]-[.C119]" office:value-type="float" office:value="0.195404000000003">
            <text:p>0.195404000000003</text:p>
          </table:table-cell>
          <table:table-cell table:formula="of:=AVERAGE([.E118:.E120])" office:value-type="float" office:value="0.226054">
            <text:p>0.226054</text:p>
          </table:table-cell>
          <table:table-cell table:formula="of:=[.E120]/([.B120]-[.B119])" office:value-type="float" office:value="0.393212890035472">
            <text:p>0.393212890035472</text:p>
          </table:table-cell>
          <table:table-cell table:formula="of:=AVERAGE([.G118:.G120])" office:value-type="float" office:value="0.391519250980955">
            <text:p>0.391519250980955</text:p>
          </table:table-cell>
          <table:table-cell table:number-columns-repeated="4"/>
          <table:table-cell table:formula="of:=((([.A120]-1)*[.M119])+[.G120])/[.A120]" office:value-type="float" office:value="0.633362565618771">
            <text:p>0.633362565618771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4.507969">
            <text:p>74.507969</text:p>
          </table:table-cell>
          <table:table-cell office:value-type="float" office:value="42.735634">
            <text:p>42.735634</text:p>
          </table:table-cell>
          <table:table-cell/>
          <table:table-cell table:formula="of:=[.C121]-[.C120]" office:value-type="float" office:value="0.229884999999996">
            <text:p>0.229884999999996</text:p>
          </table:table-cell>
          <table:table-cell table:formula="of:=AVERAGE([.E119:.E121])" office:value-type="float" office:value="0.226054">
            <text:p>0.226054</text:p>
          </table:table-cell>
          <table:table-cell table:formula="of:=[.E121]/([.B121]-[.B120])" office:value-type="float" office:value="0.376216769987093">
            <text:p>0.376216769987093</text:p>
          </table:table-cell>
          <table:table-cell table:formula="of:=AVERAGE([.G119:.G121])" office:value-type="float" office:value="0.39511352254141">
            <text:p>0.39511352254141</text:p>
          </table:table-cell>
          <table:table-cell table:number-columns-repeated="4"/>
          <table:table-cell table:formula="of:=((([.A121]-1)*[.M120])+[.G121])/[.A121]" office:value-type="float" office:value="0.63120167657985">
            <text:p>0.63120167657985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5.028752">
            <text:p>75.028752</text:p>
          </table:table-cell>
          <table:table-cell office:value-type="float" office:value="42.942532">
            <text:p>42.942532</text:p>
          </table:table-cell>
          <table:table-cell/>
          <table:table-cell table:formula="of:=[.C122]-[.C121]" office:value-type="float" office:value="0.206898000000002">
            <text:p>0.206898000000002</text:p>
          </table:table-cell>
          <table:table-cell table:formula="of:=AVERAGE([.E120:.E122])" office:value-type="float" office:value="0.210729000000001">
            <text:p>0.210729000000001</text:p>
          </table:table-cell>
          <table:table-cell table:formula="of:=[.E122]/([.B122]-[.B121])" office:value-type="float" office:value="0.397282553385968">
            <text:p>0.397282553385968</text:p>
          </table:table-cell>
          <table:table-cell table:formula="of:=AVERAGE([.G120:.G122])" office:value-type="float" office:value="0.388904071136178">
            <text:p>0.388904071136178</text:p>
          </table:table-cell>
          <table:table-cell table:number-columns-repeated="4"/>
          <table:table-cell table:formula="of:=((([.A122]-1)*[.M121])+[.G122])/[.A122]" office:value-type="float" office:value="0.629252350553234">
            <text:p>0.629252350553234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5.615972">
            <text:p>75.615972</text:p>
          </table:table-cell>
          <table:table-cell office:value-type="float" office:value="43.183907">
            <text:p>43.183907</text:p>
          </table:table-cell>
          <table:table-cell/>
          <table:table-cell table:formula="of:=[.C123]-[.C122]" office:value-type="float" office:value="0.241374999999998">
            <text:p>0.241374999999998</text:p>
          </table:table-cell>
          <table:table-cell table:formula="of:=AVERAGE([.E121:.E123])" office:value-type="float" office:value="0.226052666666665">
            <text:p>0.226052666666665</text:p>
          </table:table-cell>
          <table:table-cell table:formula="of:=[.E123]/([.B123]-[.B122])" office:value-type="float" office:value="0.411046967065149">
            <text:p>0.411046967065149</text:p>
          </table:table-cell>
          <table:table-cell table:formula="of:=AVERAGE([.G121:.G123])" office:value-type="float" office:value="0.394848763479404">
            <text:p>0.394848763479404</text:p>
          </table:table-cell>
          <table:table-cell table:number-columns-repeated="4"/>
          <table:table-cell table:formula="of:=((([.A123]-1)*[.M122])+[.G123])/[.A123]" office:value-type="float" office:value="0.627449000276473">
            <text:p>0.627449000276473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6.135994">
            <text:p>76.135994</text:p>
          </table:table-cell>
          <table:table-cell office:value-type="float" office:value="43.390804">
            <text:p>43.390804</text:p>
          </table:table-cell>
          <table:table-cell/>
          <table:table-cell table:formula="of:=[.C124]-[.C123]" office:value-type="float" office:value="0.206897000000005">
            <text:p>0.206897000000005</text:p>
          </table:table-cell>
          <table:table-cell table:formula="of:=AVERAGE([.E122:.E124])" office:value-type="float" office:value="0.218390000000002">
            <text:p>0.218390000000002</text:p>
          </table:table-cell>
          <table:table-cell table:formula="of:=[.E124]/([.B124]-[.B123])" office:value-type="float" office:value="0.397862013530208">
            <text:p>0.397862013530208</text:p>
          </table:table-cell>
          <table:table-cell table:formula="of:=AVERAGE([.G122:.G124])" office:value-type="float" office:value="0.402063844660442">
            <text:p>0.402063844660442</text:p>
          </table:table-cell>
          <table:table-cell table:number-columns-repeated="4"/>
          <table:table-cell table:formula="of:=((([.A124]-1)*[.M123])+[.G124])/[.A124]" office:value-type="float" office:value="0.625567139729372">
            <text:p>0.625567139729372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6.763855">
            <text:p>76.763855</text:p>
          </table:table-cell>
          <table:table-cell office:value-type="float" office:value="43.597702">
            <text:p>43.597702</text:p>
          </table:table-cell>
          <table:table-cell/>
          <table:table-cell table:formula="of:=[.C125]-[.C124]" office:value-type="float" office:value="0.206897999999995">
            <text:p>0.206897999999995</text:p>
          </table:table-cell>
          <table:table-cell table:formula="of:=AVERAGE([.E123:.E125])" office:value-type="float" office:value="0.218389999999999">
            <text:p>0.218389999999999</text:p>
          </table:table-cell>
          <table:table-cell table:formula="of:=[.E125]/([.B125]-[.B124])" office:value-type="float" office:value="0.329528351020357">
            <text:p>0.329528351020357</text:p>
          </table:table-cell>
          <table:table-cell table:formula="of:=AVERAGE([.G123:.G125])" office:value-type="float" office:value="0.379479110538571">
            <text:p>0.379479110538571</text:p>
          </table:table-cell>
          <table:table-cell table:number-columns-repeated="4"/>
          <table:table-cell table:formula="of:=((([.A125]-1)*[.M124])+[.G125])/[.A125]" office:value-type="float" office:value="0.623160320308974">
            <text:p>0.623160320308974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7.366579">
            <text:p>77.366579</text:p>
          </table:table-cell>
          <table:table-cell office:value-type="float" office:value="43.850574">
            <text:p>43.850574</text:p>
          </table:table-cell>
          <table:table-cell/>
          <table:table-cell table:formula="of:=[.C126]-[.C125]" office:value-type="float" office:value="0.252872000000004">
            <text:p>0.252872000000004</text:p>
          </table:table-cell>
          <table:table-cell table:formula="of:=AVERAGE([.E124:.E126])" office:value-type="float" office:value="0.222222333333335">
            <text:p>0.222222333333335</text:p>
          </table:table-cell>
          <table:table-cell table:formula="of:=[.E126]/([.B126]-[.B125])" office:value-type="float" office:value="0.419548582767578">
            <text:p>0.419548582767578</text:p>
          </table:table-cell>
          <table:table-cell table:formula="of:=AVERAGE([.G124:.G126])" office:value-type="float" office:value="0.382312982439381">
            <text:p>0.382312982439381</text:p>
          </table:table-cell>
          <table:table-cell table:number-columns-repeated="4"/>
          <table:table-cell table:formula="of:=((([.A126]-1)*[.M125])+[.G126])/[.A126]" office:value-type="float" office:value="0.621518290167511">
            <text:p>0.621518290167511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7.907966">
            <text:p>77.907966</text:p>
          </table:table-cell>
          <table:table-cell office:value-type="float" office:value="44.045975">
            <text:p>44.045975</text:p>
          </table:table-cell>
          <table:table-cell/>
          <table:table-cell table:formula="of:=[.C127]-[.C126]" office:value-type="float" office:value="0.195400999999997">
            <text:p>0.195400999999997</text:p>
          </table:table-cell>
          <table:table-cell table:formula="of:=AVERAGE([.E125:.E127])" office:value-type="float" office:value="0.218390333333332">
            <text:p>0.218390333333332</text:p>
          </table:table-cell>
          <table:table-cell table:formula="of:=[.E127]/([.B127]-[.B126])" office:value-type="float" office:value="0.360926656901619">
            <text:p>0.360926656901619</text:p>
          </table:table-cell>
          <table:table-cell table:formula="of:=AVERAGE([.G125:.G127])" office:value-type="float" office:value="0.370001196896518">
            <text:p>0.370001196896518</text:p>
          </table:table-cell>
          <table:table-cell table:number-columns-repeated="4"/>
          <table:table-cell table:formula="of:=((([.A127]-1)*[.M126])+[.G127])/[.A127]" office:value-type="float" office:value="0.619433557101384">
            <text:p>0.619433557101384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8.526304">
            <text:p>78.526304</text:p>
          </table:table-cell>
          <table:table-cell office:value-type="float" office:value="44.275864">
            <text:p>44.275864</text:p>
          </table:table-cell>
          <table:table-cell/>
          <table:table-cell table:formula="of:=[.C128]-[.C127]" office:value-type="float" office:value="0.229889">
            <text:p>0.229889</text:p>
          </table:table-cell>
          <table:table-cell table:formula="of:=AVERAGE([.E126:.E128])" office:value-type="float" office:value="0.226054">
            <text:p>0.226054</text:p>
          </table:table-cell>
          <table:table-cell table:formula="of:=[.E128]/([.B128]-[.B127])" office:value-type="float" office:value="0.371785334234678">
            <text:p>0.371785334234678</text:p>
          </table:table-cell>
          <table:table-cell table:formula="of:=AVERAGE([.G126:.G128])" office:value-type="float" office:value="0.384086857967958">
            <text:p>0.384086857967958</text:p>
          </table:table-cell>
          <table:table-cell table:number-columns-repeated="4"/>
          <table:table-cell table:formula="of:=((([.A128]-1)*[.M127])+[.G128])/[.A128]" office:value-type="float" office:value="0.61746809501514">
            <text:p>0.61746809501514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9.039993">
            <text:p>79.039993</text:p>
          </table:table-cell>
          <table:table-cell office:value-type="float" office:value="44.45977">
            <text:p>44.45977</text:p>
          </table:table-cell>
          <table:table-cell/>
          <table:table-cell table:formula="of:=[.C129]-[.C128]" office:value-type="float" office:value="0.183906">
            <text:p>0.183906</text:p>
          </table:table-cell>
          <table:table-cell table:formula="of:=AVERAGE([.E127:.E129])" office:value-type="float" office:value="0.203065333333332">
            <text:p>0.203065333333332</text:p>
          </table:table-cell>
          <table:table-cell table:formula="of:=[.E129]/([.B129]-[.B128])" office:value-type="float" office:value="0.358010391501474">
            <text:p>0.358010391501474</text:p>
          </table:table-cell>
          <table:table-cell table:formula="of:=AVERAGE([.G127:.G129])" office:value-type="float" office:value="0.363574127545923">
            <text:p>0.363574127545923</text:p>
          </table:table-cell>
          <table:table-cell table:number-columns-repeated="4"/>
          <table:table-cell table:formula="of:=((([.A129]-1)*[.M128])+[.G129])/[.A129]" office:value-type="float" office:value="0.615425120971725">
            <text:p>0.615425120971725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9.706817">
            <text:p>79.706817</text:p>
          </table:table-cell>
          <table:table-cell office:value-type="float" office:value="44.724136">
            <text:p>44.724136</text:p>
          </table:table-cell>
          <table:table-cell/>
          <table:table-cell table:formula="of:=[.C130]-[.C129]" office:value-type="float" office:value="0.264366000000003">
            <text:p>0.264366000000003</text:p>
          </table:table-cell>
          <table:table-cell table:formula="of:=AVERAGE([.E128:.E130])" office:value-type="float" office:value="0.226053666666668">
            <text:p>0.226053666666668</text:p>
          </table:table-cell>
          <table:table-cell table:formula="of:=[.E130]/([.B130]-[.B129])" office:value-type="float" office:value="0.396455436516983">
            <text:p>0.396455436516983</text:p>
          </table:table-cell>
          <table:table-cell table:formula="of:=AVERAGE([.G128:.G130])" office:value-type="float" office:value="0.375417054084378">
            <text:p>0.375417054084378</text:p>
          </table:table-cell>
          <table:table-cell table:number-columns-repeated="4"/>
          <table:table-cell table:formula="of:=((([.A130]-1)*[.M129])+[.G130])/[.A130]" office:value-type="float" office:value="0.613714420311923">
            <text:p>0.613714420311923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80.228879">
            <text:p>80.228879</text:p>
          </table:table-cell>
          <table:table-cell office:value-type="float" office:value="44.942528">
            <text:p>44.942528</text:p>
          </table:table-cell>
          <table:table-cell/>
          <table:table-cell table:formula="of:=[.C131]-[.C130]" office:value-type="float" office:value="0.218392000000001">
            <text:p>0.218392000000001</text:p>
          </table:table-cell>
          <table:table-cell table:formula="of:=AVERAGE([.E129:.E131])" office:value-type="float" office:value="0.222221333333335">
            <text:p>0.222221333333335</text:p>
          </table:table-cell>
          <table:table-cell table:formula="of:=[.E131]/([.B131]-[.B130])" office:value-type="float" office:value="0.418325792721936">
            <text:p>0.418325792721936</text:p>
          </table:table-cell>
          <table:table-cell table:formula="of:=AVERAGE([.G129:.G131])" office:value-type="float" office:value="0.390930540246797">
            <text:p>0.390930540246797</text:p>
          </table:table-cell>
          <table:table-cell table:number-columns-repeated="4"/>
          <table:table-cell table:formula="of:=((([.A131]-1)*[.M130])+[.G131])/[.A131]" office:value-type="float" office:value="0.612199779787969">
            <text:p>0.612199779787969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0.867968">
            <text:p>80.867968</text:p>
          </table:table-cell>
          <table:table-cell office:value-type="float" office:value="45.149426">
            <text:p>45.149426</text:p>
          </table:table-cell>
          <table:table-cell/>
          <table:table-cell table:formula="of:=[.C132]-[.C131]" office:value-type="float" office:value="0.206897999999995">
            <text:p>0.206897999999995</text:p>
          </table:table-cell>
          <table:table-cell table:formula="of:=AVERAGE([.E130:.E132])" office:value-type="float" office:value="0.229885333333333">
            <text:p>0.229885333333333</text:p>
          </table:table-cell>
          <table:table-cell table:formula="of:=[.E132]/([.B132]-[.B131])" office:value-type="float" office:value="0.323738947157588">
            <text:p>0.323738947157588</text:p>
          </table:table-cell>
          <table:table-cell table:formula="of:=AVERAGE([.G130:.G132])" office:value-type="float" office:value="0.379506725465502">
            <text:p>0.379506725465502</text:p>
          </table:table-cell>
          <table:table-cell table:number-columns-repeated="4"/>
          <table:table-cell table:formula="of:=((([.A132]-1)*[.M131])+[.G132])/[.A132]" office:value-type="float" office:value="0.609980850306197">
            <text:p>0.609980850306197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81.505039">
            <text:p>81.505039</text:p>
          </table:table-cell>
          <table:table-cell office:value-type="float" office:value="45.402298">
            <text:p>45.402298</text:p>
          </table:table-cell>
          <table:table-cell/>
          <table:table-cell table:formula="of:=[.C133]-[.C132]" office:value-type="float" office:value="0.252872000000004">
            <text:p>0.252872000000004</text:p>
          </table:table-cell>
          <table:table-cell table:formula="of:=AVERAGE([.E131:.E133])" office:value-type="float" office:value="0.226054">
            <text:p>0.226054</text:p>
          </table:table-cell>
          <table:table-cell table:formula="of:=[.E133]/([.B133]-[.B132])" office:value-type="float" office:value="0.396929070700137">
            <text:p>0.396929070700137</text:p>
          </table:table-cell>
          <table:table-cell table:formula="of:=AVERAGE([.G131:.G133])" office:value-type="float" office:value="0.379664603526554">
            <text:p>0.379664603526554</text:p>
          </table:table-cell>
          <table:table-cell table:number-columns-repeated="4"/>
          <table:table-cell table:formula="of:=((([.A133]-1)*[.M132])+[.G133])/[.A133]" office:value-type="float" office:value="0.608354500843556">
            <text:p>0.608354500843556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82.031982">
            <text:p>82.031982</text:p>
          </table:table-cell>
          <table:table-cell office:value-type="float" office:value="45.563217">
            <text:p>45.563217</text:p>
          </table:table-cell>
          <table:table-cell/>
          <table:table-cell table:formula="of:=[.C134]-[.C133]" office:value-type="float" office:value="0.160919">
            <text:p>0.160919</text:p>
          </table:table-cell>
          <table:table-cell table:formula="of:=AVERAGE([.E132:.E134])" office:value-type="float" office:value="0.206896333333333">
            <text:p>0.206896333333333</text:p>
          </table:table-cell>
          <table:table-cell table:formula="of:=[.E134]/([.B134]-[.B133])" office:value-type="float" office:value="0.305382176060786">
            <text:p>0.305382176060786</text:p>
          </table:table-cell>
          <table:table-cell table:formula="of:=AVERAGE([.G132:.G134])" office:value-type="float" office:value="0.34201673130617">
            <text:p>0.34201673130617</text:p>
          </table:table-cell>
          <table:table-cell table:number-columns-repeated="4"/>
          <table:table-cell table:formula="of:=((([.A134]-1)*[.M133])+[.G134])/[.A134]" office:value-type="float" office:value="0.606059255958838">
            <text:p>0.606059255958838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82.615984">
            <text:p>82.615984</text:p>
          </table:table-cell>
          <table:table-cell office:value-type="float" office:value="45.793106">
            <text:p>45.793106</text:p>
          </table:table-cell>
          <table:table-cell/>
          <table:table-cell table:formula="of:=[.C135]-[.C134]" office:value-type="float" office:value="0.229889">
            <text:p>0.229889</text:p>
          </table:table-cell>
          <table:table-cell table:formula="of:=AVERAGE([.E133:.E135])" office:value-type="float" office:value="0.214560000000001">
            <text:p>0.214560000000001</text:p>
          </table:table-cell>
          <table:table-cell table:formula="of:=[.E135]/([.B135]-[.B134])" office:value-type="float" office:value="0.393644199848632">
            <text:p>0.393644199848632</text:p>
          </table:table-cell>
          <table:table-cell table:formula="of:=AVERAGE([.G133:.G135])" office:value-type="float" office:value="0.365318482203185">
            <text:p>0.365318482203185</text:p>
          </table:table-cell>
          <table:table-cell table:number-columns-repeated="4"/>
          <table:table-cell table:formula="of:=((([.A135]-1)*[.M134])+[.G135])/[.A135]" office:value-type="float" office:value="0.604462150273799">
            <text:p>0.604462150273799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83.13597">
            <text:p>83.13597</text:p>
          </table:table-cell>
          <table:table-cell office:value-type="float" office:value="45.988506">
            <text:p>45.988506</text:p>
          </table:table-cell>
          <table:table-cell/>
          <table:table-cell table:formula="of:=[.C136]-[.C135]" office:value-type="float" office:value="0.195399999999999">
            <text:p>0.195399999999999</text:p>
          </table:table-cell>
          <table:table-cell table:formula="of:=AVERAGE([.E134:.E136])" office:value-type="float" office:value="0.195402666666666">
            <text:p>0.195402666666666</text:p>
          </table:table-cell>
          <table:table-cell table:formula="of:=[.E136]/([.B136]-[.B135])" office:value-type="float" office:value="0.375779347905517">
            <text:p>0.375779347905517</text:p>
          </table:table-cell>
          <table:table-cell table:formula="of:=AVERAGE([.G134:.G136])" office:value-type="float" office:value="0.358268574604979">
            <text:p>0.358268574604979</text:p>
          </table:table-cell>
          <table:table-cell table:number-columns-repeated="4"/>
          <table:table-cell table:formula="of:=((([.A136]-1)*[.M135])+[.G136])/[.A136]" office:value-type="float" office:value="0.602755562196423">
            <text:p>0.602755562196423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83.719984">
            <text:p>83.719984</text:p>
          </table:table-cell>
          <table:table-cell office:value-type="float" office:value="46.195404">
            <text:p>46.195404</text:p>
          </table:table-cell>
          <table:table-cell/>
          <table:table-cell table:formula="of:=[.C137]-[.C136]" office:value-type="float" office:value="0.206898000000002">
            <text:p>0.206898000000002</text:p>
          </table:table-cell>
          <table:table-cell table:formula="of:=AVERAGE([.E135:.E137])" office:value-type="float" office:value="0.210729000000001">
            <text:p>0.210729000000001</text:p>
          </table:table-cell>
          <table:table-cell table:formula="of:=[.E137]/([.B137]-[.B136])" office:value-type="float" office:value="0.35426890451257">
            <text:p>0.35426890451257</text:p>
          </table:table-cell>
          <table:table-cell table:formula="of:=AVERAGE([.G135:.G137])" office:value-type="float" office:value="0.374564150755573">
            <text:p>0.374564150755573</text:p>
          </table:table-cell>
          <table:table-cell table:number-columns-repeated="4"/>
          <table:table-cell table:formula="of:=((([.A137]-1)*[.M136])+[.G137])/[.A137]" office:value-type="float" office:value="0.600914920287654">
            <text:p>0.600914920287654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4.239972">
            <text:p>84.239972</text:p>
          </table:table-cell>
          <table:table-cell office:value-type="float" office:value="46.379311">
            <text:p>46.379311</text:p>
          </table:table-cell>
          <table:table-cell/>
          <table:table-cell table:formula="of:=[.C138]-[.C137]" office:value-type="float" office:value="0.183906999999998">
            <text:p>0.183906999999998</text:p>
          </table:table-cell>
          <table:table-cell table:formula="of:=AVERAGE([.E136:.E138])" office:value-type="float" office:value="0.195401666666667">
            <text:p>0.195401666666667</text:p>
          </table:table-cell>
          <table:table-cell table:formula="of:=[.E138]/([.B138]-[.B137])" office:value-type="float" office:value="0.353675469433907">
            <text:p>0.353675469433907</text:p>
          </table:table-cell>
          <table:table-cell table:formula="of:=AVERAGE([.G136:.G138])" office:value-type="float" office:value="0.361241240617331">
            <text:p>0.361241240617331</text:p>
          </table:table-cell>
          <table:table-cell table:number-columns-repeated="4"/>
          <table:table-cell table:formula="of:=((([.A138]-1)*[.M137])+[.G138])/[.A138]" office:value-type="float" office:value="0.599096983149024">
            <text:p>0.599096983149024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84.91094">
            <text:p>84.91094</text:p>
          </table:table-cell>
          <table:table-cell office:value-type="float" office:value="46.643677">
            <text:p>46.643677</text:p>
          </table:table-cell>
          <table:table-cell/>
          <table:table-cell table:formula="of:=[.C139]-[.C138]" office:value-type="float" office:value="0.264365999999995">
            <text:p>0.264365999999995</text:p>
          </table:table-cell>
          <table:table-cell table:formula="of:=AVERAGE([.E137:.E139])" office:value-type="float" office:value="0.218390333333332">
            <text:p>0.218390333333332</text:p>
          </table:table-cell>
          <table:table-cell table:formula="of:=[.E139]/([.B139]-[.B138])" office:value-type="float" office:value="0.394006867689658">
            <text:p>0.394006867689658</text:p>
          </table:table-cell>
          <table:table-cell table:formula="of:=AVERAGE([.G137:.G139])" office:value-type="float" office:value="0.367317080545378">
            <text:p>0.367317080545378</text:p>
          </table:table-cell>
          <table:table-cell table:number-columns-repeated="4"/>
          <table:table-cell table:formula="of:=((([.A139]-1)*[.M138])+[.G139])/[.A139]" office:value-type="float" office:value="0.597599975006984">
            <text:p>0.597599975006984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85.522859">
            <text:p>85.522859</text:p>
          </table:table-cell>
          <table:table-cell office:value-type="float" office:value="46.862068">
            <text:p>46.862068</text:p>
          </table:table-cell>
          <table:table-cell/>
          <table:table-cell table:formula="of:=[.C140]-[.C139]" office:value-type="float" office:value="0.218391000000004">
            <text:p>0.218391000000004</text:p>
          </table:table-cell>
          <table:table-cell table:formula="of:=AVERAGE([.E138:.E140])" office:value-type="float" office:value="0.222221333333332">
            <text:p>0.222221333333332</text:p>
          </table:table-cell>
          <table:table-cell table:formula="of:=[.E140]/([.B140]-[.B139])" office:value-type="float" office:value="0.356895275355078">
            <text:p>0.356895275355078</text:p>
          </table:table-cell>
          <table:table-cell table:formula="of:=AVERAGE([.G138:.G140])" office:value-type="float" office:value="0.368192537492881">
            <text:p>0.368192537492881</text:p>
          </table:table-cell>
          <table:table-cell table:number-columns-repeated="4"/>
          <table:table-cell table:formula="of:=((([.A140]-1)*[.M139])+[.G140])/[.A140]" office:value-type="float" office:value="0.595855738052985">
            <text:p>0.595855738052985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86.043968">
            <text:p>86.043968</text:p>
          </table:table-cell>
          <table:table-cell office:value-type="float" office:value="47.011494">
            <text:p>47.011494</text:p>
          </table:table-cell>
          <table:table-cell/>
          <table:table-cell table:formula="of:=[.C141]-[.C140]" office:value-type="float" office:value="0.149425999999998">
            <text:p>0.149425999999998</text:p>
          </table:table-cell>
          <table:table-cell table:formula="of:=AVERAGE([.E139:.E141])" office:value-type="float" office:value="0.210727666666666">
            <text:p>0.210727666666666</text:p>
          </table:table-cell>
          <table:table-cell table:formula="of:=[.E141]/([.B141]-[.B140])" office:value-type="float" office:value="0.286746150997191">
            <text:p>0.286746150997191</text:p>
          </table:table-cell>
          <table:table-cell table:formula="of:=AVERAGE([.G139:.G141])" office:value-type="float" office:value="0.345882764680643">
            <text:p>0.345882764680643</text:p>
          </table:table-cell>
          <table:table-cell table:number-columns-repeated="4"/>
          <table:table-cell table:formula="of:=((([.A141]-1)*[.M140])+[.G141])/[.A141]" office:value-type="float" office:value="0.593631928074166">
            <text:p>0.593631928074166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6.630624">
            <text:p>86.630624</text:p>
          </table:table-cell>
          <table:table-cell office:value-type="float" office:value="47.229885">
            <text:p>47.229885</text:p>
          </table:table-cell>
          <table:table-cell/>
          <table:table-cell table:formula="of:=[.C142]-[.C141]" office:value-type="float" office:value="0.218391000000004">
            <text:p>0.218391000000004</text:p>
          </table:table-cell>
          <table:table-cell table:formula="of:=AVERAGE([.E140:.E142])" office:value-type="float" office:value="0.195402666666669">
            <text:p>0.195402666666669</text:p>
          </table:table-cell>
          <table:table-cell table:formula="of:=[.E142]/([.B142]-[.B141])" office:value-type="float" office:value="0.372264154802827">
            <text:p>0.372264154802827</text:p>
          </table:table-cell>
          <table:table-cell table:formula="of:=AVERAGE([.G140:.G142])" office:value-type="float" office:value="0.338635193718365">
            <text:p>0.338635193718365</text:p>
          </table:table-cell>
          <table:table-cell table:number-columns-repeated="4"/>
          <table:table-cell table:formula="of:=((([.A142]-1)*[.M141])+[.G142])/[.A142]" office:value-type="float" office:value="0.592050729693657">
            <text:p>0.592050729693657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87.143793">
            <text:p>87.143793</text:p>
          </table:table-cell>
          <table:table-cell office:value-type="float" office:value="47.436783">
            <text:p>47.436783</text:p>
          </table:table-cell>
          <table:table-cell/>
          <table:table-cell table:formula="of:=[.C143]-[.C142]" office:value-type="float" office:value="0.206897999999995">
            <text:p>0.206897999999995</text:p>
          </table:table-cell>
          <table:table-cell table:formula="of:=AVERAGE([.E141:.E143])" office:value-type="float" office:value="0.191571666666666">
            <text:p>0.191571666666666</text:p>
          </table:table-cell>
          <table:table-cell table:formula="of:=[.E143]/([.B143]-[.B142])" office:value-type="float" office:value="0.40317712098742">
            <text:p>0.40317712098742</text:p>
          </table:table-cell>
          <table:table-cell table:formula="of:=AVERAGE([.G141:.G143])" office:value-type="float" office:value="0.354062475595813">
            <text:p>0.354062475595813</text:p>
          </table:table-cell>
          <table:table-cell table:number-columns-repeated="4"/>
          <table:table-cell table:formula="of:=((([.A143]-1)*[.M142])+[.G143])/[.A143]" office:value-type="float" office:value="0.590711200553896">
            <text:p>0.590711200553896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87.807984">
            <text:p>87.807984</text:p>
          </table:table-cell>
          <table:table-cell office:value-type="float" office:value="47.666664">
            <text:p>47.666664</text:p>
          </table:table-cell>
          <table:table-cell/>
          <table:table-cell table:formula="of:=[.C144]-[.C143]" office:value-type="float" office:value="0.229880999999999">
            <text:p>0.229880999999999</text:p>
          </table:table-cell>
          <table:table-cell table:formula="of:=AVERAGE([.E142:.E144])" office:value-type="float" office:value="0.218389999999999">
            <text:p>0.218389999999999</text:p>
          </table:table-cell>
          <table:table-cell table:formula="of:=[.E144]/([.B144]-[.B143])" office:value-type="float" office:value="0.346106767481038">
            <text:p>0.346106767481038</text:p>
          </table:table-cell>
          <table:table-cell table:formula="of:=AVERAGE([.G142:.G144])" office:value-type="float" office:value="0.373849347757095">
            <text:p>0.373849347757095</text:p>
          </table:table-cell>
          <table:table-cell table:number-columns-repeated="4"/>
          <table:table-cell table:formula="of:=((([.A144]-1)*[.M143])+[.G144])/[.A144]" office:value-type="float" office:value="0.588988634123806">
            <text:p>0.588988634123806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88.379984">
            <text:p>88.379984</text:p>
          </table:table-cell>
          <table:table-cell office:value-type="float" office:value="47.873562">
            <text:p>47.873562</text:p>
          </table:table-cell>
          <table:table-cell/>
          <table:table-cell table:formula="of:=[.C145]-[.C144]" office:value-type="float" office:value="0.206898000000002">
            <text:p>0.206898000000002</text:p>
          </table:table-cell>
          <table:table-cell table:formula="of:=AVERAGE([.E143:.E145])" office:value-type="float" office:value="0.214558999999999">
            <text:p>0.214558999999999</text:p>
          </table:table-cell>
          <table:table-cell table:formula="of:=[.E145]/([.B145]-[.B144])" office:value-type="float" office:value="0.361709790209802">
            <text:p>0.361709790209802</text:p>
          </table:table-cell>
          <table:table-cell table:formula="of:=AVERAGE([.G143:.G145])" office:value-type="float" office:value="0.370331226226087">
            <text:p>0.370331226226087</text:p>
          </table:table-cell>
          <table:table-cell table:number-columns-repeated="4"/>
          <table:table-cell table:formula="of:=((([.A145]-1)*[.M144])+[.G145])/[.A145]" office:value-type="float" office:value="0.587399271578952">
            <text:p>0.587399271578952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88.867994">
            <text:p>88.867994</text:p>
          </table:table-cell>
          <table:table-cell office:value-type="float" office:value="48.034485">
            <text:p>48.034485</text:p>
          </table:table-cell>
          <table:table-cell/>
          <table:table-cell table:formula="of:=[.C146]-[.C145]" office:value-type="float" office:value="0.160922999999997">
            <text:p>0.160922999999997</text:p>
          </table:table-cell>
          <table:table-cell table:formula="of:=AVERAGE([.E144:.E146])" office:value-type="float" office:value="0.199233999999999">
            <text:p>0.199233999999999</text:p>
          </table:table-cell>
          <table:table-cell table:formula="of:=[.E146]/([.B146]-[.B145])" office:value-type="float" office:value="0.329753488658011">
            <text:p>0.329753488658011</text:p>
          </table:table-cell>
          <table:table-cell table:formula="of:=AVERAGE([.G144:.G146])" office:value-type="float" office:value="0.345856682116284">
            <text:p>0.345856682116284</text:p>
          </table:table-cell>
          <table:table-cell table:number-columns-repeated="4"/>
          <table:table-cell table:formula="of:=((([.A146]-1)*[.M145])+[.G146])/[.A146]" office:value-type="float" office:value="0.585610064753113">
            <text:p>0.585610064753113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89.479986">
            <text:p>89.479986</text:p>
          </table:table-cell>
          <table:table-cell office:value-type="float" office:value="48.241379">
            <text:p>48.241379</text:p>
          </table:table-cell>
          <table:table-cell/>
          <table:table-cell table:formula="of:=[.C147]-[.C146]" office:value-type="float" office:value="0.206894000000005">
            <text:p>0.206894000000005</text:p>
          </table:table-cell>
          <table:table-cell table:formula="of:=AVERAGE([.E145:.E147])" office:value-type="float" office:value="0.191571666666668">
            <text:p>0.191571666666668</text:p>
          </table:table-cell>
          <table:table-cell table:formula="of:=[.E147]/([.B147]-[.B146])" office:value-type="float" office:value="0.338066510673351">
            <text:p>0.338066510673351</text:p>
          </table:table-cell>
          <table:table-cell table:formula="of:=AVERAGE([.G145:.G147])" office:value-type="float" office:value="0.343176596513721">
            <text:p>0.343176596513721</text:p>
          </table:table-cell>
          <table:table-cell table:number-columns-repeated="4"/>
          <table:table-cell table:formula="of:=((([.A147]-1)*[.M146])+[.G147])/[.A147]" office:value-type="float" office:value="0.583902867828425">
            <text:p>0.583902867828425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89.975974">
            <text:p>89.975974</text:p>
          </table:table-cell>
          <table:table-cell office:value-type="float" office:value="48.402298">
            <text:p>48.402298</text:p>
          </table:table-cell>
          <table:table-cell/>
          <table:table-cell table:formula="of:=[.C148]-[.C147]" office:value-type="float" office:value="0.160919">
            <text:p>0.160919</text:p>
          </table:table-cell>
          <table:table-cell table:formula="of:=AVERAGE([.E146:.E148])" office:value-type="float" office:value="0.176245333333334">
            <text:p>0.176245333333334</text:p>
          </table:table-cell>
          <table:table-cell table:formula="of:=[.E148]/([.B148]-[.B147])" office:value-type="float" office:value="0.324441317128642">
            <text:p>0.324441317128642</text:p>
          </table:table-cell>
          <table:table-cell table:formula="of:=AVERAGE([.G146:.G148])" office:value-type="float" office:value="0.330753772153334">
            <text:p>0.330753772153334</text:p>
          </table:table-cell>
          <table:table-cell table:number-columns-repeated="4"/>
          <table:table-cell table:formula="of:=((([.A148]-1)*[.M147])+[.G148])/[.A148]" office:value-type="float" office:value="0.582125733919522">
            <text:p>0.582125733919522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90.619983">
            <text:p>90.619983</text:p>
          </table:table-cell>
          <table:table-cell office:value-type="float" office:value="48.632183">
            <text:p>48.632183</text:p>
          </table:table-cell>
          <table:table-cell/>
          <table:table-cell table:formula="of:=[.C149]-[.C148]" office:value-type="float" office:value="0.229884999999996">
            <text:p>0.229884999999996</text:p>
          </table:table-cell>
          <table:table-cell table:formula="of:=AVERAGE([.E147:.E149])" office:value-type="float" office:value="0.199232666666667">
            <text:p>0.199232666666667</text:p>
          </table:table-cell>
          <table:table-cell table:formula="of:=[.E149]/([.B149]-[.B148])" office:value-type="float" office:value="0.356959297152667">
            <text:p>0.356959297152667</text:p>
          </table:table-cell>
          <table:table-cell table:formula="of:=AVERAGE([.G147:.G149])" office:value-type="float" office:value="0.339822374984886">
            <text:p>0.339822374984886</text:p>
          </table:table-cell>
          <table:table-cell table:number-columns-repeated="4"/>
          <table:table-cell table:formula="of:=((([.A149]-1)*[.M148])+[.G149])/[.A149]" office:value-type="float" office:value="0.58059398945172">
            <text:p>0.58059398945172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91.135987">
            <text:p>91.135987</text:p>
          </table:table-cell>
          <table:table-cell office:value-type="float" office:value="48.8046">
            <text:p>48.8046</text:p>
          </table:table-cell>
          <table:table-cell/>
          <table:table-cell table:formula="of:=[.C150]-[.C149]" office:value-type="float" office:value="0.172417000000003">
            <text:p>0.172417000000003</text:p>
          </table:table-cell>
          <table:table-cell table:formula="of:=AVERAGE([.E148:.E150])" office:value-type="float" office:value="0.187740333333333">
            <text:p>0.187740333333333</text:p>
          </table:table-cell>
          <table:table-cell table:formula="of:=[.E150]/([.B150]-[.B149])" office:value-type="float" office:value="0.334138882644329">
            <text:p>0.334138882644329</text:p>
          </table:table-cell>
          <table:table-cell table:formula="of:=AVERAGE([.G148:.G150])" office:value-type="float" office:value="0.338513165641879">
            <text:p>0.338513165641879</text:p>
          </table:table-cell>
          <table:table-cell table:number-columns-repeated="4"/>
          <table:table-cell table:formula="of:=((([.A150]-1)*[.M149])+[.G150])/[.A150]" office:value-type="float" office:value="0.578928752243562">
            <text:p>0.578928752243562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91.71997">
            <text:p>91.71997</text:p>
          </table:table-cell>
          <table:table-cell office:value-type="float" office:value="49">
            <text:p>49</text:p>
          </table:table-cell>
          <table:table-cell/>
          <table:table-cell table:formula="of:=[.C151]-[.C150]" office:value-type="float" office:value="0.195399999999999">
            <text:p>0.195399999999999</text:p>
          </table:table-cell>
          <table:table-cell table:formula="of:=AVERAGE([.E149:.E151])" office:value-type="float" office:value="0.199233999999999">
            <text:p>0.199233999999999</text:p>
          </table:table-cell>
          <table:table-cell table:formula="of:=[.E151]/([.B151]-[.B150])" office:value-type="float" office:value="0.3345987811289">
            <text:p>0.3345987811289</text:p>
          </table:table-cell>
          <table:table-cell table:formula="of:=AVERAGE([.G149:.G151])" office:value-type="float" office:value="0.341898986975299">
            <text:p>0.341898986975299</text:p>
          </table:table-cell>
          <table:table-cell table:number-columns-repeated="4"/>
          <table:table-cell table:formula="of:=((([.A151]-1)*[.M150])+[.G151])/[.A151]" office:value-type="float" office:value="0.577288953779706">
            <text:p>0.577288953779706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.237106">
            <text:p>92.237106</text:p>
          </table:table-cell>
          <table:table-cell office:value-type="float" office:value="49.172413">
            <text:p>49.172413</text:p>
          </table:table-cell>
          <table:table-cell/>
          <table:table-cell table:formula="of:=[.C152]-[.C151]" office:value-type="float" office:value="0.172412999999999">
            <text:p>0.172412999999999</text:p>
          </table:table-cell>
          <table:table-cell table:formula="of:=AVERAGE([.E150:.E152])" office:value-type="float" office:value="0.180076666666667">
            <text:p>0.180076666666667</text:p>
          </table:table-cell>
          <table:table-cell table:formula="of:=[.E152]/([.B152]-[.B151])" office:value-type="float" office:value="0.333399724637235">
            <text:p>0.333399724637235</text:p>
          </table:table-cell>
          <table:table-cell table:formula="of:=AVERAGE([.G150:.G152])" office:value-type="float" office:value="0.334045796136821">
            <text:p>0.334045796136821</text:p>
          </table:table-cell>
          <table:table-cell table:number-columns-repeated="4"/>
          <table:table-cell table:formula="of:=((([.A152]-1)*[.M151])+[.G152])/[.A152]" office:value-type="float" office:value="0.575663025585422">
            <text:p>0.575663025585422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2.863992">
            <text:p>92.863992</text:p>
          </table:table-cell>
          <table:table-cell office:value-type="float" office:value="49.379311">
            <text:p>49.379311</text:p>
          </table:table-cell>
          <table:table-cell/>
          <table:table-cell table:formula="of:=[.C153]-[.C152]" office:value-type="float" office:value="0.206898000000002">
            <text:p>0.206898000000002</text:p>
          </table:table-cell>
          <table:table-cell table:formula="of:=AVERAGE([.E151:.E153])" office:value-type="float" office:value="0.191570333333334">
            <text:p>0.191570333333334</text:p>
          </table:table-cell>
          <table:table-cell table:formula="of:=[.E153]/([.B153]-[.B152])" office:value-type="float" office:value="0.330040868674692">
            <text:p>0.330040868674692</text:p>
          </table:table-cell>
          <table:table-cell table:formula="of:=AVERAGE([.G151:.G153])" office:value-type="float" office:value="0.332679791480275">
            <text:p>0.332679791480275</text:p>
          </table:table-cell>
          <table:table-cell table:number-columns-repeated="4"/>
          <table:table-cell table:formula="of:=((([.A153]-1)*[.M152])+[.G153])/[.A153]" office:value-type="float" office:value="0.574036388784689">
            <text:p>0.574036388784689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3.466612">
            <text:p>93.466612</text:p>
          </table:table-cell>
          <table:table-cell office:value-type="float" office:value="49.586208">
            <text:p>49.586208</text:p>
          </table:table-cell>
          <table:table-cell/>
          <table:table-cell table:formula="of:=[.C154]-[.C153]" office:value-type="float" office:value="0.206896999999998">
            <text:p>0.206896999999998</text:p>
          </table:table-cell>
          <table:table-cell table:formula="of:=AVERAGE([.E152:.E154])" office:value-type="float" office:value="0.195402666666666">
            <text:p>0.195402666666666</text:p>
          </table:table-cell>
          <table:table-cell table:formula="of:=[.E154]/([.B154]-[.B153])" office:value-type="float" office:value="0.343329129467985">
            <text:p>0.343329129467985</text:p>
          </table:table-cell>
          <table:table-cell table:formula="of:=AVERAGE([.G152:.G154])" office:value-type="float" office:value="0.335589907593304">
            <text:p>0.335589907593304</text:p>
          </table:table-cell>
          <table:table-cell table:number-columns-repeated="4"/>
          <table:table-cell table:formula="of:=((([.A154]-1)*[.M153])+[.G154])/[.A154]" office:value-type="float" office:value="0.572518577868132">
            <text:p>0.572518577868132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3.962725">
            <text:p>93.962725</text:p>
          </table:table-cell>
          <table:table-cell office:value-type="float" office:value="49.758621">
            <text:p>49.758621</text:p>
          </table:table-cell>
          <table:table-cell/>
          <table:table-cell table:formula="of:=[.C155]-[.C154]" office:value-type="float" office:value="0.172412999999999">
            <text:p>0.172412999999999</text:p>
          </table:table-cell>
          <table:table-cell table:formula="of:=AVERAGE([.E153:.E155])" office:value-type="float" office:value="0.195402666666666">
            <text:p>0.195402666666666</text:p>
          </table:table-cell>
          <table:table-cell table:formula="of:=[.E155]/([.B155]-[.B154])" office:value-type="float" office:value="0.347527680185756">
            <text:p>0.347527680185756</text:p>
          </table:table-cell>
          <table:table-cell table:formula="of:=AVERAGE([.G153:.G155])" office:value-type="float" office:value="0.340299226109478">
            <text:p>0.340299226109478</text:p>
          </table:table-cell>
          <table:table-cell table:number-columns-repeated="4"/>
          <table:table-cell table:formula="of:=((([.A155]-1)*[.M154])+[.G155])/[.A155]" office:value-type="float" office:value="0.57104804912511">
            <text:p>0.57104804912511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94.574527">
            <text:p>94.574527</text:p>
          </table:table-cell>
          <table:table-cell office:value-type="float" office:value="49.91954">
            <text:p>49.91954</text:p>
          </table:table-cell>
          <table:table-cell/>
          <table:table-cell table:formula="of:=[.C156]-[.C155]" office:value-type="float" office:value="0.160919">
            <text:p>0.160919</text:p>
          </table:table-cell>
          <table:table-cell table:formula="of:=AVERAGE([.E154:.E156])" office:value-type="float" office:value="0.180076333333332">
            <text:p>0.180076333333332</text:p>
          </table:table-cell>
          <table:table-cell table:formula="of:=[.E156]/([.B156]-[.B155])" office:value-type="float" office:value="0.263024638690296">
            <text:p>0.263024638690296</text:p>
          </table:table-cell>
          <table:table-cell table:formula="of:=AVERAGE([.G154:.G156])" office:value-type="float" office:value="0.317960482781346">
            <text:p>0.317960482781346</text:p>
          </table:table-cell>
          <table:table-cell table:number-columns-repeated="4"/>
          <table:table-cell table:formula="of:=((([.A156]-1)*[.M155])+[.G156])/[.A156]" office:value-type="float" office:value="0.569047897109299">
            <text:p>0.569047897109299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5.083983">
            <text:p>95.083983</text:p>
          </table:table-cell>
          <table:table-cell office:value-type="float" office:value="50.057472">
            <text:p>50.057472</text:p>
          </table:table-cell>
          <table:table-cell/>
          <table:table-cell table:formula="of:=[.C157]-[.C156]" office:value-type="float" office:value="0.137931999999999">
            <text:p>0.137931999999999</text:p>
          </table:table-cell>
          <table:table-cell table:formula="of:=AVERAGE([.E155:.E157])" office:value-type="float" office:value="0.157087999999999">
            <text:p>0.157087999999999</text:p>
          </table:table-cell>
          <table:table-cell table:formula="of:=[.E157]/([.B157]-[.B156])" office:value-type="float" office:value="0.270743695235701">
            <text:p>0.270743695235701</text:p>
          </table:table-cell>
          <table:table-cell table:formula="of:=AVERAGE([.G155:.G157])" office:value-type="float" office:value="0.293765338037251">
            <text:p>0.293765338037251</text:p>
          </table:table-cell>
          <table:table-cell table:number-columns-repeated="4"/>
          <table:table-cell table:formula="of:=((([.A157]-1)*[.M156])+[.G157])/[.A157]" office:value-type="float" office:value="0.567123353871405">
            <text:p>0.567123353871405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5.630548">
            <text:p>95.630548</text:p>
          </table:table-cell>
          <table:table-cell office:value-type="float" office:value="50.287354">
            <text:p>50.287354</text:p>
          </table:table-cell>
          <table:table-cell/>
          <table:table-cell table:formula="of:=[.C158]-[.C157]" office:value-type="float" office:value="0.229882000000003">
            <text:p>0.229882000000003</text:p>
          </table:table-cell>
          <table:table-cell table:formula="of:=AVERAGE([.E156:.E158])" office:value-type="float" office:value="0.176244333333334">
            <text:p>0.176244333333334</text:p>
          </table:table-cell>
          <table:table-cell table:formula="of:=[.E158]/([.B158]-[.B157])" office:value-type="float" office:value="0.420594073897895">
            <text:p>0.420594073897895</text:p>
          </table:table-cell>
          <table:table-cell table:formula="of:=AVERAGE([.G156:.G158])" office:value-type="float" office:value="0.318120802607964">
            <text:p>0.318120802607964</text:p>
          </table:table-cell>
          <table:table-cell table:number-columns-repeated="4"/>
          <table:table-cell table:formula="of:=((([.A158]-1)*[.M157])+[.G158])/[.A158]" office:value-type="float" office:value="0.566184063615165">
            <text:p>0.566184063615165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6.139982">
            <text:p>96.139982</text:p>
          </table:table-cell>
          <table:table-cell office:value-type="float" office:value="50.448273">
            <text:p>50.448273</text:p>
          </table:table-cell>
          <table:table-cell/>
          <table:table-cell table:formula="of:=[.C159]-[.C158]" office:value-type="float" office:value="0.160919">
            <text:p>0.160919</text:p>
          </table:table-cell>
          <table:table-cell table:formula="of:=AVERAGE([.E157:.E159])" office:value-type="float" office:value="0.176244333333334">
            <text:p>0.176244333333334</text:p>
          </table:table-cell>
          <table:table-cell table:formula="of:=[.E159]/([.B159]-[.B158])" office:value-type="float" office:value="0.315878013638666">
            <text:p>0.315878013638666</text:p>
          </table:table-cell>
          <table:table-cell table:formula="of:=AVERAGE([.G157:.G159])" office:value-type="float" office:value="0.335738594257421">
            <text:p>0.335738594257421</text:p>
          </table:table-cell>
          <table:table-cell table:number-columns-repeated="4"/>
          <table:table-cell table:formula="of:=((([.A159]-1)*[.M158])+[.G159])/[.A159]" office:value-type="float" office:value="0.564589757564359">
            <text:p>0.564589757564359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96.763209">
            <text:p>96.763209</text:p>
          </table:table-cell>
          <table:table-cell office:value-type="float" office:value="50.666664">
            <text:p>50.666664</text:p>
          </table:table-cell>
          <table:table-cell/>
          <table:table-cell table:formula="of:=[.C160]-[.C159]" office:value-type="float" office:value="0.218390999999997">
            <text:p>0.218390999999997</text:p>
          </table:table-cell>
          <table:table-cell table:formula="of:=AVERAGE([.E158:.E160])" office:value-type="float" office:value="0.203064">
            <text:p>0.203064</text:p>
          </table:table-cell>
          <table:table-cell table:formula="of:=[.E160]/([.B160]-[.B159])" office:value-type="float" office:value="0.35041967052133">
            <text:p>0.35041967052133</text:p>
          </table:table-cell>
          <table:table-cell table:formula="of:=AVERAGE([.G158:.G160])" office:value-type="float" office:value="0.362297252685964">
            <text:p>0.362297252685964</text:p>
          </table:table-cell>
          <table:table-cell table:number-columns-repeated="4"/>
          <table:table-cell table:formula="of:=((([.A160]-1)*[.M159])+[.G160])/[.A160]" office:value-type="float" office:value="0.56323425068434">
            <text:p>0.56323425068434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7.279982">
            <text:p>97.279982</text:p>
          </table:table-cell>
          <table:table-cell office:value-type="float" office:value="50.839077">
            <text:p>50.839077</text:p>
          </table:table-cell>
          <table:table-cell/>
          <table:table-cell table:formula="of:=[.C161]-[.C160]" office:value-type="float" office:value="0.172413000000006">
            <text:p>0.172413000000006</text:p>
          </table:table-cell>
          <table:table-cell table:formula="of:=AVERAGE([.E159:.E161])" office:value-type="float" office:value="0.183907666666668">
            <text:p>0.183907666666668</text:p>
          </table:table-cell>
          <table:table-cell table:formula="of:=[.E161]/([.B161]-[.B160])" office:value-type="float" office:value="0.333633916632653">
            <text:p>0.333633916632653</text:p>
          </table:table-cell>
          <table:table-cell table:formula="of:=AVERAGE([.G159:.G161])" office:value-type="float" office:value="0.333310533597549">
            <text:p>0.333310533597549</text:p>
          </table:table-cell>
          <table:table-cell table:number-columns-repeated="4"/>
          <table:table-cell table:formula="of:=((([.A161]-1)*[.M160])+[.G161])/[.A161]" office:value-type="float" office:value="0.561790223426153">
            <text:p>0.561790223426153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7.819985">
            <text:p>97.819985</text:p>
          </table:table-cell>
          <table:table-cell office:value-type="float" office:value="51.011497">
            <text:p>51.011497</text:p>
          </table:table-cell>
          <table:table-cell/>
          <table:table-cell table:formula="of:=[.C162]-[.C161]" office:value-type="float" office:value="0.172419999999995">
            <text:p>0.172419999999995</text:p>
          </table:table-cell>
          <table:table-cell table:formula="of:=AVERAGE([.E160:.E162])" office:value-type="float" office:value="0.187741333333333">
            <text:p>0.187741333333333</text:p>
          </table:table-cell>
          <table:table-cell table:formula="of:=[.E162]/([.B162]-[.B161])" office:value-type="float" office:value="0.31929452243783">
            <text:p>0.31929452243783</text:p>
          </table:table-cell>
          <table:table-cell table:formula="of:=AVERAGE([.G160:.G162])" office:value-type="float" office:value="0.334449369863938">
            <text:p>0.334449369863938</text:p>
          </table:table-cell>
          <table:table-cell table:number-columns-repeated="4"/>
          <table:table-cell table:formula="of:=((([.A162]-1)*[.M161])+[.G162])/[.A162]" office:value-type="float" office:value="0.560274625294976">
            <text:p>0.560274625294976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8.339984">
            <text:p>98.339984</text:p>
          </table:table-cell>
          <table:table-cell office:value-type="float" office:value="51.18391">
            <text:p>51.18391</text:p>
          </table:table-cell>
          <table:table-cell/>
          <table:table-cell table:formula="of:=[.C163]-[.C162]" office:value-type="float" office:value="0.172412999999999">
            <text:p>0.172412999999999</text:p>
          </table:table-cell>
          <table:table-cell table:formula="of:=AVERAGE([.E161:.E163])" office:value-type="float" office:value="0.172415333333333">
            <text:p>0.172415333333333</text:p>
          </table:table-cell>
          <table:table-cell table:formula="of:=[.E163]/([.B163]-[.B162])" office:value-type="float" office:value="0.331564099161728">
            <text:p>0.331564099161728</text:p>
          </table:table-cell>
          <table:table-cell table:formula="of:=AVERAGE([.G161:.G163])" office:value-type="float" office:value="0.328164179410737">
            <text:p>0.328164179410737</text:p>
          </table:table-cell>
          <table:table-cell table:number-columns-repeated="4"/>
          <table:table-cell table:formula="of:=((([.A163]-1)*[.M162])+[.G163])/[.A163]" office:value-type="float" office:value="0.558854063020856">
            <text:p>0.558854063020856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8.959987">
            <text:p>98.959987</text:p>
          </table:table-cell>
          <table:table-cell office:value-type="float" office:value="51.402302">
            <text:p>51.402302</text:p>
          </table:table-cell>
          <table:table-cell/>
          <table:table-cell table:formula="of:=[.C164]-[.C163]" office:value-type="float" office:value="0.218392000000001">
            <text:p>0.218392000000001</text:p>
          </table:table-cell>
          <table:table-cell table:formula="of:=AVERAGE([.E162:.E164])" office:value-type="float" office:value="0.187741666666665">
            <text:p>0.187741666666665</text:p>
          </table:table-cell>
          <table:table-cell table:formula="of:=[.E164]/([.B164]-[.B163])" office:value-type="float" office:value="0.352243456886503">
            <text:p>0.352243456886503</text:p>
          </table:table-cell>
          <table:table-cell table:formula="of:=AVERAGE([.G162:.G164])" office:value-type="float" office:value="0.334367359495354">
            <text:p>0.334367359495354</text:p>
          </table:table-cell>
          <table:table-cell table:number-columns-repeated="4"/>
          <table:table-cell table:formula="of:=((([.A164]-1)*[.M163])+[.G164])/[.A164]" office:value-type="float" office:value="0.557578688908916">
            <text:p>0.557578688908916</text:p>
          </table:table-cell>
          <table:table-cell table:number-columns-repeated="4"/>
        </table:table-row>
        <table:table-row table:style-name="ro1">
          <table:table-cell>
            <draw:frame table:end-cell-address="Sheet1.J189" table:end-x="0.7142in" table:end-y="0.135in" draw:z-index="0" draw:style-name="gr1" svg:width="8.0823in" svg:height="4.2819in" svg:x="0.4083in" svg:y="0.1039in">
              <draw:object draw:notify-on-update-of-ranges="Sheet1.B3:Sheet1.B164 Sheet1.G3:Sheet1.G1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6/09/2011</text:date>, <text:time>14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9T14:50:58</dc:date>
    <dc:creator>Brad </dc:creator>
    <meta:generator>OpenOffice.org/3.2$Linux OpenOffice.org_project/320m12$Build-9483</meta:generator>
    <meta:editing-duration>PT04H29M54S</meta:editing-duration>
    <meta:editing-cycles>1</meta:editing-cycles>
    <meta:document-statistic meta:table-count="1" meta:cell-count="13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power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3cm" svg:height="10.877cm" xlink:href=".." chart:class="chart:scatter" chart:style-name="ch1">
        <chart:legend chart:legend-position="end" svg:x="15.607cm" svg:y="4.81cm" chart:style-name="ch2"/>
        <chart:plot-area chart:style-name="ch3" table:cell-range-address="Sheet1.B3:Sheet1.B164 Sheet1.G3:Sheet1.G164" svg:x="0.41cm" svg:y="0.217cm" svg:width="14.788cm" svg:height="10.22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64" chart:class="chart:scatter">
            <chart:domain table:cell-range-address="Sheet1.B3:Sheet1.B164"/>
            <chart:regression-curve chart:style-name="ch7">
              <chart:equation chart:display-r-square="true"/>
            </chart:regression-curve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31963">
                <text:p text:id="Sheet1.B3:Sheet1.B164">7.931963</text:p>
              </table:table-cell>
              <table:table-cell office:value-type="float" office:value="0.908341080947069">
                <text:p text:id="Sheet1.G3:Sheet1.G164">0.9083410809470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30879">
                <text:p>8.430879</text:p>
              </table:table-cell>
              <table:table-cell office:value-type="float" office:value="1.58965236633021">
                <text:p>1.58965236633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.45414946909357">
                <text:p>1.45414946909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75971">
                <text:p>9.575971</text:p>
              </table:table-cell>
              <table:table-cell office:value-type="float" office:value="1.37698425788799">
                <text:p>1.37698425788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55982">
                <text:p>10.155982</text:p>
              </table:table-cell>
              <table:table-cell office:value-type="float" office:value="1.22867324930044">
                <text:p>1.22867324930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18668">
                <text:p>10.718668</text:p>
              </table:table-cell>
              <table:table-cell office:value-type="float" office:value="1.24607507561944">
                <text:p>1.24607507561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223844">
                <text:p>11.223844</text:p>
              </table:table-cell>
              <table:table-cell office:value-type="float" office:value="1.16040152342946">
                <text:p>1.16040152342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23969">
                <text:p>11.723969</text:p>
              </table:table-cell>
              <table:table-cell office:value-type="float" office:value="1.12615446138465">
                <text:p>1.12615446138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95997">
                <text:p>12.295997</text:p>
              </table:table-cell>
              <table:table-cell office:value-type="float" office:value="1.10516268434412">
                <text:p>1.10516268434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935969">
                <text:p>12.935969</text:p>
              </table:table-cell>
              <table:table-cell office:value-type="float" office:value="1.05967292319039">
                <text:p>1.05967292319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447988">
                <text:p>13.447988</text:p>
              </table:table-cell>
              <table:table-cell office:value-type="float" office:value="0.875506572998267">
                <text:p>0.875506572998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079969">
                <text:p>14.079969</text:p>
              </table:table-cell>
              <table:table-cell office:value-type="float" office:value="1.01850846781786">
                <text:p>1.01850846781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579967">
                <text:p>14.579967</text:p>
              </table:table-cell>
              <table:table-cell office:value-type="float" office:value="1.01150004600019">
                <text:p>1.01150004600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290339">
                <text:p>15.290339</text:p>
              </table:table-cell>
              <table:table-cell office:value-type="float" office:value="0.938474489422443">
                <text:p>0.938474489422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866554">
                <text:p>15.866554</text:p>
              </table:table-cell>
              <table:table-cell office:value-type="float" office:value="0.897654521315826">
                <text:p>0.897654521315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359971">
                <text:p>16.359971</text:p>
              </table:table-cell>
              <table:table-cell office:value-type="float" office:value="0.955102884578356">
                <text:p>0.955102884578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971984">
                <text:p>16.971984</text:p>
              </table:table-cell>
              <table:table-cell office:value-type="float" office:value="0.901490654610282">
                <text:p>0.90149065461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471231">
                <text:p>17.471231</text:p>
              </table:table-cell>
              <table:table-cell office:value-type="float" office:value="0.851858899502651">
                <text:p>0.851858899502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155984">
                <text:p>18.155984</text:p>
              </table:table-cell>
              <table:table-cell office:value-type="float" office:value="0.940013406293948">
                <text:p>0.940013406293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655986">
                <text:p>18.655986</text:p>
              </table:table-cell>
              <table:table-cell office:value-type="float" office:value="0.850572597709612">
                <text:p>0.850572597709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263982">
                <text:p>19.263982</text:p>
              </table:table-cell>
              <table:table-cell office:value-type="float" office:value="0.794015092204555">
                <text:p>0.794015092204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795984">
                <text:p>19.795984</text:p>
              </table:table-cell>
              <table:table-cell office:value-type="float" office:value="0.799410528531845">
                <text:p>0.799410528531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403603">
                <text:p>20.403603</text:p>
              </table:table-cell>
              <table:table-cell office:value-type="float" office:value="0.813424201679012">
                <text:p>0.813424201679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015984">
                <text:p>21.015984</text:p>
              </table:table-cell>
              <table:table-cell office:value-type="float" office:value="0.769563392724465">
                <text:p>0.769563392724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51485">
                <text:p>21.51485</text:p>
              </table:table-cell>
              <table:table-cell office:value-type="float" office:value="0.829465227135145">
                <text:p>0.829465227135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131989">
                <text:p>22.131989</text:p>
              </table:table-cell>
              <table:table-cell office:value-type="float" office:value="0.782251648332057">
                <text:p>0.782251648332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676011">
                <text:p>22.676011</text:p>
              </table:table-cell>
              <table:table-cell office:value-type="float" office:value="0.760619974927489">
                <text:p>0.760619974927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316985">
                <text:p>23.316985</text:p>
              </table:table-cell>
              <table:table-cell office:value-type="float" office:value="0.789027324041225">
                <text:p>0.789027324041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819986">
                <text:p>23.819986</text:p>
              </table:table-cell>
              <table:table-cell office:value-type="float" office:value="0.708394217904137">
                <text:p>0.708394217904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427986">
                <text:p>24.427986</text:p>
              </table:table-cell>
              <table:table-cell office:value-type="float" office:value="0.718389802631578">
                <text:p>0.718389802631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039986">
                <text:p>25.039986</text:p>
              </table:table-cell>
              <table:table-cell office:value-type="float" office:value="0.7136977124183">
                <text:p>0.7136977124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538803">
                <text:p>25.538803</text:p>
              </table:table-cell>
              <table:table-cell office:value-type="float" office:value="0.760417146969732">
                <text:p>0.7604171469697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147982">
                <text:p>26.147982</text:p>
              </table:table-cell>
              <table:table-cell office:value-type="float" office:value="0.698131419500671">
                <text:p>0.6981314195006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651972">
                <text:p>26.651972</text:p>
              </table:table-cell>
              <table:table-cell office:value-type="float" office:value="0.729810115280067">
                <text:p>0.7298101152800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259991">
                <text:p>27.259991</text:p>
              </table:table-cell>
              <table:table-cell office:value-type="float" office:value="0.69946333913907">
                <text:p>0.699463339139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759971">
                <text:p>27.759971</text:p>
              </table:table-cell>
              <table:table-cell office:value-type="float" office:value="0.666690667626708">
                <text:p>0.6666906676267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335992">
                <text:p>28.335992</text:p>
              </table:table-cell>
              <table:table-cell office:value-type="float" office:value="0.658502033780014">
                <text:p>0.658502033780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024931">
                <text:p>29.024931</text:p>
              </table:table-cell>
              <table:table-cell office:value-type="float" office:value="0.617310095668854">
                <text:p>0.617310095668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.527987">
                <text:p>29.527987</text:p>
              </table:table-cell>
              <table:table-cell office:value-type="float" office:value="0.708312792213982">
                <text:p>0.708312792213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135987">
                <text:p>30.135987</text:p>
              </table:table-cell>
              <table:table-cell office:value-type="float" office:value="0.661674342105266">
                <text:p>0.661674342105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63597">
                <text:p>30.63597</text:p>
              </table:table-cell>
              <table:table-cell office:value-type="float" office:value="0.666690667482695">
                <text:p>0.6666906674826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246765">
                <text:p>31.246765</text:p>
              </table:table-cell>
              <table:table-cell office:value-type="float" office:value="0.621011959822851">
                <text:p>0.6210119598228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746849">
                <text:p>31.746849</text:p>
              </table:table-cell>
              <table:table-cell office:value-type="float" office:value="0.666556018588877">
                <text:p>0.6665560185888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312858">
                <text:p>32.312858</text:p>
              </table:table-cell>
              <table:table-cell office:value-type="float" office:value="0.649839490184788">
                <text:p>0.649839490184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816013">
                <text:p>32.816013</text:p>
              </table:table-cell>
              <table:table-cell office:value-type="float" office:value="0.616796017131899">
                <text:p>0.6167960171318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379513">
                <text:p>33.379513</text:p>
              </table:table-cell>
              <table:table-cell office:value-type="float" office:value="0.632337178349593">
                <text:p>0.6323371783495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.876674">
                <text:p>33.876674</text:p>
              </table:table-cell>
              <table:table-cell office:value-type="float" office:value="0.624232391519048">
                <text:p>0.624232391519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491984">
                <text:p>34.491984</text:p>
              </table:table-cell>
              <table:table-cell office:value-type="float" office:value="0.579096715476752">
                <text:p>0.579096715476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099976">
                <text:p>35.099976</text:p>
              </table:table-cell>
              <table:table-cell office:value-type="float" office:value="0.718399255253363">
                <text:p>0.718399255253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.599984">
                <text:p>35.599984</text:p>
              </table:table-cell>
              <table:table-cell office:value-type="float" office:value="0.528727540359355">
                <text:p>0.528727540359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255985">
                <text:p>36.255985</text:p>
              </table:table-cell>
              <table:table-cell office:value-type="float" office:value="0.630781050638636">
                <text:p>0.630781050638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.72397">
                <text:p>36.72397</text:p>
              </table:table-cell>
              <table:table-cell office:value-type="float" office:value="0.515783625543552">
                <text:p>0.5157836255435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.411974">
                <text:p>37.411974</text:p>
              </table:table-cell>
              <table:table-cell office:value-type="float" office:value="0.584734972471091">
                <text:p>0.5847349724710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.911973">
                <text:p>37.911973</text:p>
              </table:table-cell>
              <table:table-cell office:value-type="float" office:value="0.574707149414295">
                <text:p>0.57470714941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.519976">
                <text:p>38.519976</text:p>
              </table:table-cell>
              <table:table-cell office:value-type="float" office:value="0.586056318801063">
                <text:p>0.5860563188010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12797">
                <text:p>39.12797</text:p>
              </table:table-cell>
              <table:table-cell office:value-type="float" office:value="0.623874577709654">
                <text:p>0.623874577709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623993">
                <text:p>39.623993</text:p>
              </table:table-cell>
              <table:table-cell office:value-type="float" office:value="0.532975285420226">
                <text:p>0.5329752854202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.27181">
                <text:p>40.27181</text:p>
              </table:table-cell>
              <table:table-cell office:value-type="float" office:value="0.603261414874879">
                <text:p>0.603261414874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771996">
                <text:p>40.771996</text:p>
              </table:table-cell>
              <table:table-cell office:value-type="float" office:value="0.551516835737105">
                <text:p>0.551516835737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.37482">
                <text:p>41.37482</text:p>
              </table:table-cell>
              <table:table-cell office:value-type="float" office:value="0.572024338778819">
                <text:p>0.5720243387788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.875947">
                <text:p>41.875947</text:p>
              </table:table-cell>
              <table:table-cell office:value-type="float" office:value="0.458732018031355">
                <text:p>0.458732018031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.491992">
                <text:p>42.491992</text:p>
              </table:table-cell>
              <table:table-cell office:value-type="float" office:value="0.578400928503595">
                <text:p>0.578400928503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.135988">
                <text:p>43.135988</text:p>
              </table:table-cell>
              <table:table-cell office:value-type="float" office:value="0.553301573301704">
                <text:p>0.5533015733017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.594622">
                <text:p>43.594622</text:p>
              </table:table-cell>
              <table:table-cell office:value-type="float" office:value="0.501238460297313">
                <text:p>0.5012384602973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23994">
                <text:p>44.23994</text:p>
              </table:table-cell>
              <table:table-cell office:value-type="float" office:value="0.552160330255783">
                <text:p>0.5521603302557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.735971">
                <text:p>44.735971</text:p>
              </table:table-cell>
              <table:table-cell office:value-type="float" office:value="0.53297475359403">
                <text:p>0.53297475359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294832">
                <text:p>45.294832</text:p>
              </table:table-cell>
              <table:table-cell office:value-type="float" office:value="0.534746564888229">
                <text:p>0.5347465648882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.795989">
                <text:p>45.795989</text:p>
              </table:table-cell>
              <table:table-cell office:value-type="float" office:value="0.550450258102751">
                <text:p>0.5504502581027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.359986">
                <text:p>46.359986</text:p>
              </table:table-cell>
              <table:table-cell office:value-type="float" office:value="0.529880478087647">
                <text:p>0.529880478087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.856628">
                <text:p>46.856628</text:p>
              </table:table-cell>
              <table:table-cell office:value-type="float" office:value="0.532311000680571">
                <text:p>0.532311000680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467993">
                <text:p>47.467993</text:p>
              </table:table-cell>
              <table:table-cell office:value-type="float" office:value="0.488822552812146">
                <text:p>0.4888225528121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971931">
                <text:p>47.971931</text:p>
              </table:table-cell>
              <table:table-cell office:value-type="float" office:value="0.524608185927635">
                <text:p>0.524608185927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.615972">
                <text:p>48.615972</text:p>
              </table:table-cell>
              <table:table-cell office:value-type="float" office:value="0.499716632947285">
                <text:p>0.4997166329472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.22399">
                <text:p>49.22399</text:p>
              </table:table-cell>
              <table:table-cell office:value-type="float" office:value="0.491515053830639">
                <text:p>0.491515053830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.719978">
                <text:p>49.719978</text:p>
              </table:table-cell>
              <table:table-cell office:value-type="float" office:value="0.533016927828909">
                <text:p>0.5330169278289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.331971">
                <text:p>50.331971</text:p>
              </table:table-cell>
              <table:table-cell office:value-type="float" office:value="0.469536416266188">
                <text:p>0.4695364162661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.831971">
                <text:p>50.831971</text:p>
              </table:table-cell>
              <table:table-cell office:value-type="float" office:value="0.505752000000001">
                <text:p>0.505752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.439989">
                <text:p>51.439989</text:p>
              </table:table-cell>
              <table:table-cell office:value-type="float" office:value="0.548227190642385">
                <text:p>0.5482271906423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.936681">
                <text:p>51.936681</text:p>
              </table:table-cell>
              <table:table-cell office:value-type="float" office:value="0.4628341104749">
                <text:p>0.46283411047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.459986">
                <text:p>52.459986</text:p>
              </table:table-cell>
              <table:table-cell office:value-type="float" office:value="0.417330237624337">
                <text:p>0.4173302376243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.959975">
                <text:p>52.959975</text:p>
              </table:table-cell>
              <table:table-cell office:value-type="float" office:value="0.528743632359904">
                <text:p>0.5287436323599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.527564">
                <text:p>53.527564</text:p>
              </table:table-cell>
              <table:table-cell office:value-type="float" office:value="0.465770125918584">
                <text:p>0.4657701259185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.048763">
                <text:p>54.048763</text:p>
              </table:table-cell>
              <table:table-cell office:value-type="float" office:value="0.441077208513445">
                <text:p>0.4410772085134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.639999">
                <text:p>54.639999</text:p>
              </table:table-cell>
              <table:table-cell office:value-type="float" office:value="0.427702305001725">
                <text:p>0.427702305001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.246582">
                <text:p>55.246582</text:p>
              </table:table-cell>
              <table:table-cell office:value-type="float" office:value="0.492679484917979">
                <text:p>0.4926794849179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.747986">
                <text:p>55.747986</text:p>
              </table:table-cell>
              <table:table-cell office:value-type="float" office:value="0.435558950467081">
                <text:p>0.4355589504670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.399965">
                <text:p>56.399965</text:p>
              </table:table-cell>
              <table:table-cell office:value-type="float" office:value="0.440745790892035">
                <text:p>0.4407457908920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.899985">
                <text:p>56.899985</text:p>
              </table:table-cell>
              <table:table-cell office:value-type="float" office:value="0.482738690452387">
                <text:p>0.4827386904523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.515972">
                <text:p>57.515972</text:p>
              </table:table-cell>
              <table:table-cell office:value-type="float" office:value="0.410516780386603">
                <text:p>0.4105167803866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.035994">
                <text:p>58.035994</text:p>
              </table:table-cell>
              <table:table-cell office:value-type="float" office:value="0.419964924560874">
                <text:p>0.419964924560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.62399">
                <text:p>58.62399</text:p>
              </table:table-cell>
              <table:table-cell office:value-type="float" office:value="0.469152851379947">
                <text:p>0.469152851379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.235979">
                <text:p>59.235979</text:p>
              </table:table-cell>
              <table:table-cell office:value-type="float" office:value="0.431984888617277">
                <text:p>0.431984888617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.734797">
                <text:p>59.734797</text:p>
              </table:table-cell>
              <table:table-cell office:value-type="float" office:value="0.437816999386558">
                <text:p>0.4378169993865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.35198">
                <text:p>60.35198</text:p>
              </table:table-cell>
              <table:table-cell office:value-type="float" office:value="0.428342971209506">
                <text:p>0.4283429712095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.84261">
                <text:p>60.84261</text:p>
              </table:table-cell>
              <table:table-cell office:value-type="float" office:value="0.491977661374153">
                <text:p>0.491977661374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.45456">
                <text:p>61.45456</text:p>
              </table:table-cell>
              <table:table-cell office:value-type="float" office:value="0.413229839039138">
                <text:p>0.413229839039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.955969">
                <text:p>61.955969</text:p>
              </table:table-cell>
              <table:table-cell office:value-type="float" office:value="0.343851027803646">
                <text:p>0.3438510278036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.607878">
                <text:p>62.607878</text:p>
              </table:table-cell>
              <table:table-cell office:value-type="float" office:value="0.458429013865433">
                <text:p>0.4584290138654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.175986">
                <text:p>63.175986</text:p>
              </table:table-cell>
              <table:table-cell office:value-type="float" office:value="0.485576686123062">
                <text:p>0.4855766861230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.719463">
                <text:p>63.719463</text:p>
              </table:table-cell>
              <table:table-cell office:value-type="float" office:value="0.444138390401073">
                <text:p>0.4441383904010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.371983">
                <text:p>64.371983</text:p>
              </table:table-cell>
              <table:table-cell office:value-type="float" office:value="0.387537546741862">
                <text:p>0.3875375467418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.871981">
                <text:p>64.871981</text:p>
              </table:table-cell>
              <table:table-cell office:value-type="float" office:value="0.413797655190607">
                <text:p>0.4137976551906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.436655">
                <text:p>65.436655</text:p>
              </table:table-cell>
              <table:table-cell office:value-type="float" office:value="0.427459029457716">
                <text:p>0.4274590294577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.939971">
                <text:p>65.939971</text:p>
              </table:table-cell>
              <table:table-cell office:value-type="float" office:value="0.388233237171076">
                <text:p>0.3882332371710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.512775">
                <text:p>66.512775</text:p>
              </table:table-cell>
              <table:table-cell office:value-type="float" office:value="0.401332742089792">
                <text:p>0.4013327420897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.027989">
                <text:p>67.027989</text:p>
              </table:table-cell>
              <table:table-cell office:value-type="float" office:value="0.423885996886719">
                <text:p>0.4238859968867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.616006">
                <text:p>67.616006</text:p>
              </table:table-cell>
              <table:table-cell office:value-type="float" office:value="0.410494934670268">
                <text:p>0.410494934670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.137287">
                <text:p>68.137287</text:p>
              </table:table-cell>
              <table:table-cell office:value-type="float" office:value="0.418952541911178">
                <text:p>0.4189525419111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.810766">
                <text:p>68.810766</text:p>
              </table:table-cell>
              <table:table-cell office:value-type="float" office:value="0.426675516237329">
                <text:p>0.4266755162373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.422829">
                <text:p>69.422829</text:p>
              </table:table-cell>
              <table:table-cell office:value-type="float" office:value="0.356806407183575">
                <text:p>0.3568064071835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.923981">
                <text:p>69.923981</text:p>
              </table:table-cell>
              <table:table-cell office:value-type="float" office:value="0.435777967562725">
                <text:p>0.435777967562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.531972">
                <text:p>70.531972</text:p>
              </table:table-cell>
              <table:table-cell office:value-type="float" office:value="0.378105925910093">
                <text:p>0.3781059259100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.052851">
                <text:p>71.052851</text:p>
              </table:table-cell>
              <table:table-cell office:value-type="float" office:value="0.397209332685709">
                <text:p>0.3972093326857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.643987">
                <text:p>71.643987</text:p>
              </table:table-cell>
              <table:table-cell office:value-type="float" office:value="0.427772965950306">
                <text:p>0.4277729659503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.162911">
                <text:p>72.162911</text:p>
              </table:table-cell>
              <table:table-cell office:value-type="float" office:value="0.398705783505876">
                <text:p>0.398705783505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.791985">
                <text:p>72.791985</text:p>
              </table:table-cell>
              <table:table-cell office:value-type="float" office:value="0.365433955305727">
                <text:p>0.3654339553057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.399983">
                <text:p>73.399983</text:p>
              </table:table-cell>
              <table:table-cell office:value-type="float" office:value="0.415910907601665">
                <text:p>0.4159109076016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.896925">
                <text:p>73.896925</text:p>
              </table:table-cell>
              <table:table-cell office:value-type="float" office:value="0.393212890035472">
                <text:p>0.3932128900354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.507969">
                <text:p>74.507969</text:p>
              </table:table-cell>
              <table:table-cell office:value-type="float" office:value="0.376216769987093">
                <text:p>0.3762167699870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.028752">
                <text:p>75.028752</text:p>
              </table:table-cell>
              <table:table-cell office:value-type="float" office:value="0.397282553385968">
                <text:p>0.3972825533859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.615972">
                <text:p>75.615972</text:p>
              </table:table-cell>
              <table:table-cell office:value-type="float" office:value="0.411046967065149">
                <text:p>0.4110469670651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.135994">
                <text:p>76.135994</text:p>
              </table:table-cell>
              <table:table-cell office:value-type="float" office:value="0.397862013530208">
                <text:p>0.3978620135302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.763855">
                <text:p>76.763855</text:p>
              </table:table-cell>
              <table:table-cell office:value-type="float" office:value="0.329528351020357">
                <text:p>0.3295283510203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.366579">
                <text:p>77.366579</text:p>
              </table:table-cell>
              <table:table-cell office:value-type="float" office:value="0.419548582767578">
                <text:p>0.4195485827675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.907966">
                <text:p>77.907966</text:p>
              </table:table-cell>
              <table:table-cell office:value-type="float" office:value="0.360926656901619">
                <text:p>0.3609266569016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.526304">
                <text:p>78.526304</text:p>
              </table:table-cell>
              <table:table-cell office:value-type="float" office:value="0.371785334234678">
                <text:p>0.3717853342346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.039993">
                <text:p>79.039993</text:p>
              </table:table-cell>
              <table:table-cell office:value-type="float" office:value="0.358010391501474">
                <text:p>0.3580103915014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.706817">
                <text:p>79.706817</text:p>
              </table:table-cell>
              <table:table-cell office:value-type="float" office:value="0.396455436516983">
                <text:p>0.3964554365169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.228879">
                <text:p>80.228879</text:p>
              </table:table-cell>
              <table:table-cell office:value-type="float" office:value="0.418325792721936">
                <text:p>0.4183257927219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.867968">
                <text:p>80.867968</text:p>
              </table:table-cell>
              <table:table-cell office:value-type="float" office:value="0.323738947157588">
                <text:p>0.3237389471575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1.505039">
                <text:p>81.505039</text:p>
              </table:table-cell>
              <table:table-cell office:value-type="float" office:value="0.396929070700137">
                <text:p>0.396929070700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2.031982">
                <text:p>82.031982</text:p>
              </table:table-cell>
              <table:table-cell office:value-type="float" office:value="0.305382176060786">
                <text:p>0.3053821760607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2.615984">
                <text:p>82.615984</text:p>
              </table:table-cell>
              <table:table-cell office:value-type="float" office:value="0.393644199848632">
                <text:p>0.393644199848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.13597">
                <text:p>83.13597</text:p>
              </table:table-cell>
              <table:table-cell office:value-type="float" office:value="0.375779347905517">
                <text:p>0.3757793479055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3.719984">
                <text:p>83.719984</text:p>
              </table:table-cell>
              <table:table-cell office:value-type="float" office:value="0.35426890451257">
                <text:p>0.354268904512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4.239972">
                <text:p>84.239972</text:p>
              </table:table-cell>
              <table:table-cell office:value-type="float" office:value="0.353675469433907">
                <text:p>0.353675469433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.91094">
                <text:p>84.91094</text:p>
              </table:table-cell>
              <table:table-cell office:value-type="float" office:value="0.394006867689658">
                <text:p>0.3940068676896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.522859">
                <text:p>85.522859</text:p>
              </table:table-cell>
              <table:table-cell office:value-type="float" office:value="0.356895275355078">
                <text:p>0.3568952753550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.043968">
                <text:p>86.043968</text:p>
              </table:table-cell>
              <table:table-cell office:value-type="float" office:value="0.286746150997191">
                <text:p>0.2867461509971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.630624">
                <text:p>86.630624</text:p>
              </table:table-cell>
              <table:table-cell office:value-type="float" office:value="0.372264154802827">
                <text:p>0.3722641548028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.143793">
                <text:p>87.143793</text:p>
              </table:table-cell>
              <table:table-cell office:value-type="float" office:value="0.40317712098742">
                <text:p>0.40317712098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.807984">
                <text:p>87.807984</text:p>
              </table:table-cell>
              <table:table-cell office:value-type="float" office:value="0.346106767481038">
                <text:p>0.346106767481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8.379984">
                <text:p>88.379984</text:p>
              </table:table-cell>
              <table:table-cell office:value-type="float" office:value="0.361709790209802">
                <text:p>0.3617097902098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8.867994">
                <text:p>88.867994</text:p>
              </table:table-cell>
              <table:table-cell office:value-type="float" office:value="0.329753488658011">
                <text:p>0.3297534886580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9.479986">
                <text:p>89.479986</text:p>
              </table:table-cell>
              <table:table-cell office:value-type="float" office:value="0.338066510673351">
                <text:p>0.3380665106733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975974">
                <text:p>89.975974</text:p>
              </table:table-cell>
              <table:table-cell office:value-type="float" office:value="0.324441317128642">
                <text:p>0.3244413171286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.619983">
                <text:p>90.619983</text:p>
              </table:table-cell>
              <table:table-cell office:value-type="float" office:value="0.356959297152667">
                <text:p>0.356959297152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.135987">
                <text:p>91.135987</text:p>
              </table:table-cell>
              <table:table-cell office:value-type="float" office:value="0.334138882644329">
                <text:p>0.3341388826443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.71997">
                <text:p>91.71997</text:p>
              </table:table-cell>
              <table:table-cell office:value-type="float" office:value="0.3345987811289">
                <text:p>0.33459878112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.237106">
                <text:p>92.237106</text:p>
              </table:table-cell>
              <table:table-cell office:value-type="float" office:value="0.333399724637235">
                <text:p>0.3333997246372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.863992">
                <text:p>92.863992</text:p>
              </table:table-cell>
              <table:table-cell office:value-type="float" office:value="0.330040868674692">
                <text:p>0.3300408686746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.466612">
                <text:p>93.466612</text:p>
              </table:table-cell>
              <table:table-cell office:value-type="float" office:value="0.343329129467985">
                <text:p>0.3433291294679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3.962725">
                <text:p>93.962725</text:p>
              </table:table-cell>
              <table:table-cell office:value-type="float" office:value="0.347527680185756">
                <text:p>0.3475276801857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4.574527">
                <text:p>94.574527</text:p>
              </table:table-cell>
              <table:table-cell office:value-type="float" office:value="0.263024638690296">
                <text:p>0.2630246386902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.083983">
                <text:p>95.083983</text:p>
              </table:table-cell>
              <table:table-cell office:value-type="float" office:value="0.270743695235701">
                <text:p>0.2707436952357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630548">
                <text:p>95.630548</text:p>
              </table:table-cell>
              <table:table-cell office:value-type="float" office:value="0.420594073897895">
                <text:p>0.4205940738978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6.139982">
                <text:p>96.139982</text:p>
              </table:table-cell>
              <table:table-cell office:value-type="float" office:value="0.315878013638666">
                <text:p>0.3158780136386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6.763209">
                <text:p>96.763209</text:p>
              </table:table-cell>
              <table:table-cell office:value-type="float" office:value="0.35041967052133">
                <text:p>0.350419670521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7.279982">
                <text:p>97.279982</text:p>
              </table:table-cell>
              <table:table-cell office:value-type="float" office:value="0.333633916632653">
                <text:p>0.3336339166326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7.819985">
                <text:p>97.819985</text:p>
              </table:table-cell>
              <table:table-cell office:value-type="float" office:value="0.31929452243783">
                <text:p>0.319294522437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8.339984">
                <text:p>98.339984</text:p>
              </table:table-cell>
              <table:table-cell office:value-type="float" office:value="0.331564099161728">
                <text:p>0.3315640991617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8.959987">
                <text:p>98.959987</text:p>
              </table:table-cell>
              <table:table-cell office:value-type="float" office:value="0.352243456886503">
                <text:p>0.352243456886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ignore" chart:spline-order="3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power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45cm" svg:height="12.041cm" xlink:href=".." chart:class="chart:scatter" chart:style-name="ch1">
        <chart:legend chart:legend-position="end" svg:x="15.23cm" svg:y="5.392cm" chart:style-name="ch2"/>
        <chart:plot-area chart:style-name="ch3" table:cell-range-address="Sheet1.B3:Sheet1.B164 Sheet1.F3:Sheet1.F164" chart:data-source-has-labels="column" svg:x="0.402cm" svg:y="0.24cm" svg:width="14.427cm" svg:height="11.321cm">
          <chart:axis chart:dimension="x" chart:name="primary-x" chart:style-name="ch4">
            <chart:categories table:cell-range-address="Sheet1.B3:Sheet1.B1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64" chart:class="chart:scatter">
            <chart:regression-curve chart:style-name="ch7">
              <chart:equation chart:display-r-square="true"/>
            </chart:regression-curve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Sheet1.B3:Sheet1.B164">7.931963</text:p>
              </table:table-cell>
              <table:table-cell office:value-type="float" office:value="0.586207">
                <text:p text:id="Sheet1.F3:Sheet1.F164">0.586207</text:p>
              </table:table-cell>
            </table:table-row>
            <table:table-row>
              <table:table-cell office:value-type="string">
                <text:p>8.430879</text:p>
              </table:table-cell>
              <table:table-cell office:value-type="float" office:value="0.689655">
                <text:p>0.689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0345">
                <text:p>0.810345</text:p>
              </table:table-cell>
            </table:table-row>
            <table:table-row>
              <table:table-cell office:value-type="string">
                <text:p>9.575971</text:p>
              </table:table-cell>
              <table:table-cell office:value-type="float" office:value="0.804597666666667">
                <text:p>0.804597666666667</text:p>
              </table:table-cell>
            </table:table-row>
            <table:table-row>
              <table:table-cell office:value-type="string">
                <text:p>10.155982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10.718668</text:p>
              </table:table-cell>
              <table:table-cell office:value-type="float" office:value="0.735632">
                <text:p>0.735632</text:p>
              </table:table-cell>
            </table:table-row>
            <table:table-row>
              <table:table-cell office:value-type="string">
                <text:p>11.22384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.723969</text:p>
              </table:table-cell>
              <table:table-cell office:value-type="float" office:value="0.616858">
                <text:p>0.616858</text:p>
              </table:table-cell>
            </table:table-row>
            <table:table-row>
              <table:table-cell office:value-type="string">
                <text:p>12.295997</text:p>
              </table:table-cell>
              <table:table-cell office:value-type="float" office:value="0.593869666666667">
                <text:p>0.593869666666667</text:p>
              </table:table-cell>
            </table:table-row>
            <table:table-row>
              <table:table-cell office:value-type="string">
                <text:p>12.935969</text:p>
              </table:table-cell>
              <table:table-cell office:value-type="float" office:value="0.624521">
                <text:p>0.624521</text:p>
              </table:table-cell>
            </table:table-row>
            <table:table-row>
              <table:table-cell office:value-type="string">
                <text:p>13.447988</text:p>
              </table:table-cell>
              <table:table-cell office:value-type="float" office:value="0.586207">
                <text:p>0.586207</text:p>
              </table:table-cell>
            </table:table-row>
            <table:table-row>
              <table:table-cell office:value-type="string">
                <text:p>14.079969</text:p>
              </table:table-cell>
              <table:table-cell office:value-type="float" office:value="0.590038333333334">
                <text:p>0.590038333333334</text:p>
              </table:table-cell>
            </table:table-row>
            <table:table-row>
              <table:table-cell office:value-type="string">
                <text:p>14.579967</text:p>
              </table:table-cell>
              <table:table-cell office:value-type="float" office:value="0.532567333333334">
                <text:p>0.532567333333334</text:p>
              </table:table-cell>
            </table:table-row>
            <table:table-row>
              <table:table-cell office:value-type="string">
                <text:p>15.290339</text:p>
              </table:table-cell>
              <table:table-cell office:value-type="float" office:value="0.605364">
                <text:p>0.605364</text:p>
              </table:table-cell>
            </table:table-row>
            <table:table-row>
              <table:table-cell office:value-type="string">
                <text:p>15.866554</text:p>
              </table:table-cell>
              <table:table-cell office:value-type="float" office:value="0.563218666666666">
                <text:p>0.563218666666666</text:p>
              </table:table-cell>
            </table:table-row>
            <table:table-row>
              <table:table-cell office:value-type="string">
                <text:p>16.359971</text:p>
              </table:table-cell>
              <table:table-cell office:value-type="float" office:value="0.551724">
                <text:p>0.551724</text:p>
              </table:table-cell>
            </table:table-row>
            <table:table-row>
              <table:table-cell office:value-type="string">
                <text:p>16.971984</text:p>
              </table:table-cell>
              <table:table-cell office:value-type="float" office:value="0.51341">
                <text:p>0.51341</text:p>
              </table:table-cell>
            </table:table-row>
            <table:table-row>
              <table:table-cell office:value-type="string">
                <text:p>17.471231</text:p>
              </table:table-cell>
              <table:table-cell office:value-type="float" office:value="0.482758666666667">
                <text:p>0.482758666666667</text:p>
              </table:table-cell>
            </table:table-row>
            <table:table-row>
              <table:table-cell office:value-type="string">
                <text:p>18.155984</text:p>
              </table:table-cell>
              <table:table-cell office:value-type="float" office:value="0.540229666666667">
                <text:p>0.540229666666667</text:p>
              </table:table-cell>
            </table:table-row>
            <table:table-row>
              <table:table-cell office:value-type="string">
                <text:p>18.655986</text:p>
              </table:table-cell>
              <table:table-cell office:value-type="float" office:value="0.498084333333334">
                <text:p>0.498084333333334</text:p>
              </table:table-cell>
            </table:table-row>
            <table:table-row>
              <table:table-cell office:value-type="string">
                <text:p>19.263982</text:p>
              </table:table-cell>
              <table:table-cell office:value-type="float" office:value="0.517241">
                <text:p>0.517241</text:p>
              </table:table-cell>
            </table:table-row>
            <table:table-row>
              <table:table-cell office:value-type="string">
                <text:p>19.795984</text:p>
              </table:table-cell>
              <table:table-cell office:value-type="float" office:value="0.444444666666667">
                <text:p>0.444444666666667</text:p>
              </table:table-cell>
            </table:table-row>
            <table:table-row>
              <table:table-cell office:value-type="string">
                <text:p>20.403603</text:p>
              </table:table-cell>
              <table:table-cell office:value-type="float" office:value="0.467432666666667">
                <text:p>0.467432666666667</text:p>
              </table:table-cell>
            </table:table-row>
            <table:table-row>
              <table:table-cell office:value-type="string">
                <text:p>21.015984</text:p>
              </table:table-cell>
              <table:table-cell office:value-type="float" office:value="0.463602">
                <text:p>0.463602</text:p>
              </table:table-cell>
            </table:table-row>
            <table:table-row>
              <table:table-cell office:value-type="string">
                <text:p>21.51485</text:p>
              </table:table-cell>
              <table:table-cell office:value-type="float" office:value="0.45977">
                <text:p>0.45977</text:p>
              </table:table-cell>
            </table:table-row>
            <table:table-row>
              <table:table-cell office:value-type="string">
                <text:p>22.131989</text:p>
              </table:table-cell>
              <table:table-cell office:value-type="float" office:value="0.455938666666667">
                <text:p>0.455938666666667</text:p>
              </table:table-cell>
            </table:table-row>
            <table:table-row>
              <table:table-cell office:value-type="string">
                <text:p>22.676011</text:p>
              </table:table-cell>
              <table:table-cell office:value-type="float" office:value="0.436781333333334">
                <text:p>0.436781333333334</text:p>
              </table:table-cell>
            </table:table-row>
            <table:table-row>
              <table:table-cell office:value-type="string">
                <text:p>23.316985</text:p>
              </table:table-cell>
              <table:table-cell office:value-type="float" office:value="0.467432666666667">
                <text:p>0.467432666666667</text:p>
              </table:table-cell>
            </table:table-row>
            <table:table-row>
              <table:table-cell office:value-type="string">
                <text:p>23.819986</text:p>
              </table:table-cell>
              <table:table-cell office:value-type="float" office:value="0.425287666666667">
                <text:p>0.425287666666667</text:p>
              </table:table-cell>
            </table:table-row>
            <table:table-row>
              <table:table-cell office:value-type="string">
                <text:p>24.427986</text:p>
              </table:table-cell>
              <table:table-cell office:value-type="float" office:value="0.43295">
                <text:p>0.43295</text:p>
              </table:table-cell>
            </table:table-row>
            <table:table-row>
              <table:table-cell office:value-type="string">
                <text:p>25.039986</text:p>
              </table:table-cell>
              <table:table-cell office:value-type="float" office:value="0.409962333333333">
                <text:p>0.409962333333333</text:p>
              </table:table-cell>
            </table:table-row>
            <table:table-row>
              <table:table-cell office:value-type="string">
                <text:p>25.538803</text:p>
              </table:table-cell>
              <table:table-cell office:value-type="float" office:value="0.417624333333334">
                <text:p>0.417624333333334</text:p>
              </table:table-cell>
            </table:table-row>
            <table:table-row>
              <table:table-cell office:value-type="string">
                <text:p>26.147982</text:p>
              </table:table-cell>
              <table:table-cell office:value-type="float" office:value="0.413792999999999">
                <text:p>0.413792999999999</text:p>
              </table:table-cell>
            </table:table-row>
            <table:table-row>
              <table:table-cell office:value-type="string">
                <text:p>26.651972</text:p>
              </table:table-cell>
              <table:table-cell office:value-type="float" office:value="0.390804333333334">
                <text:p>0.390804333333334</text:p>
              </table:table-cell>
            </table:table-row>
            <table:table-row>
              <table:table-cell office:value-type="string">
                <text:p>27.259991</text:p>
              </table:table-cell>
              <table:table-cell office:value-type="float" office:value="0.406130333333332">
                <text:p>0.406130333333332</text:p>
              </table:table-cell>
            </table:table-row>
            <table:table-row>
              <table:table-cell office:value-type="string">
                <text:p>27.759971</text:p>
              </table:table-cell>
              <table:table-cell office:value-type="float" office:value="0.375478666666667">
                <text:p>0.375478666666667</text:p>
              </table:table-cell>
            </table:table-row>
            <table:table-row>
              <table:table-cell office:value-type="string">
                <text:p>28.335992</text:p>
              </table:table-cell>
              <table:table-cell office:value-type="float" office:value="0.379309999999999">
                <text:p>0.379309999999999</text:p>
              </table:table-cell>
            </table:table-row>
            <table:table-row>
              <table:table-cell office:value-type="string">
                <text:p>29.024931</text:p>
              </table:table-cell>
              <table:table-cell office:value-type="float" office:value="0.379310666666668">
                <text:p>0.379310666666668</text:p>
              </table:table-cell>
            </table:table-row>
            <table:table-row>
              <table:table-cell office:value-type="string">
                <text:p>29.527987</text:p>
              </table:table-cell>
              <table:table-cell office:value-type="float" office:value="0.386973666666666">
                <text:p>0.386973666666666</text:p>
              </table:table-cell>
            </table:table-row>
            <table:table-row>
              <table:table-cell office:value-type="string">
                <text:p>30.135987</text:p>
              </table:table-cell>
              <table:table-cell office:value-type="float" office:value="0.394636000000001">
                <text:p>0.394636000000001</text:p>
              </table:table-cell>
            </table:table-row>
            <table:table-row>
              <table:table-cell office:value-type="string">
                <text:p>30.63597</text:p>
              </table:table-cell>
              <table:table-cell office:value-type="float" office:value="0.363984333333333">
                <text:p>0.363984333333333</text:p>
              </table:table-cell>
            </table:table-row>
            <table:table-row>
              <table:table-cell office:value-type="string">
                <text:p>31.246765</text:p>
              </table:table-cell>
              <table:table-cell office:value-type="float" office:value="0.371647666666667">
                <text:p>0.371647666666667</text:p>
              </table:table-cell>
            </table:table-row>
            <table:table-row>
              <table:table-cell office:value-type="string">
                <text:p>31.746849</text:p>
              </table:table-cell>
              <table:table-cell office:value-type="float" office:value="0.348659666666666">
                <text:p>0.348659666666666</text:p>
              </table:table-cell>
            </table:table-row>
            <table:table-row>
              <table:table-cell office:value-type="string">
                <text:p>32.312858</text:p>
              </table:table-cell>
              <table:table-cell office:value-type="float" office:value="0.360153333333333">
                <text:p>0.360153333333333</text:p>
              </table:table-cell>
            </table:table-row>
            <table:table-row>
              <table:table-cell office:value-type="string">
                <text:p>32.816013</text:p>
              </table:table-cell>
              <table:table-cell office:value-type="float" office:value="0.337164333333334">
                <text:p>0.337164333333334</text:p>
              </table:table-cell>
            </table:table-row>
            <table:table-row>
              <table:table-cell office:value-type="string">
                <text:p>33.379513</text:p>
              </table:table-cell>
              <table:table-cell office:value-type="float" office:value="0.344827">
                <text:p>0.344827</text:p>
              </table:table-cell>
            </table:table-row>
            <table:table-row>
              <table:table-cell office:value-type="string">
                <text:p>33.876674</text:p>
              </table:table-cell>
              <table:table-cell office:value-type="float" office:value="0.32567">
                <text:p>0.32567</text:p>
              </table:table-cell>
            </table:table-row>
            <table:table-row>
              <table:table-cell office:value-type="string">
                <text:p>34.491984</text:p>
              </table:table-cell>
              <table:table-cell office:value-type="float" office:value="0.340996666666667">
                <text:p>0.340996666666667</text:p>
              </table:table-cell>
            </table:table-row>
            <table:table-row>
              <table:table-cell office:value-type="string">
                <text:p>35.099976</text:p>
              </table:table-cell>
              <table:table-cell office:value-type="float" office:value="0.367816333333334">
                <text:p>0.367816333333334</text:p>
              </table:table-cell>
            </table:table-row>
            <table:table-row>
              <table:table-cell office:value-type="string">
                <text:p>35.599984</text:p>
              </table:table-cell>
              <table:table-cell office:value-type="float" office:value="0.352491000000001">
                <text:p>0.352491000000001</text:p>
              </table:table-cell>
            </table:table-row>
            <table:table-row>
              <table:table-cell office:value-type="string">
                <text:p>36.255985</text:p>
              </table:table-cell>
              <table:table-cell office:value-type="float" office:value="0.371647333333333">
                <text:p>0.371647333333333</text:p>
              </table:table-cell>
            </table:table-row>
            <table:table-row>
              <table:table-cell office:value-type="string">
                <text:p>36.72397</text:p>
              </table:table-cell>
              <table:table-cell office:value-type="float" office:value="0.306513333333333">
                <text:p>0.306513333333333</text:p>
              </table:table-cell>
            </table:table-row>
            <table:table-row>
              <table:table-cell office:value-type="string">
                <text:p>37.411974</text:p>
              </table:table-cell>
              <table:table-cell office:value-type="float" office:value="0.352490666666666">
                <text:p>0.352490666666666</text:p>
              </table:table-cell>
            </table:table-row>
            <table:table-row>
              <table:table-cell office:value-type="string">
                <text:p>37.911973</text:p>
              </table:table-cell>
              <table:table-cell office:value-type="float" office:value="0.310343999999999">
                <text:p>0.310343999999999</text:p>
              </table:table-cell>
            </table:table-row>
            <table:table-row>
              <table:table-cell office:value-type="string">
                <text:p>38.519976</text:p>
              </table:table-cell>
              <table:table-cell office:value-type="float" office:value="0.348659">
                <text:p>0.348659</text:p>
              </table:table-cell>
            </table:table-row>
            <table:table-row>
              <table:table-cell office:value-type="string">
                <text:p>39.12797</text:p>
              </table:table-cell>
              <table:table-cell office:value-type="float" office:value="0.340996333333334">
                <text:p>0.340996333333334</text:p>
              </table:table-cell>
            </table:table-row>
            <table:table-row>
              <table:table-cell office:value-type="string">
                <text:p>39.623993</text:p>
              </table:table-cell>
              <table:table-cell office:value-type="float" office:value="0.333334666666667">
                <text:p>0.333334666666667</text:p>
              </table:table-cell>
            </table:table-row>
            <table:table-row>
              <table:table-cell office:value-type="string">
                <text:p>40.27181</text:p>
              </table:table-cell>
              <table:table-cell office:value-type="float" office:value="0.344827666666667">
                <text:p>0.344827666666667</text:p>
              </table:table-cell>
            </table:table-row>
            <table:table-row>
              <table:table-cell office:value-type="string">
                <text:p>40.771996</text:p>
              </table:table-cell>
              <table:table-cell office:value-type="float" office:value="0.310343999999999">
                <text:p>0.310343999999999</text:p>
              </table:table-cell>
            </table:table-row>
            <table:table-row>
              <table:table-cell office:value-type="string">
                <text:p>41.37482</text:p>
              </table:table-cell>
              <table:table-cell office:value-type="float" office:value="0.337164666666667">
                <text:p>0.337164666666667</text:p>
              </table:table-cell>
            </table:table-row>
            <table:table-row>
              <table:table-cell office:value-type="string">
                <text:p>41.875947</text:p>
              </table:table-cell>
              <table:table-cell office:value-type="float" office:value="0.283524666666666">
                <text:p>0.283524666666666</text:p>
              </table:table-cell>
            </table:table-row>
            <table:table-row>
              <table:table-cell office:value-type="string">
                <text:p>42.491992</text:p>
              </table:table-cell>
              <table:table-cell office:value-type="float" office:value="0.310344666666667">
                <text:p>0.310344666666667</text:p>
              </table:table-cell>
            </table:table-row>
            <table:table-row>
              <table:table-cell office:value-type="string">
                <text:p>43.135988</text:p>
              </table:table-cell>
              <table:table-cell office:value-type="float" office:value="0.314176">
                <text:p>0.314176</text:p>
              </table:table-cell>
            </table:table-row>
            <table:table-row>
              <table:table-cell office:value-type="string">
                <text:p>43.594622</text:p>
              </table:table-cell>
              <table:table-cell office:value-type="float" office:value="0.314176666666667">
                <text:p>0.314176666666667</text:p>
              </table:table-cell>
            </table:table-row>
            <table:table-row>
              <table:table-cell office:value-type="string">
                <text:p>44.23994</text:p>
              </table:table-cell>
              <table:table-cell office:value-type="float" office:value="0.314176">
                <text:p>0.314176</text:p>
              </table:table-cell>
            </table:table-row>
            <table:table-row>
              <table:table-cell office:value-type="string">
                <text:p>44.735971</text:p>
              </table:table-cell>
              <table:table-cell office:value-type="float" office:value="0.283525333333333">
                <text:p>0.283525333333333</text:p>
              </table:table-cell>
            </table:table-row>
            <table:table-row>
              <table:table-cell office:value-type="string">
                <text:p>45.294832</text:p>
              </table:table-cell>
              <table:table-cell office:value-type="float" office:value="0.306513333333334">
                <text:p>0.306513333333334</text:p>
              </table:table-cell>
            </table:table-row>
            <table:table-row>
              <table:table-cell office:value-type="string">
                <text:p>45.795989</text:p>
              </table:table-cell>
              <table:table-cell office:value-type="float" office:value="0.279694333333334">
                <text:p>0.279694333333334</text:p>
              </table:table-cell>
            </table:table-row>
            <table:table-row>
              <table:table-cell office:value-type="string">
                <text:p>46.359986</text:p>
              </table:table-cell>
              <table:table-cell office:value-type="float" office:value="0.291187333333333">
                <text:p>0.291187333333333</text:p>
              </table:table-cell>
            </table:table-row>
            <table:table-row>
              <table:table-cell office:value-type="string">
                <text:p>46.856628</text:p>
              </table:table-cell>
              <table:table-cell office:value-type="float" office:value="0.279693666666667">
                <text:p>0.279693666666667</text:p>
              </table:table-cell>
            </table:table-row>
            <table:table-row>
              <table:table-cell office:value-type="string">
                <text:p>47.467993</text:p>
              </table:table-cell>
              <table:table-cell office:value-type="float" office:value="0.287355999999999">
                <text:p>0.287355999999999</text:p>
              </table:table-cell>
            </table:table-row>
            <table:table-row>
              <table:table-cell office:value-type="string">
                <text:p>47.971931</text:p>
              </table:table-cell>
              <table:table-cell office:value-type="float" office:value="0.275862333333333">
                <text:p>0.275862333333333</text:p>
              </table:table-cell>
            </table:table-row>
            <table:table-row>
              <table:table-cell office:value-type="string">
                <text:p>48.615972</text:p>
              </table:table-cell>
              <table:table-cell office:value-type="float" office:value="0.295019">
                <text:p>0.295019</text:p>
              </table:table-cell>
            </table:table-row>
            <table:table-row>
              <table:table-cell office:value-type="string">
                <text:p>49.22399</text:p>
              </table:table-cell>
              <table:table-cell office:value-type="float" office:value="0.295019333333334">
                <text:p>0.295019333333334</text:p>
              </table:table-cell>
            </table:table-row>
            <table:table-row>
              <table:table-cell office:value-type="string">
                <text:p>49.719978</text:p>
              </table:table-cell>
              <table:table-cell office:value-type="float" office:value="0.295019333333335">
                <text:p>0.295019333333335</text:p>
              </table:table-cell>
            </table:table-row>
            <table:table-row>
              <table:table-cell office:value-type="string">
                <text:p>50.331971</text:p>
              </table:table-cell>
              <table:table-cell office:value-type="float" office:value="0.283524333333332">
                <text:p>0.283524333333332</text:p>
              </table:table-cell>
            </table:table-row>
            <table:table-row>
              <table:table-cell office:value-type="string">
                <text:p>50.831971</text:p>
              </table:table-cell>
              <table:table-cell office:value-type="float" office:value="0.268199666666667">
                <text:p>0.268199666666667</text:p>
              </table:table-cell>
            </table:table-row>
            <table:table-row>
              <table:table-cell office:value-type="string">
                <text:p>51.439989</text:p>
              </table:table-cell>
              <table:table-cell office:value-type="float" office:value="0.291186999999998">
                <text:p>0.291186999999998</text:p>
              </table:table-cell>
            </table:table-row>
            <table:table-row>
              <table:table-cell office:value-type="string">
                <text:p>51.936681</text:p>
              </table:table-cell>
              <table:table-cell office:value-type="float" office:value="0.272031333333333">
                <text:p>0.272031333333333</text:p>
              </table:table-cell>
            </table:table-row>
            <table:table-row>
              <table:table-cell office:value-type="string">
                <text:p>52.459986</text:p>
              </table:table-cell>
              <table:table-cell office:value-type="float" office:value="0.260536333333334">
                <text:p>0.260536333333334</text:p>
              </table:table-cell>
            </table:table-row>
            <table:table-row>
              <table:table-cell office:value-type="string">
                <text:p>52.959975</text:p>
              </table:table-cell>
              <table:table-cell office:value-type="float" office:value="0.237547666666667">
                <text:p>0.237547666666667</text:p>
              </table:table-cell>
            </table:table-row>
            <table:table-row>
              <table:table-cell office:value-type="string">
                <text:p>53.527564</text:p>
              </table:table-cell>
              <table:table-cell office:value-type="float" office:value="0.249041000000001">
                <text:p>0.249041000000001</text:p>
              </table:table-cell>
            </table:table-row>
            <table:table-row>
              <table:table-cell office:value-type="string">
                <text:p>54.048763</text:p>
              </table:table-cell>
              <table:table-cell office:value-type="float" office:value="0.252873666666666">
                <text:p>0.252873666666666</text:p>
              </table:table-cell>
            </table:table-row>
            <table:table-row>
              <table:table-cell office:value-type="string">
                <text:p>54.639999</text:p>
              </table:table-cell>
              <table:table-cell office:value-type="float" office:value="0.249042666666668">
                <text:p>0.249042666666668</text:p>
              </table:table-cell>
            </table:table-row>
            <table:table-row>
              <table:table-cell office:value-type="string">
                <text:p>55.246582</text:p>
              </table:table-cell>
              <table:table-cell office:value-type="float" office:value="0.260537666666667">
                <text:p>0.260537666666667</text:p>
              </table:table-cell>
            </table:table-row>
            <table:table-row>
              <table:table-cell office:value-type="string">
                <text:p>55.747986</text:p>
              </table:table-cell>
              <table:table-cell office:value-type="float" office:value="0.256704999999999">
                <text:p>0.256704999999999</text:p>
              </table:table-cell>
            </table:table-row>
            <table:table-row>
              <table:table-cell office:value-type="string">
                <text:p>56.399965</text:p>
              </table:table-cell>
              <table:table-cell office:value-type="float" office:value="0.268199666666665">
                <text:p>0.268199666666665</text:p>
              </table:table-cell>
            </table:table-row>
            <table:table-row>
              <table:table-cell office:value-type="string">
                <text:p>56.899985</text:p>
              </table:table-cell>
              <table:table-cell office:value-type="float" office:value="0.249042333333333">
                <text:p>0.249042333333333</text:p>
              </table:table-cell>
            </table:table-row>
            <table:table-row>
              <table:table-cell office:value-type="string">
                <text:p>57.515972</text:p>
              </table:table-cell>
              <table:table-cell office:value-type="float" office:value="0.260536333333334">
                <text:p>0.260536333333334</text:p>
              </table:table-cell>
            </table:table-row>
            <table:table-row>
              <table:table-cell office:value-type="string">
                <text:p>58.035994</text:p>
              </table:table-cell>
              <table:table-cell office:value-type="float" office:value="0.237547666666667">
                <text:p>0.237547666666667</text:p>
              </table:table-cell>
            </table:table-row>
            <table:table-row>
              <table:table-cell office:value-type="string">
                <text:p>58.62399</text:p>
              </table:table-cell>
              <table:table-cell office:value-type="float" office:value="0.249041333333333">
                <text:p>0.249041333333333</text:p>
              </table:table-cell>
            </table:table-row>
            <table:table-row>
              <table:table-cell office:value-type="string">
                <text:p>59.235979</text:p>
              </table:table-cell>
              <table:table-cell office:value-type="float" office:value="0.252873666666666">
                <text:p>0.252873666666666</text:p>
              </table:table-cell>
            </table:table-row>
            <table:table-row>
              <table:table-cell office:value-type="string">
                <text:p>59.734797</text:p>
              </table:table-cell>
              <table:table-cell office:value-type="float" office:value="0.252873666666668">
                <text:p>0.252873666666668</text:p>
              </table:table-cell>
            </table:table-row>
            <table:table-row>
              <table:table-cell office:value-type="string">
                <text:p>60.35198</text:p>
              </table:table-cell>
              <table:table-cell office:value-type="float" office:value="0.249042333333333">
                <text:p>0.249042333333333</text:p>
              </table:table-cell>
            </table:table-row>
            <table:table-row>
              <table:table-cell office:value-type="string">
                <text:p>60.84261</text:p>
              </table:table-cell>
              <table:table-cell office:value-type="float" office:value="0.241378666666667">
                <text:p>0.241378666666667</text:p>
              </table:table-cell>
            </table:table-row>
            <table:table-row>
              <table:table-cell office:value-type="string">
                <text:p>61.45456</text:p>
              </table:table-cell>
              <table:table-cell office:value-type="float" office:value="0.252873666666666">
                <text:p>0.252873666666666</text:p>
              </table:table-cell>
            </table:table-row>
            <table:table-row>
              <table:table-cell office:value-type="string">
                <text:p>61.955969</text:p>
              </table:table-cell>
              <table:table-cell office:value-type="float" office:value="0.222221666666667">
                <text:p>0.222221666666667</text:p>
              </table:table-cell>
            </table:table-row>
            <table:table-row>
              <table:table-cell office:value-type="string">
                <text:p>62.607878</text:p>
              </table:table-cell>
              <table:table-cell office:value-type="float" office:value="0.241379999999999">
                <text:p>0.241379999999999</text:p>
              </table:table-cell>
            </table:table-row>
            <table:table-row>
              <table:table-cell office:value-type="string">
                <text:p>63.175986</text:p>
              </table:table-cell>
              <table:table-cell office:value-type="float" office:value="0.249041333333333">
                <text:p>0.249041333333333</text:p>
              </table:table-cell>
            </table:table-row>
            <table:table-row>
              <table:table-cell office:value-type="string">
                <text:p>63.719463</text:p>
              </table:table-cell>
              <table:table-cell office:value-type="float" office:value="0.272031000000001">
                <text:p>0.272031000000001</text:p>
              </table:table-cell>
            </table:table-row>
            <table:table-row>
              <table:table-cell office:value-type="string">
                <text:p>64.371983</text:p>
              </table:table-cell>
              <table:table-cell office:value-type="float" office:value="0.256705000000001">
                <text:p>0.256705000000001</text:p>
              </table:table-cell>
            </table:table-row>
            <table:table-row>
              <table:table-cell office:value-type="string">
                <text:p>64.871981</text:p>
              </table:table-cell>
              <table:table-cell office:value-type="float" office:value="0.233717666666666">
                <text:p>0.233717666666666</text:p>
              </table:table-cell>
            </table:table-row>
            <table:table-row>
              <table:table-cell office:value-type="string">
                <text:p>65.436655</text:p>
              </table:table-cell>
              <table:table-cell office:value-type="float" office:value="0.233716333333334">
                <text:p>0.233716333333334</text:p>
              </table:table-cell>
            </table:table-row>
            <table:table-row>
              <table:table-cell office:value-type="string">
                <text:p>65.939971</text:p>
              </table:table-cell>
              <table:table-cell office:value-type="float" office:value="0.214558999999999">
                <text:p>0.214558999999999</text:p>
              </table:table-cell>
            </table:table-row>
            <table:table-row>
              <table:table-cell office:value-type="string">
                <text:p>66.512775</text:p>
              </table:table-cell>
              <table:table-cell office:value-type="float" office:value="0.222221333333335">
                <text:p>0.222221333333335</text:p>
              </table:table-cell>
            </table:table-row>
            <table:table-row>
              <table:table-cell office:value-type="string">
                <text:p>67.027989</text:p>
              </table:table-cell>
              <table:table-cell office:value-type="float" office:value="0.214560333333331">
                <text:p>0.214560333333331</text:p>
              </table:table-cell>
            </table:table-row>
            <table:table-row>
              <table:table-cell office:value-type="string">
                <text:p>67.616006</text:p>
              </table:table-cell>
              <table:table-cell office:value-type="float" office:value="0.229885000000001">
                <text:p>0.229885000000001</text:p>
              </table:table-cell>
            </table:table-row>
            <table:table-row>
              <table:table-cell office:value-type="string">
                <text:p>68.137287</text:p>
              </table:table-cell>
              <table:table-cell office:value-type="float" office:value="0.226054">
                <text:p>0.226054</text:p>
              </table:table-cell>
            </table:table-row>
            <table:table-row>
              <table:table-cell office:value-type="string">
                <text:p>68.810766</text:p>
              </table:table-cell>
              <table:table-cell office:value-type="float" office:value="0.249042333333335">
                <text:p>0.249042333333335</text:p>
              </table:table-cell>
            </table:table-row>
            <table:table-row>
              <table:table-cell office:value-type="string">
                <text:p>69.422829</text:p>
              </table:table-cell>
              <table:table-cell office:value-type="float" office:value="0.241379">
                <text:p>0.241379</text:p>
              </table:table-cell>
            </table:table-row>
            <table:table-row>
              <table:table-cell office:value-type="string">
                <text:p>69.923981</text:p>
              </table:table-cell>
              <table:table-cell office:value-type="float" office:value="0.241378666666665">
                <text:p>0.241378666666665</text:p>
              </table:table-cell>
            </table:table-row>
            <table:table-row>
              <table:table-cell office:value-type="string">
                <text:p>70.531972</text:p>
              </table:table-cell>
              <table:table-cell office:value-type="float" office:value="0.222221333333332">
                <text:p>0.222221333333332</text:p>
              </table:table-cell>
            </table:table-row>
            <table:table-row>
              <table:table-cell office:value-type="string">
                <text:p>71.052851</text:p>
              </table:table-cell>
              <table:table-cell office:value-type="float" office:value="0.218391333333334">
                <text:p>0.218391333333334</text:p>
              </table:table-cell>
            </table:table-row>
            <table:table-row>
              <table:table-cell office:value-type="string">
                <text:p>71.643987</text:p>
              </table:table-cell>
              <table:table-cell office:value-type="float" office:value="0.229885000000001">
                <text:p>0.229885000000001</text:p>
              </table:table-cell>
            </table:table-row>
            <table:table-row>
              <table:table-cell office:value-type="string">
                <text:p>72.162911</text:p>
              </table:table-cell>
              <table:table-cell office:value-type="float" office:value="0.222222666666667">
                <text:p>0.222222666666667</text:p>
              </table:table-cell>
            </table:table-row>
            <table:table-row>
              <table:table-cell office:value-type="string">
                <text:p>72.791985</text:p>
              </table:table-cell>
              <table:table-cell office:value-type="float" office:value="0.229884999999998">
                <text:p>0.229884999999998</text:p>
              </table:table-cell>
            </table:table-row>
            <table:table-row>
              <table:table-cell office:value-type="string">
                <text:p>73.399983</text:p>
              </table:table-cell>
              <table:table-cell office:value-type="float" office:value="0.229885333333333">
                <text:p>0.229885333333333</text:p>
              </table:table-cell>
            </table:table-row>
            <table:table-row>
              <table:table-cell office:value-type="string">
                <text:p>73.896925</text:p>
              </table:table-cell>
              <table:table-cell office:value-type="float" office:value="0.226054">
                <text:p>0.226054</text:p>
              </table:table-cell>
            </table:table-row>
            <table:table-row>
              <table:table-cell office:value-type="string">
                <text:p>74.507969</text:p>
              </table:table-cell>
              <table:table-cell office:value-type="float" office:value="0.226054">
                <text:p>0.226054</text:p>
              </table:table-cell>
            </table:table-row>
            <table:table-row>
              <table:table-cell office:value-type="string">
                <text:p>75.028752</text:p>
              </table:table-cell>
              <table:table-cell office:value-type="float" office:value="0.210729000000001">
                <text:p>0.210729000000001</text:p>
              </table:table-cell>
            </table:table-row>
            <table:table-row>
              <table:table-cell office:value-type="string">
                <text:p>75.615972</text:p>
              </table:table-cell>
              <table:table-cell office:value-type="float" office:value="0.226052666666665">
                <text:p>0.226052666666665</text:p>
              </table:table-cell>
            </table:table-row>
            <table:table-row>
              <table:table-cell office:value-type="string">
                <text:p>76.135994</text:p>
              </table:table-cell>
              <table:table-cell office:value-type="float" office:value="0.218390000000002">
                <text:p>0.218390000000002</text:p>
              </table:table-cell>
            </table:table-row>
            <table:table-row>
              <table:table-cell office:value-type="string">
                <text:p>76.763855</text:p>
              </table:table-cell>
              <table:table-cell office:value-type="float" office:value="0.218389999999999">
                <text:p>0.218389999999999</text:p>
              </table:table-cell>
            </table:table-row>
            <table:table-row>
              <table:table-cell office:value-type="string">
                <text:p>77.366579</text:p>
              </table:table-cell>
              <table:table-cell office:value-type="float" office:value="0.222222333333335">
                <text:p>0.222222333333335</text:p>
              </table:table-cell>
            </table:table-row>
            <table:table-row>
              <table:table-cell office:value-type="string">
                <text:p>77.907966</text:p>
              </table:table-cell>
              <table:table-cell office:value-type="float" office:value="0.218390333333332">
                <text:p>0.218390333333332</text:p>
              </table:table-cell>
            </table:table-row>
            <table:table-row>
              <table:table-cell office:value-type="string">
                <text:p>78.526304</text:p>
              </table:table-cell>
              <table:table-cell office:value-type="float" office:value="0.226054">
                <text:p>0.226054</text:p>
              </table:table-cell>
            </table:table-row>
            <table:table-row>
              <table:table-cell office:value-type="string">
                <text:p>79.039993</text:p>
              </table:table-cell>
              <table:table-cell office:value-type="float" office:value="0.203065333333332">
                <text:p>0.203065333333332</text:p>
              </table:table-cell>
            </table:table-row>
            <table:table-row>
              <table:table-cell office:value-type="string">
                <text:p>79.706817</text:p>
              </table:table-cell>
              <table:table-cell office:value-type="float" office:value="0.226053666666668">
                <text:p>0.226053666666668</text:p>
              </table:table-cell>
            </table:table-row>
            <table:table-row>
              <table:table-cell office:value-type="string">
                <text:p>80.228879</text:p>
              </table:table-cell>
              <table:table-cell office:value-type="float" office:value="0.222221333333335">
                <text:p>0.222221333333335</text:p>
              </table:table-cell>
            </table:table-row>
            <table:table-row>
              <table:table-cell office:value-type="string">
                <text:p>80.867968</text:p>
              </table:table-cell>
              <table:table-cell office:value-type="float" office:value="0.229885333333333">
                <text:p>0.229885333333333</text:p>
              </table:table-cell>
            </table:table-row>
            <table:table-row>
              <table:table-cell office:value-type="string">
                <text:p>81.505039</text:p>
              </table:table-cell>
              <table:table-cell office:value-type="float" office:value="0.226054">
                <text:p>0.226054</text:p>
              </table:table-cell>
            </table:table-row>
            <table:table-row>
              <table:table-cell office:value-type="string">
                <text:p>82.031982</text:p>
              </table:table-cell>
              <table:table-cell office:value-type="float" office:value="0.206896333333333">
                <text:p>0.206896333333333</text:p>
              </table:table-cell>
            </table:table-row>
            <table:table-row>
              <table:table-cell office:value-type="string">
                <text:p>82.615984</text:p>
              </table:table-cell>
              <table:table-cell office:value-type="float" office:value="0.214560000000001">
                <text:p>0.214560000000001</text:p>
              </table:table-cell>
            </table:table-row>
            <table:table-row>
              <table:table-cell office:value-type="string">
                <text:p>83.13597</text:p>
              </table:table-cell>
              <table:table-cell office:value-type="float" office:value="0.195402666666666">
                <text:p>0.195402666666666</text:p>
              </table:table-cell>
            </table:table-row>
            <table:table-row>
              <table:table-cell office:value-type="string">
                <text:p>83.719984</text:p>
              </table:table-cell>
              <table:table-cell office:value-type="float" office:value="0.210729000000001">
                <text:p>0.210729000000001</text:p>
              </table:table-cell>
            </table:table-row>
            <table:table-row>
              <table:table-cell office:value-type="string">
                <text:p>84.239972</text:p>
              </table:table-cell>
              <table:table-cell office:value-type="float" office:value="0.195401666666667">
                <text:p>0.195401666666667</text:p>
              </table:table-cell>
            </table:table-row>
            <table:table-row>
              <table:table-cell office:value-type="string">
                <text:p>84.91094</text:p>
              </table:table-cell>
              <table:table-cell office:value-type="float" office:value="0.218390333333332">
                <text:p>0.218390333333332</text:p>
              </table:table-cell>
            </table:table-row>
            <table:table-row>
              <table:table-cell office:value-type="string">
                <text:p>85.522859</text:p>
              </table:table-cell>
              <table:table-cell office:value-type="float" office:value="0.222221333333332">
                <text:p>0.222221333333332</text:p>
              </table:table-cell>
            </table:table-row>
            <table:table-row>
              <table:table-cell office:value-type="string">
                <text:p>86.043968</text:p>
              </table:table-cell>
              <table:table-cell office:value-type="float" office:value="0.210727666666666">
                <text:p>0.210727666666666</text:p>
              </table:table-cell>
            </table:table-row>
            <table:table-row>
              <table:table-cell office:value-type="string">
                <text:p>86.630624</text:p>
              </table:table-cell>
              <table:table-cell office:value-type="float" office:value="0.195402666666669">
                <text:p>0.195402666666669</text:p>
              </table:table-cell>
            </table:table-row>
            <table:table-row>
              <table:table-cell office:value-type="string">
                <text:p>87.143793</text:p>
              </table:table-cell>
              <table:table-cell office:value-type="float" office:value="0.191571666666666">
                <text:p>0.191571666666666</text:p>
              </table:table-cell>
            </table:table-row>
            <table:table-row>
              <table:table-cell office:value-type="string">
                <text:p>87.807984</text:p>
              </table:table-cell>
              <table:table-cell office:value-type="float" office:value="0.218389999999999">
                <text:p>0.218389999999999</text:p>
              </table:table-cell>
            </table:table-row>
            <table:table-row>
              <table:table-cell office:value-type="string">
                <text:p>88.379984</text:p>
              </table:table-cell>
              <table:table-cell office:value-type="float" office:value="0.214558999999999">
                <text:p>0.214558999999999</text:p>
              </table:table-cell>
            </table:table-row>
            <table:table-row>
              <table:table-cell office:value-type="string">
                <text:p>88.867994</text:p>
              </table:table-cell>
              <table:table-cell office:value-type="float" office:value="0.199233999999999">
                <text:p>0.199233999999999</text:p>
              </table:table-cell>
            </table:table-row>
            <table:table-row>
              <table:table-cell office:value-type="string">
                <text:p>89.479986</text:p>
              </table:table-cell>
              <table:table-cell office:value-type="float" office:value="0.191571666666668">
                <text:p>0.191571666666668</text:p>
              </table:table-cell>
            </table:table-row>
            <table:table-row>
              <table:table-cell office:value-type="string">
                <text:p>89.975974</text:p>
              </table:table-cell>
              <table:table-cell office:value-type="float" office:value="0.176245333333334">
                <text:p>0.176245333333334</text:p>
              </table:table-cell>
            </table:table-row>
            <table:table-row>
              <table:table-cell office:value-type="string">
                <text:p>90.619983</text:p>
              </table:table-cell>
              <table:table-cell office:value-type="float" office:value="0.199232666666667">
                <text:p>0.199232666666667</text:p>
              </table:table-cell>
            </table:table-row>
            <table:table-row>
              <table:table-cell office:value-type="string">
                <text:p>91.135987</text:p>
              </table:table-cell>
              <table:table-cell office:value-type="float" office:value="0.187740333333333">
                <text:p>0.187740333333333</text:p>
              </table:table-cell>
            </table:table-row>
            <table:table-row>
              <table:table-cell office:value-type="string">
                <text:p>91.71997</text:p>
              </table:table-cell>
              <table:table-cell office:value-type="float" office:value="0.199233999999999">
                <text:p>0.199233999999999</text:p>
              </table:table-cell>
            </table:table-row>
            <table:table-row>
              <table:table-cell office:value-type="string">
                <text:p>92.237106</text:p>
              </table:table-cell>
              <table:table-cell office:value-type="float" office:value="0.180076666666667">
                <text:p>0.180076666666667</text:p>
              </table:table-cell>
            </table:table-row>
            <table:table-row>
              <table:table-cell office:value-type="string">
                <text:p>92.863992</text:p>
              </table:table-cell>
              <table:table-cell office:value-type="float" office:value="0.191570333333334">
                <text:p>0.191570333333334</text:p>
              </table:table-cell>
            </table:table-row>
            <table:table-row>
              <table:table-cell office:value-type="string">
                <text:p>93.466612</text:p>
              </table:table-cell>
              <table:table-cell office:value-type="float" office:value="0.195402666666666">
                <text:p>0.195402666666666</text:p>
              </table:table-cell>
            </table:table-row>
            <table:table-row>
              <table:table-cell office:value-type="string">
                <text:p>93.962725</text:p>
              </table:table-cell>
              <table:table-cell office:value-type="float" office:value="0.195402666666666">
                <text:p>0.195402666666666</text:p>
              </table:table-cell>
            </table:table-row>
            <table:table-row>
              <table:table-cell office:value-type="string">
                <text:p>94.574527</text:p>
              </table:table-cell>
              <table:table-cell office:value-type="float" office:value="0.180076333333332">
                <text:p>0.180076333333332</text:p>
              </table:table-cell>
            </table:table-row>
            <table:table-row>
              <table:table-cell office:value-type="string">
                <text:p>95.083983</text:p>
              </table:table-cell>
              <table:table-cell office:value-type="float" office:value="0.157087999999999">
                <text:p>0.157087999999999</text:p>
              </table:table-cell>
            </table:table-row>
            <table:table-row>
              <table:table-cell office:value-type="string">
                <text:p>95.630548</text:p>
              </table:table-cell>
              <table:table-cell office:value-type="float" office:value="0.176244333333334">
                <text:p>0.176244333333334</text:p>
              </table:table-cell>
            </table:table-row>
            <table:table-row>
              <table:table-cell office:value-type="string">
                <text:p>96.139982</text:p>
              </table:table-cell>
              <table:table-cell office:value-type="float" office:value="0.176244333333334">
                <text:p>0.176244333333334</text:p>
              </table:table-cell>
            </table:table-row>
            <table:table-row>
              <table:table-cell office:value-type="string">
                <text:p>96.763209</text:p>
              </table:table-cell>
              <table:table-cell office:value-type="float" office:value="0.203064">
                <text:p>0.203064</text:p>
              </table:table-cell>
            </table:table-row>
            <table:table-row>
              <table:table-cell office:value-type="string">
                <text:p>97.279982</text:p>
              </table:table-cell>
              <table:table-cell office:value-type="float" office:value="0.183907666666668">
                <text:p>0.183907666666668</text:p>
              </table:table-cell>
            </table:table-row>
            <table:table-row>
              <table:table-cell office:value-type="string">
                <text:p>97.819985</text:p>
              </table:table-cell>
              <table:table-cell office:value-type="float" office:value="0.187741333333333">
                <text:p>0.187741333333333</text:p>
              </table:table-cell>
            </table:table-row>
            <table:table-row>
              <table:table-cell office:value-type="string">
                <text:p>98.339984</text:p>
              </table:table-cell>
              <table:table-cell office:value-type="float" office:value="0.172415333333333">
                <text:p>0.172415333333333</text:p>
              </table:table-cell>
            </table:table-row>
            <table:table-row>
              <table:table-cell office:value-type="string">
                <text:p>98.959987</text:p>
              </table:table-cell>
              <table:table-cell office:value-type="float" office:value="0.187741666666665">
                <text:p>0.187741666666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